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2.5902in"/>
    </style:style>
    <style:style style:name="co4" style:family="table-column">
      <style:table-column-properties fo:break-before="auto" style:column-width="3.8437in"/>
    </style:style>
    <style:style style:name="co5" style:family="table-column">
      <style:table-column-properties fo:break-before="auto" style:column-width="3.3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016in" fo:break-before="auto" style:use-optimal-row-height="true"/>
    </style:style>
    <style:style style:name="ro3" style:family="table-row">
      <style:table-row-properties style:row-height="0.754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7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in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25"/>
        <table:table-column table:style-name="co4" table:default-cell-style-name="ce29"/>
        <table:table-column table:style-name="co5" table:default-cell-style-name="ce9"/>
        <table:table-column table:style-name="co2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4" table:default-cell-style-name="ce21"/>
        <table:table-row table:style-name="ro1">
          <table:table-cell table:style-name="ce1" office:value-type="string" calcext:value-type="string">
            <text:p>Entry #</text:p>
          </table:table-cell>
          <table:table-cell table:style-name="ce11" office:value-type="string" calcext:value-type="string">
            <text:p>Character</text:p>
          </table:table-cell>
          <table:table-cell table:style-name="ce23" office:value-type="string" calcext:value-type="string">
            <text:p>On</text:p>
          </table:table-cell>
          <table:table-cell table:style-name="ce26" office:value-type="string" calcext:value-type="string">
            <text:p>Kun</text:p>
          </table:table-cell>
          <table:table-cell table:style-name="ce19"/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24" office:value-type="string" calcext:value-type="string">
            <text:p>ニチ・ジツ</text:p>
          </table:table-cell>
          <table:table-cell table:style-name="ce27" office:value-type="string" calcext:value-type="string">
            <text:p>ひ・-び・-か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24" office:value-type="string" calcext:value-type="string">
            <text:p>イチ・イツ</text:p>
          </table:table-cell>
          <table:table-cell table:style-name="ce27" office:value-type="string" calcext:value-type="string">
            <text:p>ひと-・ひと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24" office:value-type="string" calcext:value-type="string">
            <text:p>ニ</text:p>
          </table:table-cell>
          <table:table-cell table:style-name="ce27" office:value-type="string" calcext:value-type="string">
            <text:p><text:s/>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24" office:value-type="string" calcext:value-type="string">
            <text:p>サン</text:p>
          </table:table-cell>
          <table:table-cell table:style-name="ce27" office:value-type="string" calcext:value-type="string">
            <text:p>み・み(つ)・みっ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24" office:value-type="string" calcext:value-type="string">
            <text:p>ジュウ・ジッ-</text:p>
          </table:table-cell>
          <table:table-cell table:style-name="ce27" office:value-type="string" calcext:value-type="string">
            <text:p>とお・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よ・よ(つ)・よっ(つ)・よ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いつ・いつ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24" office:value-type="string" calcext:value-type="string">
            <text:p>ロク</text:p>
          </table:table-cell>
          <table:table-cell table:style-name="ce27" office:value-type="string" calcext:value-type="string">
            <text:p>む・む(つ)・むっ(つ)・む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24" office:value-type="string" calcext:value-type="string">
            <text:p>シチ</text:p>
          </table:table-cell>
          <table:table-cell table:style-name="ce27" office:value-type="string" calcext:value-type="string">
            <text:p>なな・なな(つ)・な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24" office:value-type="string" calcext:value-type="string">
            <text:p>ハチ</text:p>
          </table:table-cell>
          <table:table-cell table:style-name="ce27" office:value-type="string" calcext:value-type="string">
            <text:p>や・や(つ)・やっ(つ)・よ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24" office:value-type="string" calcext:value-type="string">
            <text:p>キュウ・ク</text:p>
          </table:table-cell>
          <table:table-cell table:style-name="ce27" office:value-type="string" calcext:value-type="string">
            <text:p>ここの・ここの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24" office:value-type="string" calcext:value-type="string">
            <text:p>ガン</text:p>
          </table:table-cell>
          <table:table-cell table:style-name="ce27" office:value-type="string" calcext:value-type="string">
            <text:p>まる・まる(い)・まる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まる(い)・ま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24" office:value-type="string" calcext:value-type="string">
            <text:p>レイ</text:p>
          </table:table-cell>
          <table:table-cell table:style-name="ce27" office:value-type="string" calcext:value-type="string">
            <text:p>ぜろ・ま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24" office:value-type="string" calcext:value-type="string">
            <text:p>ジン・ニン</text:p>
          </table:table-cell>
          <table:table-cell table:style-name="ce27" office:value-type="string" calcext:value-type="string">
            <text:p>ひ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24" office:value-type="string" calcext:value-type="string">
            <text:p>ヒ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24" office:value-type="string" calcext:value-type="string">
            <text:p>マン・バ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24" office:value-type="string" calcext:value-type="string">
            <text:p>コウ・ク</text:p>
          </table:table-cell>
          <table:table-cell table:style-name="ce27" office:value-type="string" calcext:value-type="string">
            <text:p>く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24" office:value-type="string" calcext:value-type="string">
            <text:p>デン</text:p>
          </table:table-cell>
          <table:table-cell table:style-name="ce27" office:value-type="string" calcext:value-type="string">
            <text:p>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24" office:value-type="string" calcext:value-type="string">
            <text:p>モク・ボク</text:p>
          </table:table-cell>
          <table:table-cell table:style-name="ce27" office:value-type="string" calcext:value-type="string">
            <text:p>め・-め・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24" office:value-type="string" calcext:value-type="string">
            <text:p>ゲツ・ガツ</text:p>
          </table:table-cell>
          <table:table-cell table:style-name="ce27" office:value-type="string" calcext:value-type="string">
            <text:p>つき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24" office:value-type="string" calcext:value-type="string">
            <text:p>メイ・ミョウ</text:p>
          </table:table-cell>
          <table:table-cell table:style-name="ce27" office:value-type="string" calcext:value-type="string">
            <text:p>あ(かり)・あか(るい)・あか(るむ)・あか(らむ)・あき(らか)・あ(ける)・-あ(け)・あ(く)・あ(くる)・あ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24" office:value-type="string" calcext:value-type="string">
            <text:p>ヨ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ひ・-び・ほ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みず・みず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24" office:value-type="string" calcext:value-type="string">
            <text:p>ボク・モク</text:p>
          </table:table-cell>
          <table:table-cell table:style-name="ce27" office:value-type="string" calcext:value-type="string">
            <text:p>き・こ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24" office:value-type="string" calcext:value-type="string">
            <text:p>キン・コン</text:p>
          </table:table-cell>
          <table:table-cell table:style-name="ce27" office:value-type="string" calcext:value-type="string">
            <text:p>かね・かな-・-が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24" office:value-type="string" calcext:value-type="string">
            <text:p>ド・ト</text:p>
          </table:table-cell>
          <table:table-cell table:style-name="ce27" office:value-type="string" calcext:value-type="string">
            <text:p>つ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24" office:value-type="string" calcext:value-type="string">
            <text:p>ホン</text:p>
          </table:table-cell>
          <table:table-cell table:style-name="ce27" office:value-type="string" calcext:value-type="string">
            <text:p>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ひが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24" office:value-type="string" calcext:value-type="string">
            <text:p>ダイ・タイ</text:p>
          </table:table-cell>
          <table:table-cell table:style-name="ce27" office:value-type="string" calcext:value-type="string">
            <text:p>おお-・おお(きい)・おお(いに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ちい(さい)・こ-・お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24" office:value-type="string" calcext:value-type="string">
            <text:p>チュウ・ジュウ</text:p>
          </table:table-cell>
          <table:table-cell table:style-name="ce27" office:value-type="string" calcext:value-type="string">
            <text:p>なか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い(きる)・い(かす)・い(ける)・う(まれる)・う(まれ)・う(む)・うまれ・お(う)・は(える)・は(やす)・き・なま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24" office:value-type="string" calcext:value-type="string">
            <text:p>サン</text:p>
          </table:table-cell>
          <table:table-cell table:style-name="ce27" office:value-type="string" calcext:value-type="string">
            <text:p>や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24" office:value-type="string" calcext:value-type="string">
            <text:p>シュツ・スイ</text:p>
          </table:table-cell>
          <table:table-cell table:style-name="ce27" office:value-type="string" calcext:value-type="string">
            <text:p>で(る)・-で・(-)だ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24" office:value-type="string" calcext:value-type="string">
            <text:p>ニュウ</text:p>
          </table:table-cell>
          <table:table-cell table:style-name="ce27" office:value-type="string" calcext:value-type="string">
            <text:p>(-)い(る)・-い(り)・い(れる)・-い(れ)・はい(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24" office:value-type="string" calcext:value-type="string">
            <text:p>カ・ゲ</text:p>
          </table:table-cell>
          <table:table-cell table:style-name="ce27" office:value-type="string" calcext:value-type="string">
            <text:p>した・しも・もと・さ(げる)・さ(がる)・くだ(る)・くだ(り)・(-)くだ(す)・くだ(さる)・お(ろす)・お(りる)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24" office:value-type="string" calcext:value-type="string">
            <text:p>ジョウ・ショウ</text:p>
          </table:table-cell>
          <table:table-cell table:style-name="ce27" office:value-type="string" calcext:value-type="string">
            <text:p>(-)うえ・うわ-・かみ・(-)あ(げる)・(-)あ(がる)・(-)あ(がり)・のぼ(る)・のぼ(り)・のぼ(せる)・のぼ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と(まる)・-ど(まり)・(-)と(める)・-ど(め)・や(める)*・や(む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ただ(しい)・ただ(す)・まさ・まさ(に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あし・た(りる)・た(る)・た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24" office:value-type="string" calcext:value-type="string">
            <text:p>テイ・ジョウ</text:p>
          </table:table-cell>
          <table:table-cell table:style-name="ce27" office:value-type="string" calcext:value-type="string">
            <text:p>さだ(める)・さだ(まる)・さだ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(-)て(-)・た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もち(い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24" office:value-type="string" calcext:value-type="string">
            <text:p>ム・ブ</text:p>
          </table:table-cell>
          <table:table-cell table:style-name="ce27" office:value-type="string" calcext:value-type="string">
            <text:p>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24" office:value-type="string" calcext:value-type="string">
            <text:p>フ・ブ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24" office:value-type="string" calcext:value-type="string">
            <text:p>カイ・エ</text:p>
          </table:table-cell>
          <table:table-cell table:style-name="ce27" office:value-type="string" calcext:value-type="string">
            <text:p>(-)まわ(る)・-まわ(り)・(-)まわ(す)・まわ(し)-・-まわ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24" office:value-type="string" calcext:value-type="string">
            <text:p>ゲン・ゴン</text:p>
          </table:table-cell>
          <table:table-cell table:style-name="ce27" office:value-type="string" calcext:value-type="string">
            <text:p>い(う)・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24" office:value-type="string" calcext:value-type="string">
            <text:p>ゼツ</text:p>
          </table:table-cell>
          <table:table-cell table:style-name="ce27" office:value-type="string" calcext:value-type="string">
            <text:p>し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24" office:value-type="string" calcext:value-type="string">
            <text:p>ワ</text:p>
          </table:table-cell>
          <table:table-cell table:style-name="ce27" office:value-type="string" calcext:value-type="string">
            <text:p>はな(す)・はな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24" office:value-type="string" calcext:value-type="string">
            <text:p>カツ</text:p>
          </table:table-cell>
          <table:table-cell table:style-name="ce27" office:value-type="string" calcext:value-type="string">
            <text:p>い(きる)*・い(か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24" office:value-type="string" calcext:value-type="string">
            <text:p>コウ・アン・ギョウ</text:p>
          </table:table-cell>
          <table:table-cell table:style-name="ce27" office:value-type="string" calcext:value-type="string">
            <text:p>い(く)・-い(き)・-いき・ゆ(く)・-ゆ(き)・-ゆき・おこ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こころ・-ごこ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み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また(-)・また(の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と(る)・と(り)・と(り)-・とり-・-ど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やす(む)・やす(まる)・や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24" office:value-type="string" calcext:value-type="string">
            <text:p>タイ・テイ</text:p>
          </table:table-cell>
          <table:table-cell table:style-name="ce27" office:value-type="string" calcext:value-type="string">
            <text:p>から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24" office:value-type="string" calcext:value-type="string">
            <text:p>シ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(-)つ(ける)・-づ(ける)・つ.け(-)・-つ(け)・-づ(け)・つ(く)・-づ(く)・(-)つ(き)・-づ(き)・-づけ・-つき・-づ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24" office:value-type="string" calcext:value-type="string">
            <text:p>ジュ</text:p>
          </table:table-cell>
          <table:table-cell table:style-name="ce27" office:value-type="string" calcext:value-type="string">
            <text:p>う(ける)・-う(け)・う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もっ(て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24" office:value-type="string" calcext:value-type="string">
            <text:p>リツ・リュウ</text:p>
          </table:table-cell>
          <table:table-cell table:style-name="ce27" office:value-type="string" calcext:value-type="string">
            <text:p>(-)た(つ)・た(ち)-・(-)た(てる)・た(て)-・たて-・-た(て)・-だ(て)・-だ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24" office:value-type="string" calcext:value-type="string">
            <text:p>ブ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24" office:value-type="string" calcext:value-type="string">
            <text:p>バ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24" office:value-type="string" calcext:value-type="string">
            <text:p>セイ・ジョウ</text:p>
          </table:table-cell>
          <table:table-cell table:style-name="ce27" office:value-type="string" calcext:value-type="string">
            <text:p>な(る)・(-)な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24" office:value-type="string" calcext:value-type="string">
            <text:p>ダイ・タイ</text:p>
          </table:table-cell>
          <table:table-cell table:style-name="ce27" office:value-type="string" calcext:value-type="string">
            <text:p>か(わる)・か(わり)・-が(わり)・か(える)・よ・し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24" office:value-type="string" calcext:value-type="string">
            <text:p>オ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24" office:value-type="string" calcext:value-type="string">
            <text:p>ギョク</text:p>
          </table:table-cell>
          <table:table-cell table:style-name="ce27" office:value-type="string" calcext:value-type="string">
            <text:p>たま(-)・-だ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たか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24" office:value-type="string" calcext:value-type="string">
            <text:p>コク</text:p>
          </table:table-cell>
          <table:table-cell table:style-name="ce27" office:value-type="string" calcext:value-type="string">
            <text:p>く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24" office:value-type="string" calcext:value-type="string">
            <text:p>ハク・ビャク</text:p>
          </table:table-cell>
          <table:table-cell table:style-name="ce27" office:value-type="string" calcext:value-type="string">
            <text:p>しろ・しろ(い)・しら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24" office:value-type="string" calcext:value-type="string">
            <text:p>コウ・オ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24" office:value-type="string" calcext:value-type="string">
            <text:p>ゼン</text:p>
          </table:table-cell>
          <table:table-cell table:style-name="ce27" office:value-type="string" calcext:value-type="string">
            <text:p>まった(く)・すべ(て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24" office:value-type="string" calcext:value-type="string">
            <text:p>ショ</text:p>
          </table:table-cell>
          <table:table-cell table:style-name="ce27" office:value-type="string" calcext:value-type="string">
            <text:p>か(く)・-が(き)・-が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24" office:value-type="string" calcext:value-type="string">
            <text:p>ジ・ズ</text:p>
          </table:table-cell>
          <table:table-cell table:style-name="ce27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24" office:value-type="string" calcext:value-type="string">
            <text:p>ジ・シ</text:p>
          </table:table-cell>
          <table:table-cell table:style-name="ce27" office:value-type="string" calcext:value-type="string">
            <text:p>みずか(ら)・おの(ずから)*・おの(ずと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24" office:value-type="string" calcext:value-type="string">
            <text:p>バイ*</text:p>
          </table:table-cell>
          <table:table-cell table:style-name="ce27" office:value-type="string" calcext:value-type="string">
            <text:p>か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み(る)・み(える)・み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24" office:value-type="string" calcext:value-type="string">
            <text:p>リョク・リキ</text:p>
          </table:table-cell>
          <table:table-cell table:style-name="ce27" office:value-type="string" calcext:value-type="string">
            <text:p>ちか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かた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24" office:value-type="string" calcext:value-type="string">
            <text:p>セツ・サイ</text:p>
          </table:table-cell>
          <table:table-cell table:style-name="ce27" office:value-type="string" calcext:value-type="string">
            <text:p>(-)き(る)・(-)き(り)・-ぎ(り)・(-)き(れる)・(-)き(れ)・-ぎ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24" office:value-type="string" calcext:value-type="string">
            <text:p>ジン</text:p>
          </table:table-cell>
          <table:table-cell table:style-name="ce27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24" office:value-type="string" calcext:value-type="string">
            <text:p>ブン・ブ・フン</text:p>
          </table:table-cell>
          <table:table-cell table:style-name="ce27" office:value-type="string" calcext:value-type="string">
            <text:p>わ(ける)・わ(け)・わ(かれる)・わ(かる)・わ(か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おおや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24" office:value-type="string" calcext:value-type="string">
            <text:p>ベツ</text:p>
          </table:table-cell>
          <table:table-cell table:style-name="ce27" office:value-type="string" calcext:value-type="string">
            <text:p>わか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な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24" office:value-type="string" calcext:value-type="string">
            <text:p>ダン・ナン</text:p>
          </table:table-cell>
          <table:table-cell table:style-name="ce27" office:value-type="string" calcext:value-type="string">
            <text:p>おと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24" office:value-type="string" calcext:value-type="string">
            <text:p>ジョ・ニョウ・ニョ</text:p>
          </table:table-cell>
          <table:table-cell table:style-name="ce27" office:value-type="string" calcext:value-type="string">
            <text:p>おんな・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24" office:value-type="string" calcext:value-type="string">
            <text:p>シ・ス</text:p>
          </table:table-cell>
          <table:table-cell table:style-name="ce27" office:value-type="string" calcext:value-type="string">
            <text:p>(-)こ・-(っこ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この(む)・す(く)・よ(い)*・い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24" office:value-type="string" calcext:value-type="string">
            <text:p>アン</text:p>
          </table:table-cell>
          <table:table-cell table:style-name="ce27" office:value-type="string" calcext:value-type="string">
            <text:p>やす(い)・やす(まる)・やす・やす(ら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24" office:value-type="string" calcext:value-type="string">
            <text:p>ア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あ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24" office:value-type="string" calcext:value-type="string">
            <text:p>ガク</text:p>
          </table:table-cell>
          <table:table-cell table:style-name="ce27" office:value-type="string" calcext:value-type="string">
            <text:p>まな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ち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24" office:value-type="string" calcext:value-type="string">
            <text:p>ブン・モン</text:p>
          </table:table-cell>
          <table:table-cell table:style-name="ce27" office:value-type="string" calcext:value-type="string">
            <text:p>ふ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まじ(わる)・まじ(える)・ま(じる)・ま(ざる)・ま(ぜる)・-か(う)・か(わ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24" office:value-type="string" calcext:value-type="string">
            <text:p>ボ</text:p>
          </table:table-cell>
          <table:table-cell table:style-name="ce27" office:value-type="string" calcext:value-type="string">
            <text:p>はは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24" office:value-type="string" calcext:value-type="string">
            <text:p>マイ</text:p>
          </table:table-cell>
          <table:table-cell table:style-name="ce27" office:value-type="string" calcext:value-type="string">
            <text:p>-ごと(に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う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も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24" office:value-type="string" calcext:value-type="string">
            <text:p>コウ・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24" office:value-type="string" calcext:value-type="string">
            <text:p>シ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24" office:value-type="string" calcext:value-type="string">
            <text:p>ニ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24" office:value-type="string" calcext:value-type="string">
            <text:p>ブ・ム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い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24" office:value-type="string" calcext:value-type="string">
            <text:p>ゼン</text:p>
          </table:table-cell>
          <table:table-cell table:style-name="ce27" office:value-type="string" calcext:value-type="string">
            <text:p>(-)ま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24" office:value-type="string" calcext:value-type="string">
            <text:p>ゴ・コウ</text:p>
          </table:table-cell>
          <table:table-cell table:style-name="ce27" office:value-type="string" calcext:value-type="string">
            <text:p>のち・うし(ろ)・うしろ・あと・お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24" office:value-type="string" calcext:value-type="string">
            <text:p>ゴ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24" office:value-type="string" calcext:value-type="string">
            <text:p>ギュウ</text:p>
          </table:table-cell>
          <table:table-cell table:style-name="ce27" office:value-type="string" calcext:value-type="string">
            <text:p>う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24" office:value-type="string" calcext:value-type="string">
            <text:p>ネン</text:p>
          </table:table-cell>
          <table:table-cell table:style-name="ce27" office:value-type="string" calcext:value-type="string">
            <text:p>と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24" office:value-type="string" calcext:value-type="string">
            <text:p>カ・ケ</text:p>
          </table:table-cell>
          <table:table-cell table:style-name="ce27" office:value-type="string" calcext:value-type="string">
            <text:p>ば(ける)・ば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24" office:value-type="string" calcext:value-type="string">
            <text:p>ホク</text:p>
          </table:table-cell>
          <table:table-cell table:style-name="ce27" office:value-type="string" calcext:value-type="string">
            <text:p>き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くら(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24" office:value-type="string" calcext:value-type="string">
            <text:p>ハイ</text:p>
          </table:table-cell>
          <table:table-cell table:style-name="ce27" office:value-type="string" calcext:value-type="string">
            <text:p>せ・せい・そむ(く)・そむ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くる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24" office:value-type="string" calcext:value-type="string">
            <text:p>キ・ケ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24" office:value-type="string" calcext:value-type="string">
            <text:p>セイ・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はた・はたけ・-ば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あお(-)・あ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24" office:value-type="string" calcext:value-type="string">
            <text:p>バク</text:p>
          </table:table-cell>
          <table:table-cell table:style-name="ce27" office:value-type="string" calcext:value-type="string">
            <text:p>む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24" office:value-type="string" calcext:value-type="string">
            <text:p>ソ・ス</text:p>
          </table:table-cell>
          <table:table-cell table:style-name="ce27" office:value-type="string" calcext:value-type="string">
            <text:p>もと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24" office:value-type="string" calcext:value-type="string">
            <text:p>ド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さき・ま(ず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あ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24" office:value-type="string" calcext:value-type="string">
            <text:p>ゲン・ガン</text:p>
          </table:table-cell>
          <table:table-cell table:style-name="ce27" office:value-type="string" calcext:value-type="string">
            <text:p>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ひか(る)・ひか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24" office:value-type="string" calcext:value-type="string">
            <text:p>キョ・コ</text:p>
          </table:table-cell>
          <table:table-cell table:style-name="ce27" office:value-type="string" calcext:value-type="string">
            <text:p>(-)さ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24" office:value-type="string" calcext:value-type="string">
            <text:p>ホウ・ホッ-・ハッ-</text:p>
          </table:table-cell>
          <table:table-cell table:style-name="ce27" office:value-type="string" calcext:value-type="string">
            <text:p>の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はし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あ(たる)・あ(たり)・あ(てる)・あ(て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おも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24" office:value-type="string" calcext:value-type="string">
            <text:p>ソウ・サッ-</text:p>
          </table:table-cell>
          <table:table-cell table:style-name="ce27" office:value-type="string" calcext:value-type="string">
            <text:p>はや(い)・はや(-)・はや(まる)・はや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くさ(-)・-ぐ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あ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24" office:value-type="string" calcext:value-type="string">
            <text:p>ケイ・ギョウ</text:p>
          </table:table-cell>
          <table:table-cell table:style-name="ce27" office:value-type="string" calcext:value-type="string">
            <text:p>かた・-がた・かた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24" office:value-type="string" calcext:value-type="string">
            <text:p>ハツ・ホツ</text:p>
          </table:table-cell>
          <table:table-cell table:style-name="ce27" office:value-type="string" calcext:value-type="string">
            <text:p>た(つ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24" office:value-type="string" calcext:value-type="string">
            <text:p>ハイ</text:p>
          </table:table-cell>
          <table:table-cell table:style-name="ce27" office:value-type="string" calcext:value-type="string">
            <text:p>すた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24" office:value-type="string" calcext:value-type="string">
            <text:p>オン・イン</text:p>
          </table:table-cell>
          <table:table-cell table:style-name="ce27" office:value-type="string" calcext:value-type="string">
            <text:p>おと・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24" office:value-type="string" calcext:value-type="string">
            <text:p>サク・サ</text:p>
          </table:table-cell>
          <table:table-cell table:style-name="ce27" office:value-type="string" calcext:value-type="string">
            <text:p>つく(る)・つく(り)・-づく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24" office:value-type="string" calcext:value-type="string">
            <text:p>サ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24" office:value-type="string" calcext:value-type="string">
            <text:p>ウ</text:p>
          </table:table-cell>
          <table:table-cell table:style-name="ce27" office:value-type="string" calcext:value-type="string">
            <text:p>あめ・あ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24" office:value-type="string" calcext:value-type="string">
            <text:p>デ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24" office:value-type="string" calcext:value-type="string">
            <text:p>ケツ</text:p>
          </table:table-cell>
          <table:table-cell table:style-name="ce27" office:value-type="string" calcext:value-type="string">
            <text:p>ページ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く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24" office:value-type="string" calcext:value-type="string">
            <text:p>ドウ・トウ</text:p>
          </table:table-cell>
          <table:table-cell table:style-name="ce27" office:value-type="string" calcext:value-type="string">
            <text:p>み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24" office:value-type="string" calcext:value-type="string">
            <text:p>ツウ・ツ</text:p>
          </table:table-cell>
          <table:table-cell table:style-name="ce27" office:value-type="string" calcext:value-type="string">
            <text:p>とお(る)・(-)とお(り)・-どお(り)・とお(す)・とお(し)・-どお(し)・かよ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24" office:value-type="string" calcext:value-type="string">
            <text:p>ニュウ</text:p>
          </table:table-cell>
          <table:table-cell table:style-name="ce27" office:value-type="string" calcext:value-type="string">
            <text:p>ちち・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24" office:value-type="string" calcext:value-type="string">
            <text:p>トウ・ズ</text:p>
          </table:table-cell>
          <table:table-cell table:style-name="ce27" office:value-type="string" calcext:value-type="string">
            <text:p>まめ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24" office:value-type="string" calcext:value-type="string">
            <text:p>トウ・ズ</text:p>
          </table:table-cell>
          <table:table-cell table:style-name="ce27" office:value-type="string" calcext:value-type="string">
            <text:p>あたま・かしら・-がし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24" office:value-type="string" calcext:value-type="string">
            <text:p>ヨ</text:p>
          </table:table-cell>
          <table:table-cell table:style-name="ce27" office:value-type="string" calcext:value-type="string">
            <text:p>あらかじ(め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24" office:value-type="string" calcext:value-type="string">
            <text:p>ム</text:p>
          </table:table-cell>
          <table:table-cell table:style-name="ce27" office:value-type="string" calcext:value-type="string">
            <text:p>ほ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24" office:value-type="string" calcext:value-type="string">
            <text:p>ヨ</text:p>
          </table:table-cell>
          <table:table-cell table:style-name="ce27" office:value-type="string" calcext:value-type="string">
            <text:p>あず(かる)・あず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24" office:value-type="string" calcext:value-type="string">
            <text:p>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24" office:value-type="string" calcext:value-type="string">
            <text:p>ジュン・シ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24" office:value-type="string" calcext:value-type="string">
            <text:p>シ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24" office:value-type="string" calcext:value-type="string">
            <text:p>テキ</text:p>
          </table:table-cell>
          <table:table-cell table:style-name="ce27" office:value-type="string" calcext:value-type="string">
            <text:p>ま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24" office:value-type="string" calcext:value-type="string">
            <text:p>ヤ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24" office:value-type="string" calcext:value-type="string">
            <text:p>モチ・モッ-</text:p>
          </table:table-cell>
          <table:table-cell table:style-name="ce27" office:value-type="string" calcext:value-type="string">
            <text:p>なか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24" office:value-type="string" calcext:value-type="string">
            <text:p>ブツ・モツ</text:p>
          </table:table-cell>
          <table:table-cell table:style-name="ce27" office:value-type="string" calcext:value-type="string">
            <text:p>もの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(-)かた・-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ふせ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24" office:value-type="string" calcext:value-type="string">
            <text:p>メン</text:p>
          </table:table-cell>
          <table:table-cell table:style-name="ce27" office:value-type="string" calcext:value-type="string">
            <text:p>おも・おもて・つ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24" office:value-type="string" calcext:value-type="string">
            <text:p>ガ・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お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24" office:value-type="string" calcext:value-type="string">
            <text:p>マン</text:p>
          </table:table-cell>
          <table:table-cell table:style-name="ce27" office:value-type="string" calcext:value-type="string">
            <text:p>み(ちる)・み(つ)・み(た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24" office:value-type="string" calcext:value-type="string">
            <text:p>ガン</text:p>
          </table:table-cell>
          <table:table-cell table:style-name="ce27" office:value-type="string" calcext:value-type="string">
            <text:p>か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24" office:value-type="string" calcext:value-type="string">
            <text:p>サン</text:p>
          </table:table-cell>
          <table:table-cell table:style-name="ce27" office:value-type="string" calcext:value-type="string">
            <text:p>う(む)・う(まれる)・うぶ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24" office:value-type="string" calcext:value-type="string">
            <text:p>ドウ</text:p>
          </table:table-cell>
          <table:table-cell table:style-name="ce27" office:value-type="string" calcext:value-type="string">
            <text:p>おな(じ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む(く)・(-)む(き)・む(ける)・-む(け)・む(かう)・む.こう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な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たか(い)・たか・-だか・たか(まる)・たか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24" office:value-type="string" calcext:value-type="string">
            <text:p>ア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24" office:value-type="string" calcext:value-type="string">
            <text:p>チ・ジ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い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24" office:value-type="string" calcext:value-type="string">
            <text:p>タ</text:p>
          </table:table-cell>
          <table:table-cell table:style-name="ce27" office:value-type="string" calcext:value-type="string">
            <text:p>ほ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あつ(まる)・あつ(める)・つど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すす(む)・す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(-)こ(む)・(-)こ(み)・こ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24" office:value-type="string" calcext:value-type="string">
            <text:p>キ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ち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24" office:value-type="string" calcext:value-type="string">
            <text:p>ヘン</text:p>
          </table:table-cell>
          <table:table-cell table:style-name="ce27" office:value-type="string" calcext:value-type="string">
            <text:p>あた(り)・-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もっと(も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さ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24" office:value-type="string" calcext:value-type="string">
            <text:p>ケツ</text:p>
          </table:table-cell>
          <table:table-cell table:style-name="ce27" office:value-type="string" calcext:value-type="string">
            <text:p>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24" office:value-type="string" calcext:value-type="string">
            <text:p>オン</text:p>
          </table:table-cell>
          <table:table-cell table:style-name="ce27" office:value-type="string" calcext:value-type="string">
            <text:p>あたた(か) ・あたた(かい)・あたた(まる)・あた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24" office:value-type="string" calcext:value-type="string">
            <text:p>シツ</text:p>
          </table:table-cell>
          <table:table-cell table:style-name="ce27" office:value-type="string" calcext:value-type="string">
            <text:p>しめ(る)・し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24" office:value-type="string" calcext:value-type="string">
            <text:p>ソウ*</text:p>
          </table:table-cell>
          <table:table-cell table:style-name="ce27" office:value-type="string" calcext:value-type="string">
            <text:p>つめ・つ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う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はば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ぬ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い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つ(る)・つ(り)・つ(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いず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は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みな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24" office:value-type="string" calcext:value-type="string">
            <text:p>メン</text:p>
          </table:table-cell>
          <table:table-cell table:style-name="ce27" office:value-type="string" calcext:value-type="string">
            <text:p>わ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きぬ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にし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24" office:value-type="string" calcext:value-type="string">
            <text:p>ガン</text:p>
          </table:table-cell>
          <table:table-cell table:style-name="ce27" office:value-type="string" calcext:value-type="string">
            <text:p>ね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24" office:value-type="string" calcext:value-type="string">
            <text:p>ナイ・ダイ</text:p>
          </table:table-cell>
          <table:table-cell table:style-name="ce27" office:value-type="string" calcext:value-type="string">
            <text:p>う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24" office:value-type="string" calcext:value-type="string">
            <text:p>ニク</text:p>
          </table:table-cell>
          <table:table-cell table:style-name="ce27" office:value-type="string" calcext:value-type="string">
            <text:p>しし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24" office:value-type="string" calcext:value-type="string">
            <text:p>チョ</text:p>
          </table:table-cell>
          <table:table-cell table:style-name="ce27" office:value-type="string" calcext:value-type="string">
            <text:p>い・いのし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24" office:value-type="string" calcext:value-type="string">
            <text:p>トン</text:p>
          </table:table-cell>
          <table:table-cell table:style-name="ce27" office:value-type="string" calcext:value-type="string">
            <text:p>ぶ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24" office:value-type="string" calcext:value-type="string">
            <text:p>カ・ケ</text:p>
          </table:table-cell>
          <table:table-cell table:style-name="ce27" office:value-type="string" calcext:value-type="string">
            <text:p>いえ・や・うち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われ・わが-・あ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24" office:value-type="string" calcext:value-type="string">
            <text:p>ガ</text:p>
          </table:table-cell>
          <table:table-cell table:style-name="ce27" office:value-type="string" calcext:value-type="string">
            <text:p>われ・わが-・わ(が)-・は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かた(る)・かた(ら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24" office:value-type="string" calcext:value-type="string">
            <text:p>デン</text:p>
          </table:table-cell>
          <table:table-cell table:style-name="ce27" office:value-type="string" calcext:value-type="string">
            <text:p>つた(わる)・つた(える)・つた(う)・-づた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24" office:value-type="string" calcext:value-type="string">
            <text:p>テン</text:p>
          </table:table-cell>
          <table:table-cell table:style-name="ce27" office:value-type="string" calcext:value-type="string">
            <text:p>ころ(がる) ・ころ(げる)・ころ(がす)・ころ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24" office:value-type="string" calcext:value-type="string">
            <text:p>ゲ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24" office:value-type="string" calcext:value-type="string">
            <text:p>カイ・エ</text:p>
          </table:table-cell>
          <table:table-cell table:style-name="ce27" office:value-type="string" calcext:value-type="string">
            <text:p>あ(う)・あ(わ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24" office:value-type="string" calcext:value-type="string">
            <text:p>ゴウ・カッ-・ガッ-</text:p>
          </table:table-cell>
          <table:table-cell table:style-name="ce27" office:value-type="string" calcext:value-type="string">
            <text:p>(-)あ(う)・(-)あ(い)・あ(わす)・(-)あ(わせる)・あい-・-あ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24" office:value-type="string" calcext:value-type="string">
            <text:p>コン・キン</text:p>
          </table:table-cell>
          <table:table-cell table:style-name="ce27" office:value-type="string" calcext:value-type="string">
            <text:p>い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24" office:value-type="string" calcext:value-type="string">
            <text:p>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24" office:value-type="string" calcext:value-type="string">
            <text:p>ネ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しるし・-じる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24" office:value-type="string" calcext:value-type="string">
            <text:p>メイ・ミョウ</text:p>
          </table:table-cell>
          <table:table-cell table:style-name="ce27" office:value-type="string" calcext:value-type="string">
            <text:p>いの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24" office:value-type="string" calcext:value-type="string">
            <text:p>ボウ・モウ</text:p>
          </table:table-cell>
          <table:table-cell table:style-name="ce27" office:value-type="string" calcext:value-type="string">
            <text:p>な(い)・な(き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24" office:value-type="string" calcext:value-type="string">
            <text:p>ベイ・マイ</text:p>
          </table:table-cell>
          <table:table-cell table:style-name="ce27" office:value-type="string" calcext:value-type="string">
            <text:p>こ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24" office:value-type="string" calcext:value-type="string">
            <text:p>リュウ</text:p>
          </table:table-cell>
          <table:table-cell table:style-name="ce27" office:value-type="string" calcext:value-type="string">
            <text:p>つぶ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24" office:value-type="string" calcext:value-type="string">
            <text:p>ワ・オ</text:p>
          </table:table-cell>
          <table:table-cell table:style-name="ce27" office:value-type="string" calcext:value-type="string">
            <text:p>やわ(らぐ)・やわ(らげる)・なご(む)・なご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わたくし・わた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ひろ(い)・ひろ(まる)・ひろ(める)・ひろ(がる)・ひろ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ほそ(い)・ほそ(る)・こま(か)・こま(か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24" office:value-type="string" calcext:value-type="string">
            <text:p>リン</text:p>
          </table:table-cell>
          <table:table-cell table:style-name="ce27" office:value-type="string" calcext:value-type="string">
            <text:p>はや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も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ま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24" office:value-type="string" calcext:value-type="string">
            <text:p>チク</text:p>
          </table:table-cell>
          <table:table-cell table:style-name="ce27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24" office:value-type="string" calcext:value-type="string">
            <text:p>ト・ツ</text:p>
          </table:table-cell>
          <table:table-cell table:style-name="ce27" office:value-type="string" calcext:value-type="string">
            <text:p>みや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24" office:value-type="string" calcext:value-type="string">
            <text:p>キョウ・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まつりご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24" office:value-type="string" calcext:value-type="string">
            <text:p>ショ</text:p>
          </table:table-cell>
          <table:table-cell table:style-name="ce27" office:value-type="string" calcext:value-type="string">
            <text:p>(-)ところ・どこ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い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いた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24" office:value-type="string" calcext:value-type="string">
            <text:p>オク</text:p>
          </table:table-cell>
          <table:table-cell table:style-name="ce27" office:value-type="string" calcext:value-type="string">
            <text:p>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24" office:value-type="string" calcext:value-type="string">
            <text:p>シツ</text:p>
          </table:table-cell>
          <table:table-cell table:style-name="ce27" office:value-type="string" calcext:value-type="string">
            <text:p>む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ふる(い)・ふる-・-ふ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24" office:value-type="string" calcext:value-type="string">
            <text:p>キョ</text:p>
          </table:table-cell>
          <table:table-cell table:style-name="ce27" office:value-type="string" calcext:value-type="string">
            <text:p>い(る)・-い・お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24" office:value-type="string" calcext:value-type="string">
            <text:p>キョ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ゆ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24" office:value-type="string" calcext:value-type="string">
            <text:p>コ・ウ・ゴ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みずう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かた(める)・かた(まる)・かた(まり)・かた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24" office:value-type="string" calcext:value-type="string">
            <text:p>コ・カ*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24" office:value-type="string" calcext:value-type="string">
            <text:p>ショ</text:p>
          </table:table-cell>
          <table:table-cell table:style-name="ce27" office:value-type="string" calcext:value-type="string">
            <text:p>か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く(む)・くみ・-ぐ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24" office:value-type="string" calcext:value-type="string">
            <text:p>セキ</text:p>
          </table:table-cell>
          <table:table-cell table:style-name="ce27" office:value-type="string" calcext:value-type="string">
            <text:p>ゆ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24" office:value-type="string" calcext:value-type="string">
            <text:p>ガイ・ゲ</text:p>
          </table:table-cell>
          <table:table-cell table:style-name="ce27" office:value-type="string" calcext:value-type="string">
            <text:p>そと・ほか・はず(す)・はず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24" office:value-type="string" calcext:value-type="string">
            <text:p>タ</text:p>
          </table:table-cell>
          <table:table-cell table:style-name="ce27" office:value-type="string" calcext:value-type="string">
            <text:p>お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24" office:value-type="string" calcext:value-type="string">
            <text:p>セキ</text:p>
          </table:table-cell>
          <table:table-cell table:style-name="ce27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24" office:value-type="string" calcext:value-type="string">
            <text:p>メイ・ミョウ</text:p>
          </table:table-cell>
          <table:table-cell table:style-name="ce27" office:value-type="string" calcext:value-type="string">
            <text:p>(-)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24" office:value-type="string" calcext:value-type="string">
            <text:p>テン</text:p>
          </table:table-cell>
          <table:table-cell table:style-name="ce27" office:value-type="string" calcext:value-type="string">
            <text:p>あめ・あま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24" office:value-type="string" calcext:value-type="string">
            <text:p>ミ</text:p>
          </table:table-cell>
          <table:table-cell table:style-name="ce27" office:value-type="string" calcext:value-type="string">
            <text:p>いま(だ)*・　ま(だ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24" office:value-type="string" calcext:value-type="string">
            <text:p>マツ・バツ</text:p>
          </table:table-cell>
          <table:table-cell table:style-name="ce27" office:value-type="string" calcext:value-type="string">
            <text:p>す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24" office:value-type="string" calcext:value-type="string">
            <text:p>ミ</text:p>
          </table:table-cell>
          <table:table-cell table:style-name="ce27" office:value-type="string" calcext:value-type="string">
            <text:p>あじ・あじ(わ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24" office:value-type="string" calcext:value-type="string">
            <text:p>ライ</text:p>
          </table:table-cell>
          <table:table-cell table:style-name="ce27" office:value-type="string" calcext:value-type="string">
            <text:p>く(る)・きた(る)・きた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あたら(しい)・あら-・あら(た)・にい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おや(-)・した(しい)・した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24" office:value-type="string" calcext:value-type="string">
            <text:p>ケツ</text:p>
          </table:table-cell>
          <table:table-cell table:style-name="ce27" office:value-type="string" calcext:value-type="string">
            <text:p>か(ける)・か(かす)・か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24" office:value-type="string" calcext:value-type="string">
            <text:p>ジ・シ</text:p>
          </table:table-cell>
          <table:table-cell table:style-name="ce27" office:value-type="string" calcext:value-type="string">
            <text:p>つ(ぐ)・つ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24" office:value-type="string" calcext:value-type="string">
            <text:p>ド・タク・ト</text:p>
          </table:table-cell>
          <table:table-cell table:style-name="ce27" office:value-type="string" calcext:value-type="string">
            <text:p>た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24" office:value-type="string" calcext:value-type="string">
            <text:p>ト</text:p>
          </table:table-cell>
          <table:table-cell table:style-name="ce27" office:value-type="string" calcext:value-type="string">
            <text:p>(-)わた(る)・わた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かぎ(る)・(-)かぎ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24" office:value-type="string" calcext:value-type="string">
            <text:p>ギ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24" office:value-type="string" calcext:value-type="string">
            <text:p>コン</text:p>
          </table:table-cell>
          <table:table-cell table:style-name="ce27" office:value-type="string" calcext:value-type="string">
            <text:p>(-)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24" office:value-type="string" calcext:value-type="string">
            <text:p>リョウ</text:p>
          </table:table-cell>
          <table:table-cell table:style-name="ce27" office:value-type="string" calcext:value-type="string">
            <text:p>(-)よ(い)・い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24" office:value-type="string" calcext:value-type="string">
            <text:p>ロ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24" office:value-type="string" calcext:value-type="string">
            <text:p>ロ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24" office:value-type="string" calcext:value-type="string">
            <text:p>ショク・ジキ</text:p>
          </table:table-cell>
          <table:table-cell table:style-name="ce27" office:value-type="string" calcext:value-type="string">
            <text:p>く(う)・く(らう)・た(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の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やか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24" office:value-type="string" calcext:value-type="string">
            <text:p>シュク</text:p>
          </table:table-cell>
          <table:table-cell table:style-name="ce27" office:value-type="string" calcext:value-type="string">
            <text:p>やど・やど(る)・やど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いぬ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24" office:value-type="string" calcext:value-type="string">
            <text:p>タイ・タ</text:p>
          </table:table-cell>
          <table:table-cell table:style-name="ce27" office:value-type="string" calcext:value-type="string">
            <text:p>ふと(い)・ふ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うつ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24" office:value-type="string" calcext:value-type="string">
            <text:p>キ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24" office:value-type="string" calcext:value-type="string">
            <text:p>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24" office:value-type="string" calcext:value-type="string">
            <text:p>ズ・ト</text:p>
          </table:table-cell>
          <table:table-cell table:style-name="ce2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24" office:value-type="string" calcext:value-type="string">
            <text:p>バ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24" office:value-type="string" calcext:value-type="string">
            <text:p>ゴ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24" office:value-type="string" calcext:value-type="string">
            <text:p>ヒン</text:p>
          </table:table-cell>
          <table:table-cell table:style-name="ce27" office:value-type="string" calcext:value-type="string">
            <text:p>し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24" office:value-type="string" calcext:value-type="string">
            <text:p>ガク・ラク</text:p>
          </table:table-cell>
          <table:table-cell table:style-name="ce27" office:value-type="string" calcext:value-type="string">
            <text:p>たの(しい)・たの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24" office:value-type="string" calcext:value-type="string">
            <text:p>ヤク</text:p>
          </table:table-cell>
          <table:table-cell table:style-name="ce27" office:value-type="string" calcext:value-type="string">
            <text:p>くす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まわ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24" office:value-type="string" calcext:value-type="string">
            <text:p>シ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しら(べる)・しら(べ)・ととの(える)・ととの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たば・たば(ねる)・つか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ととの(える)・ととの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24" office:value-type="string" calcext:value-type="string">
            <text:p>スウ・ス</text:p>
          </table:table-cell>
          <table:table-cell table:style-name="ce27" office:value-type="string" calcext:value-type="string">
            <text:p>かず・かぞ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24" office:value-type="string" calcext:value-type="string">
            <text:p>ルイ</text:p>
          </table:table-cell>
          <table:table-cell table:style-name="ce27" office:value-type="string" calcext:value-type="string">
            <text:p>たぐ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24" office:value-type="string" calcext:value-type="string">
            <text:p>ジ・シ</text:p>
          </table:table-cell>
          <table:table-cell table:style-name="ce27" office:value-type="string" calcext:value-type="string">
            <text:p>し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24" office:value-type="string" calcext:value-type="string">
            <text:p>キ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24" office:value-type="string" calcext:value-type="string">
            <text:p>レイ・ラ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やし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もう(す)・もう(し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24" office:value-type="string" calcext:value-type="string">
            <text:p>シン・ジン</text:p>
          </table:table-cell>
          <table:table-cell table:style-name="ce27" office:value-type="string" calcext:value-type="string">
            <text:p>かみ・かん-・こう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24" office:value-type="string" calcext:value-type="string">
            <text:p>イ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24" office:value-type="string" calcext:value-type="string">
            <text:p>シツ・チ・シ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24" office:value-type="string" calcext:value-type="string">
            <text:p>ド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つね・とこ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つぐ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てのひら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おぼ(える)・さ(ます)・さ(める)・さと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さ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24" office:value-type="string" calcext:value-type="string">
            <text:p>オ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うつ(る)・うつ(す)・は(える)・-ば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24" office:value-type="string" calcext:value-type="string">
            <text:p>ケツ</text:p>
          </table:table-cell>
          <table:table-cell table:style-name="ce27" office:value-type="string" calcext:value-type="string">
            <text:p>き(める)・-ぎ(め)・き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こころ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24" office:value-type="string" calcext:value-type="string">
            <text:p>エ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24" office:value-type="string" calcext:value-type="string">
            <text:p>ヘイ</text:p>
          </table:table-cell>
          <table:table-cell table:style-name="ce27" office:value-type="string" calcext:value-type="string">
            <text:p>な(み)・なみ・なら(べる)・なら(ぶ)・なら(びに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24" office:value-type="string" calcext:value-type="string">
            <text:p>ヘイ・ビョウ</text:p>
          </table:table-cell>
          <table:table-cell table:style-name="ce27" office:value-type="string" calcext:value-type="string">
            <text:p>たい(ら)・-だいら・ひら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24" office:value-type="string" calcext:value-type="string">
            <text:p>ハン</text:p>
          </table:table-cell>
          <table:table-cell table:style-name="ce27" office:value-type="string" calcext:value-type="string">
            <text:p>なか(ば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24" office:value-type="string" calcext:value-type="string">
            <text:p>バ</text:p>
          </table:table-cell>
          <table:table-cell table:style-name="ce27" office:value-type="string" calcext:value-type="string">
            <text:p>うま(-)・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24" office:value-type="string" calcext:value-type="string">
            <text:p>シ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24" office:value-type="string" calcext:value-type="string">
            <text:p>ジン</text:p>
          </table:table-cell>
          <table:table-cell table:style-name="ce27" office:value-type="string" calcext:value-type="string">
            <text:p>つ(きる)・(-)つ(くす)・-づ(くし)・つ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24" office:value-type="string" calcext:value-type="string">
            <text:p>エ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と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し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かど・つ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む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24" office:value-type="string" calcext:value-type="string">
            <text:p>ショク</text:p>
          </table:table-cell>
          <table:table-cell table:style-name="ce27" office:value-type="string" calcext:value-type="string">
            <text:p>ふ(れる)・さ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24" office:value-type="string" calcext:value-type="string">
            <text:p>カイ・ゲ</text:p>
          </table:table-cell>
          <table:table-cell table:style-name="ce27" office:value-type="string" calcext:value-type="string">
            <text:p>と(く)・と(かす)・と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24" office:value-type="string" calcext:value-type="string">
            <text:p>ドク</text:p>
          </table:table-cell>
          <table:table-cell table:style-name="ce27" office:value-type="string" calcext:value-type="string">
            <text:p>ひと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24" office:value-type="string" calcext:value-type="string">
            <text:p>テン</text:p>
          </table:table-cell>
          <table:table-cell table:style-name="ce27" office:value-type="string" calcext:value-type="string">
            <text:p>み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し(める)・うら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24" office:value-type="string" calcext:value-type="string">
            <text:p>テ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あき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24" office:value-type="string" calcext:value-type="string">
            <text:p>バイ</text:p>
          </table:table-cell>
          <table:table-cell table:style-name="ce27" office:value-type="string" calcext:value-type="string">
            <text:p>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24" office:value-type="string" calcext:value-type="string">
            <text:p>バイ</text:p>
          </table:table-cell>
          <table:table-cell table:style-name="ce27" office:value-type="string" calcext:value-type="string">
            <text:p>う(る)・う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24" office:value-type="string" calcext:value-type="string">
            <text:p>ゾク</text:p>
          </table:table-cell>
          <table:table-cell table:style-name="ce27" office:value-type="string" calcext:value-type="string">
            <text:p>つづ(く)・つづ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24" office:value-type="string" calcext:value-type="string">
            <text:p>ドク・トウ・トク</text:p>
          </table:table-cell>
          <table:table-cell table:style-name="ce27" office:value-type="string" calcext:value-type="string">
            <text:p>よ(む)・-よ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とも・とも(に)・-ど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24" office:value-type="string" calcext:value-type="string">
            <text:p>キョウ・ク</text:p>
          </table:table-cell>
          <table:table-cell table:style-name="ce27" office:value-type="string" calcext:value-type="string">
            <text:p>そな(える)・とも・-ど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24" office:value-type="string" calcext:value-type="string">
            <text:p>セキ・シャク</text:p>
          </table:table-cell>
          <table:table-cell table:style-name="ce27" office:value-type="string" calcext:value-type="string">
            <text:p>むか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ふ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さむ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24" office:value-type="string" calcext:value-type="string">
            <text:p>シュン</text:p>
          </table:table-cell>
          <table:table-cell table:style-name="ce27" office:value-type="string" calcext:value-type="string">
            <text:p>は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24" office:value-type="string" calcext:value-type="string">
            <text:p>カ・ゲ</text:p>
          </table:table-cell>
          <table:table-cell table:style-name="ce27" office:value-type="string" calcext:value-type="string">
            <text:p>な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あ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24" office:value-type="string" calcext:value-type="string">
            <text:p>シュ・ス</text:p>
          </table:table-cell>
          <table:table-cell table:style-name="ce27" office:value-type="string" calcext:value-type="string">
            <text:p>ぬし・おも・あるじ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24" office:value-type="string" calcext:value-type="string">
            <text:p>ジュウ</text:p>
          </table:table-cell>
          <table:table-cell table:style-name="ce27" office:value-type="string" calcext:value-type="string">
            <text:p>す(む)・す(まう)・-ず(ま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24" office:value-type="string" calcext:value-type="string">
            <text:p>チ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そそ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こころざ(す)・こころざ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24" office:value-type="string" calcext:value-type="string">
            <text:p>シ・ジ</text:p>
          </table:table-cell>
          <table:table-cell table:style-name="ce27" office:value-type="string" calcext:value-type="string">
            <text:p>つ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24" office:value-type="string" calcext:value-type="string">
            <text:p>ニン</text:p>
          </table:table-cell>
          <table:table-cell table:style-name="ce27" office:value-type="string" calcext:value-type="string">
            <text:p>まか(せる) ・ま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ささ(える)・つか(える)・　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24" office:value-type="string" calcext:value-type="string">
            <text:p>ハン・タン・ホン</text:p>
          </table:table-cell>
          <table:table-cell table:style-name="ce27" office:value-type="string" calcext:value-type="string">
            <text:p>そ(る)・そ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24" office:value-type="string" calcext:value-type="string">
            <text:p>ハン</text:p>
          </table:table-cell>
          <table:table-cell table:style-name="ce27" office:value-type="string" calcext:value-type="string">
            <text:p>さ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24" office:value-type="string" calcext:value-type="string">
            <text:p>ハン</text:p>
          </table:table-cell>
          <table:table-cell table:style-name="ce27" office:value-type="string" calcext:value-type="string">
            <text:p>さ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24" office:value-type="string" calcext:value-type="string">
            <text:p>ハン</text:p>
          </table:table-cell>
          <table:table-cell table:style-name="ce27" office:value-type="string" calcext:value-type="string">
            <text:p>め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24" office:value-type="string" calcext:value-type="string">
            <text:p>ヘン</text:p>
          </table:table-cell>
          <table:table-cell table:style-name="ce27" office:value-type="string" calcext:value-type="string">
            <text:p>(-)かえ(す)・(-)か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24" office:value-type="string" calcext:value-type="string">
            <text:p>ザツ・ゾ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24" office:value-type="string" calcext:value-type="string">
            <text:p>ラン</text:p>
          </table:table-cell>
          <table:table-cell table:style-name="ce27" office:value-type="string" calcext:value-type="string">
            <text:p>みだ(れる)・みだ(る)・みだ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24" office:value-type="string" calcext:value-type="string">
            <text:p>ス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て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とき・-ど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も(つ)・-も(ち)・も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24" office:value-type="string" calcext:value-type="string">
            <text:p>ト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ま(つ)・-ま(ち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24" office:value-type="string" calcext:value-type="string">
            <text:p>トク</text:p>
          </table:table-cell>
          <table:table-cell table:style-name="ce27" office:value-type="string" calcext:value-type="string">
            <text:p>え(る)・う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さむら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すなわ(ち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24" office:value-type="string" calcext:value-type="string">
            <text:p>セツ・セチ</text:p>
          </table:table-cell>
          <table:table-cell table:style-name="ce27" office:value-type="string" calcext:value-type="string">
            <text:p>ふし・-ぶ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す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ひと(しい)・など*・-ら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24" office:value-type="string" calcext:value-type="string">
            <text:p>キ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ゆだ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24" office:value-type="string" calcext:value-type="string">
            <text:p>ケツ</text:p>
          </table:table-cell>
          <table:table-cell table:style-name="ce27" office:value-type="string" calcext:value-type="string">
            <text:p>あ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24" office:value-type="string" calcext:value-type="string">
            <text:p>クウ</text:p>
          </table:table-cell>
          <table:table-cell table:style-name="ce27" office:value-type="string" calcext:value-type="string">
            <text:p>そら・あ(く)・あ(き)・あ(ける)・から・むな(しい)*・す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と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24" office:value-type="string" calcext:value-type="string">
            <text:p>ユウ・ウ</text:p>
          </table:table-cell>
          <table:table-cell table:style-name="ce27" office:value-type="string" calcext:value-type="string">
            <text:p>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24" office:value-type="string" calcext:value-type="string">
            <text:p>サ</text:p>
          </table:table-cell>
          <table:table-cell table:style-name="ce27" office:value-type="string" calcext:value-type="string">
            <text:p>ひだ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24" office:value-type="string" calcext:value-type="string">
            <text:p>ウ・ユウ</text:p>
          </table:table-cell>
          <table:table-cell table:style-name="ce27" office:value-type="string" calcext:value-type="string">
            <text:p>み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24" office:value-type="string" calcext:value-type="string">
            <text:p>セキ・コク・シャク</text:p>
          </table:table-cell>
          <table:table-cell table:style-name="ce27" office:value-type="string" calcext:value-type="string">
            <text:p>い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24" office:value-type="string" calcext:value-type="string">
            <text:p>ジャク・ニャク</text:p>
          </table:table-cell>
          <table:table-cell table:style-name="ce27" office:value-type="string" calcext:value-type="string">
            <text:p>わか(い)・わか-・も(しくは)・も(し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24" office:value-type="string" calcext:value-type="string">
            <text:p>ク</text:p>
          </table:table-cell>
          <table:table-cell table:style-name="ce27" office:value-type="string" calcext:value-type="string">
            <text:p>くる(しい)・-ぐる(しい)・くる(しむ)・くる(しめる)・にが(い)・にが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24" office:value-type="string" calcext:value-type="string">
            <text:p>ザイ</text:p>
          </table:table-cell>
          <table:table-cell table:style-name="ce27" office:value-type="string" calcext:value-type="string">
            <text:p>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24" office:value-type="string" calcext:value-type="string">
            <text:p>ソン・ゾ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ほ(す)・ほ(し)-・-ぼ(し)・ひ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あ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さ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24" office:value-type="string" calcext:value-type="string">
            <text:p>リ</text:p>
          </table:table-cell>
          <table:table-cell table:style-name="ce27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24" office:value-type="string" calcext:value-type="string">
            <text:p>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24" office:value-type="string" calcext:value-type="string">
            <text:p>エキ・ヤク</text:p>
          </table:table-cell>
          <table:table-cell table:style-name="ce27" office:value-type="string" calcext:value-type="string">
            <text:p>ま(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24" office:value-type="string" calcext:value-type="string">
            <text:p>イツ</text:p>
          </table:table-cell>
          <table:table-cell table:style-name="ce27" office:value-type="string" calcext:value-type="string">
            <text:p>あふ(れる)・こぼ(れる)*・こぼ(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24" office:value-type="string" calcext:value-type="string">
            <text:p>カツ</text:p>
          </table:table-cell>
          <table:table-cell table:style-name="ce27" office:value-type="string" calcext:value-type="string">
            <text:p>わ(る)・わり・わ(り)・わ(れる)・さ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24" office:value-type="string" calcext:value-type="string">
            <text:p>ウ</text:p>
          </table:table-cell>
          <table:table-cell table:style-name="ce27" office:value-type="string" calcext:value-type="string">
            <text:p>は・はね・-わ・-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24" office:value-type="string" calcext:value-type="string">
            <text:p>ヨ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なら(う)・な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ゆ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ひ(く)・ひ.き(-)・-び(き)・ひ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24" office:value-type="string" calcext:value-type="string">
            <text:p>キョウ・ゴウ</text:p>
          </table:table-cell>
          <table:table-cell table:style-name="ce27" office:value-type="string" calcext:value-type="string">
            <text:p>つよ(い)・つよ(まる)・つよ(める)・し(い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24" office:value-type="string" calcext:value-type="string">
            <text:p>ジャク</text:p>
          </table:table-cell>
          <table:table-cell table:style-name="ce27" office:value-type="string" calcext:value-type="string">
            <text:p>よわ(い)・よわ(る)・よわ(まる)・よわ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24" office:value-type="string" calcext:value-type="string">
            <text:p>フウ・フ</text:p>
          </table:table-cell>
          <table:table-cell table:style-name="ce27" office:value-type="string" calcext:value-type="string">
            <text:p>(-)かぜ・かざ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24" office:value-type="string" calcext:value-type="string">
            <text:p>キ・コ</text:p>
          </table:table-cell>
          <table:table-cell table:style-name="ce27" office:value-type="string" calcext:value-type="string">
            <text:p>おの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し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あらた(める)・あらた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お(きる)・お(こる)・お(こ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24" office:value-type="string" calcext:value-type="string">
            <text:p>セイ・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24" office:value-type="string" calcext:value-type="string">
            <text:p>ユ・ユイ・ユウ</text:p>
          </table:table-cell>
          <table:table-cell table:style-name="ce27" office:value-type="string" calcext:value-type="string">
            <text:p>よ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24" office:value-type="string" calcext:value-type="string">
            <text:p>ユ</text:p>
          </table:table-cell>
          <table:table-cell table:style-name="ce27" office:value-type="string" calcext:value-type="string">
            <text:p>あぶ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かこ(む)・かこ(う)・かこ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24" office:value-type="string" calcext:value-type="string">
            <text:p>ドン</text:p>
          </table:table-cell>
          <table:table-cell table:style-name="ce27" office:value-type="string" calcext:value-type="string">
            <text:p>どんぶ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24" office:value-type="string" calcext:value-type="string">
            <text:p>チョウ・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24" office:value-type="string" calcext:value-type="string">
            <text:p>ネイ</text:p>
          </table:table-cell>
          <table:table-cell table:style-name="ce27" office:value-type="string" calcext:value-type="string">
            <text:p>むし(ろ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ま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24" office:value-type="string" calcext:value-type="string">
            <text:p>チ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24" office:value-type="string" calcext:value-type="string">
            <text:p>チョ</text:p>
          </table:table-cell>
          <table:table-cell table:style-name="ce27" office:value-type="string" calcext:value-type="string">
            <text:p>たくわ(える)・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24" office:value-type="string" calcext:value-type="string">
            <text:p>エキ・イ</text:p>
          </table:table-cell>
          <table:table-cell table:style-name="ce27" office:value-type="string" calcext:value-type="string">
            <text:p>やさ(しい)・やす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たま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24" office:value-type="string" calcext:value-type="string">
            <text:p>モン</text:p>
          </table:table-cell>
          <table:table-cell table:style-name="ce27" office:value-type="string" calcext:value-type="string">
            <text:p>か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24" office:value-type="string" calcext:value-type="string">
            <text:p>カン・ケン</text:p>
          </table:table-cell>
          <table:table-cell table:style-name="ce27" office:value-type="string" calcext:value-type="string">
            <text:p>あいだ・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24" office:value-type="string" calcext:value-type="string">
            <text:p>ヘイ</text:p>
          </table:table-cell>
          <table:table-cell table:style-name="ce27" office:value-type="string" calcext:value-type="string">
            <text:p>と(じる)・と(ざす)・し(める)・し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ひら(く)・ひら(き)・-び(らき)・ひら(ける)・あ(く)・あ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せき・-ぜき・かか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24" office:value-type="string" calcext:value-type="string">
            <text:p>モン</text:p>
          </table:table-cell>
          <table:table-cell table:style-name="ce27" office:value-type="string" calcext:value-type="string">
            <text:p>と(う)・と(い)・と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24" office:value-type="string" calcext:value-type="string">
            <text:p>ブン・モン</text:p>
          </table:table-cell>
          <table:table-cell table:style-name="ce27" office:value-type="string" calcext:value-type="string">
            <text:p>き(く)・き(こ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おとず(れる)・　たず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お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つつ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ま(き)・ま(く)・ま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か(つ)・-が(ち)・まさ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いくさ・たた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24" office:value-type="string" calcext:value-type="string">
            <text:p>タ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(-)す(ぎる)・-す(ぎ)・す(ごす)・あやま(つ)・あやま(ち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24" office:value-type="string" calcext:value-type="string">
            <text:p>コツ</text:p>
          </table:table-cell>
          <table:table-cell table:style-name="ce27" office:value-type="string" calcext:value-type="string">
            <text:p>ほ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ひ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24" office:value-type="string" calcext:value-type="string">
            <text:p>ヤ</text:p>
          </table:table-cell>
          <table:table-cell table:style-name="ce27" office:value-type="string" calcext:value-type="string">
            <text:p>よ・よ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24" office:value-type="string" calcext:value-type="string">
            <text:p>エ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いまし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いく-・いく(つ)・いく(ら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い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は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24" office:value-type="string" calcext:value-type="string">
            <text:p>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と(ぶ)・(-)と(ば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(-)う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24" office:value-type="string" calcext:value-type="string">
            <text:p>ミン</text:p>
          </table:table-cell>
          <table:table-cell table:style-name="ce27" office:value-type="string" calcext:value-type="string">
            <text:p>た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か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ひく(い)・ひく(める)・ひく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そ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24" office:value-type="string" calcext:value-type="string">
            <text:p>キ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24" office:value-type="string" calcext:value-type="string">
            <text:p>シ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もと・もと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24" office:value-type="string" calcext:value-type="string">
            <text:p>キ・ゴ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24" office:value-type="string" calcext:value-type="string">
            <text:p>モウ</text:p>
          </table:table-cell>
          <table:table-cell table:style-name="ce27" office:value-type="string" calcext:value-type="string">
            <text:p>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24" office:value-type="string" calcext:value-type="string">
            <text:p>ビ</text:p>
          </table:table-cell>
          <table:table-cell table:style-name="ce27" office:value-type="string" calcext:value-type="string">
            <text:p>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24" office:value-type="string" calcext:value-type="string">
            <text:p>イク</text:p>
          </table:table-cell>
          <table:table-cell table:style-name="ce27" office:value-type="string" calcext:value-type="string">
            <text:p>そだ(つ)・そだ(ち)・そだ(てる)・はぐく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ひつ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24" office:value-type="string" calcext:value-type="string">
            <text:p>ヨ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24" office:value-type="string" calcext:value-type="string">
            <text:p>ギョ</text:p>
          </table:table-cell>
          <table:table-cell table:style-name="ce27" office:value-type="string" calcext:value-type="string">
            <text:p>うお・さかな・-ざか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あざ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24" office:value-type="string" calcext:value-type="string">
            <text:p>ソ・ス</text:p>
          </table:table-cell>
          <table:table-cell table:style-name="ce27" office:value-type="string" calcext:value-type="string">
            <text:p>よみが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く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24" office:value-type="string" calcext:value-type="string">
            <text:p>ビ</text:p>
          </table:table-cell>
          <table:table-cell table:style-name="ce27" office:value-type="string" calcext:value-type="string">
            <text:p>うつ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24" office:value-type="string" calcext:value-type="string">
            <text:p>ギョウ・ゴウ</text:p>
          </table:table-cell>
          <table:table-cell table:style-name="ce27" office:value-type="string" calcext:value-type="string">
            <text:p>わ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24" office:value-type="string" calcext:value-type="string">
            <text:p>ジツ</text:p>
          </table:table-cell>
          <table:table-cell table:style-name="ce27" office:value-type="string" calcext:value-type="string">
            <text:p>み・みの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やし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さ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くわだ(てる)・たくら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24" office:value-type="string" calcext:value-type="string">
            <text:p>キョク</text:p>
          </table:table-cell>
          <table:table-cell table:style-name="ce27" office:value-type="string" calcext:value-type="string">
            <text:p>ま(がる)・ま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24" office:value-type="string" calcext:value-type="string">
            <text:p>テ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24" office:value-type="string" calcext:value-type="string">
            <text:p>コウ・キョウ</text:p>
          </table:table-cell>
          <table:table-cell table:style-name="ce27" office:value-type="string" calcext:value-type="string">
            <text:p>おこ(る)・おこ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24" office:value-type="string" calcext:value-type="string">
            <text:p>ヨ</text:p>
          </table:table-cell>
          <table:table-cell table:style-name="ce27" office:value-type="string" calcext:value-type="string">
            <text:p>こ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24" office:value-type="string" calcext:value-type="string">
            <text:p>リュウ</text:p>
          </table:table-cell>
          <table:table-cell table:style-name="ce27" office:value-type="string" calcext:value-type="string">
            <text:p>た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た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24" office:value-type="string" calcext:value-type="string">
            <text:p>ロウ</text:p>
          </table:table-cell>
          <table:table-cell table:style-name="ce27" office:value-type="string" calcext:value-type="string">
            <text:p>かご・こ(める)・こ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た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24" office:value-type="string" calcext:value-type="string">
            <text:p>ノ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24" office:value-type="string" calcext:value-type="string">
            <text:p>ノウ</text:p>
          </table:table-cell>
          <table:table-cell table:style-name="ce27" office:value-type="string" calcext:value-type="string">
            <text:p>こ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ゆた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24" office:value-type="string" calcext:value-type="string">
            <text:p>キチ・キ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24" office:value-type="string" calcext:value-type="string">
            <text:p>キツ</text:p>
          </table:table-cell>
          <table:table-cell table:style-name="ce27" office:value-type="string" calcext:value-type="string">
            <text:p>つ(める)・つ(め)・-づ(め)・つ(まる)・つ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24" office:value-type="string" calcext:value-type="string">
            <text:p>ケツ</text:p>
          </table:table-cell>
          <table:table-cell table:style-name="ce27" office:value-type="string" calcext:value-type="string">
            <text:p>むす(ぶ)・ゆ(う)・ゆ(わ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な(げる)・-な(げ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24" office:value-type="string" calcext:value-type="string">
            <text:p>ヤク・エ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24" office:value-type="string" calcext:value-type="string">
            <text:p>ボ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24" office:value-type="string" calcext:value-type="string">
            <text:p>セツ</text:p>
          </table:table-cell>
          <table:table-cell table:style-name="ce27" office:value-type="string" calcext:value-type="string">
            <text:p>もう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24" office:value-type="string" calcext:value-type="string">
            <text:p>ダ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24" office:value-type="string" calcext:value-type="string">
            <text:p>サツ・セツ・サイ</text:p>
          </table:table-cell>
          <table:table-cell table:style-name="ce27" office:value-type="string" calcext:value-type="string">
            <text:p>ころ(す)・-ごろ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24" office:value-type="string" calcext:value-type="string">
            <text:p>サツ・セ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24" office:value-type="string" calcext:value-type="string">
            <text:p>カイ・エ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24" office:value-type="string" calcext:value-type="string">
            <text:p>キ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24" office:value-type="string" calcext:value-type="string">
            <text:p>ハ</text:p>
          </table:table-cell>
          <table:table-cell table:style-name="ce27" office:value-type="string" calcext:value-type="string">
            <text:p>とも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24" office:value-type="string" calcext:value-type="string">
            <text:p>ショク・シキ</text:p>
          </table:table-cell>
          <table:table-cell table:style-name="ce27" office:value-type="string" calcext:value-type="string">
            <text:p>い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こえ・こわ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24" office:value-type="string" calcext:value-type="string">
            <text:p>ビ・ミ</text:p>
          </table:table-cell>
          <table:table-cell table:style-name="ce27" office:value-type="string" calcext:value-type="string">
            <text:p>ま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24" office:value-type="string" calcext:value-type="string">
            <text:p>リ</text:p>
          </table:table-cell>
          <table:table-cell table:style-name="ce27" office:value-type="string" calcext:value-type="string">
            <text:p>さ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24" office:value-type="string" calcext:value-type="string">
            <text:p>リ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24" office:value-type="string" calcext:value-type="string">
            <text:p>マイ</text:p>
          </table:table-cell>
          <table:table-cell table:style-name="ce27" office:value-type="string" calcext:value-type="string">
            <text:p>う(める)・う(まる)・う(も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24" office:value-type="string" calcext:value-type="string">
            <text:p>ヤ</text:p>
          </table:table-cell>
          <table:table-cell table:style-name="ce27" office:value-type="string" calcext:value-type="string">
            <text:p>の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24" office:value-type="string" calcext:value-type="string">
            <text:p>コク</text:p>
          </table:table-cell>
          <table:table-cell table:style-name="ce27" office:value-type="string" calcext:value-type="string">
            <text:p>くろ・くろ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24" office:value-type="string" calcext:value-type="string">
            <text:p>ボク</text:p>
          </table:table-cell>
          <table:table-cell table:style-name="ce27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24" office:value-type="string" calcext:value-type="string">
            <text:p>ドウ</text:p>
          </table:table-cell>
          <table:table-cell table:style-name="ce27" office:value-type="string" calcext:value-type="string">
            <text:p>わら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24" office:value-type="string" calcext:value-type="string">
            <text:p>リョウ</text:p>
          </table:table-cell>
          <table:table-cell table:style-name="ce2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24" office:value-type="string" calcext:value-type="string">
            <text:p>ジュウ・チョウ</text:p>
          </table:table-cell>
          <table:table-cell table:style-name="ce27" office:value-type="string" calcext:value-type="string">
            <text:p>え・おも(い)・おも(り)・かさ(ねる)・かさ(な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24" office:value-type="string" calcext:value-type="string">
            <text:p>ドウ</text:p>
          </table:table-cell>
          <table:table-cell table:style-name="ce27" office:value-type="string" calcext:value-type="string">
            <text:p>うご(く)・うご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24" office:value-type="string" calcext:value-type="string">
            <text:p>ドウ</text:p>
          </table:table-cell>
          <table:table-cell table:style-name="ce27" office:value-type="string" calcext:value-type="string">
            <text:p>はたら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24" office:value-type="string" calcext:value-type="string">
            <text:p>ロ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24" office:value-type="string" calcext:value-type="string">
            <text:p>キ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たね・ぐさ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24" office:value-type="string" calcext:value-type="string">
            <text:p>ア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24" office:value-type="string" calcext:value-type="string">
            <text:p>アク・オ</text:p>
          </table:table-cell>
          <table:table-cell table:style-name="ce27" office:value-type="string" calcext:value-type="string">
            <text:p>わる(い)・わる-・あ(し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い(る)・かな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あた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24" office:value-type="string" calcext:value-type="string">
            <text:p>ヒツ</text:p>
          </table:table-cell>
          <table:table-cell table:style-name="ce27" office:value-type="string" calcext:value-type="string">
            <text:p>かなら(ず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あかし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24" office:value-type="string" calcext:value-type="string">
            <text:p>ワイ・エ</text:p>
          </table:table-cell>
          <table:table-cell table:style-name="ce27" office:value-type="string" calcext:value-type="string">
            <text:p>ゆが(む)・ゆが(み)・ゆが(める)・ひず(む)・ひず(み)・いび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い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24" office:value-type="string" calcext:value-type="string">
            <text:p>ショ</text:p>
          </table:table-cell>
          <table:table-cell table:style-name="ce27" office:value-type="string" calcext:value-type="string">
            <text:p>ところ・-どこ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24" office:value-type="string" calcext:value-type="string">
            <text:p>キョ・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はか(る)・はか(ら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は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ま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し(る)・し(らせる)・し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みじ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24" office:value-type="string" calcext:value-type="string">
            <text:p>シツ</text:p>
          </table:table-cell>
          <table:table-cell table:style-name="ce27" office:value-type="string" calcext:value-type="string">
            <text:p>うし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24" office:value-type="string" calcext:value-type="string">
            <text:p>テ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24" office:value-type="string" calcext:value-type="string">
            <text:p>フ・ブ*・フウ</text:p>
          </table:table-cell>
          <table:table-cell table:style-name="ce27" office:value-type="string" calcext:value-type="string">
            <text:p>おっ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あけ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かぶ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24" office:value-type="string" calcext:value-type="string">
            <text:p>ゾ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24" office:value-type="string" calcext:value-type="string">
            <text:p>リョ</text:p>
          </table:table-cell>
          <table:table-cell table:style-name="ce27" office:value-type="string" calcext:value-type="string">
            <text:p>た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24" office:value-type="string" calcext:value-type="string">
            <text:p>ユウ・ユ</text:p>
          </table:table-cell>
          <table:table-cell table:style-name="ce27" office:value-type="string" calcext:value-type="string">
            <text:p>あそ(ぶ)・あそ(ば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24" office:value-type="string" calcext:value-type="string">
            <text:p>シ・セ</text:p>
          </table:table-cell>
          <table:table-cell table:style-name="ce27" office:value-type="string" calcext:value-type="string">
            <text:p>ほどこ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は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ほう(る)・はな(す)・-っぱな(し)・はな(つ)・はな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24" office:value-type="string" calcext:value-type="string">
            <text:p>ゲキ</text:p>
          </table:table-cell>
          <table:table-cell table:style-name="ce27" office:value-type="string" calcext:value-type="string">
            <text:p>はげ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24" office:value-type="string" calcext:value-type="string">
            <text:p>ボク</text:p>
          </table:table-cell>
          <table:table-cell table:style-name="ce27" office:value-type="string" calcext:value-type="string">
            <text:p>ま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くらい・ぐら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な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わら(う)・え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もっぱ(ら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24" office:value-type="string" calcext:value-type="string">
            <text:p>ケイ・エ</text:p>
          </table:table-cell>
          <table:table-cell table:style-name="ce27" office:value-type="string" calcext:value-type="string">
            <text:p>めぐ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24" office:value-type="string" calcext:value-type="string">
            <text:p>レン</text:p>
          </table:table-cell>
          <table:table-cell table:style-name="ce27" office:value-type="string" calcext:value-type="string">
            <text:p>つ(れる)・-づ(れ)・つら(なる)・つら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24" office:value-type="string" calcext:value-type="string">
            <text:p>グ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24" office:value-type="string" calcext:value-type="string">
            <text:p>ウン</text:p>
          </table:table-cell>
          <table:table-cell table:style-name="ce27" office:value-type="string" calcext:value-type="string">
            <text:p>はこ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24" office:value-type="string" calcext:value-type="string">
            <text:p>レン</text:p>
          </table:table-cell>
          <table:table-cell table:style-name="ce27" office:value-type="string" calcext:value-type="string">
            <text:p>はす・はち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24" office:value-type="string" calcext:value-type="string">
            <text:p>タ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(-)ほ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ひじ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う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24" office:value-type="string" calcext:value-type="string">
            <text:p>チュウ・ジュウ</text:p>
          </table:table-cell>
          <table:table-cell table:style-name="ce27" office:value-type="string" calcext:value-type="string">
            <text:p>ひ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く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かば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24" office:value-type="string" calcext:value-type="string">
            <text:p>ハ</text:p>
          </table:table-cell>
          <table:table-cell table:style-name="ce27" office:value-type="string" calcext:value-type="string">
            <text:p>やぶ(る)・やぶ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かれ・か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24" office:value-type="string" calcext:value-type="string">
            <text:p>ハ</text:p>
          </table:table-cell>
          <table:table-cell table:style-name="ce27" office:value-type="string" calcext:value-type="string">
            <text:p>な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(-)は(たす)・(-)は(てる)・は(て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24" office:value-type="string" calcext:value-type="string">
            <text:p>チャ・サ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24" office:value-type="string" calcext:value-type="string">
            <text:p>セイ・セ</text:p>
          </table:table-cell>
          <table:table-cell table:style-name="ce27" office:value-type="string" calcext:value-type="string">
            <text:p>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す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24" office:value-type="string" calcext:value-type="string">
            <text:p>リョク・ロク</text:p>
          </table:table-cell>
          <table:table-cell table:style-name="ce27" office:value-type="string" calcext:value-type="string">
            <text:p>みど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24" office:value-type="string" calcext:value-type="string">
            <text:p>ロ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24" office:value-type="string" calcext:value-type="string">
            <text:p>ハク</text:p>
          </table:table-cell>
          <table:table-cell table:style-name="ce27" office:value-type="string" calcext:value-type="string">
            <text:p>は(げる)・は(ぐ)・は(がれる)・は(がす)・む(ける)*・む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24" office:value-type="string" calcext:value-type="string">
            <text:p>エン・-ネン</text:p>
          </table:table-cell>
          <table:table-cell table:style-name="ce27" office:value-type="string" calcext:value-type="string">
            <text:p>ふ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24" office:value-type="string" calcext:value-type="string">
            <text:p>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24" office:value-type="string" calcext:value-type="string">
            <text:p>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う(く)・う(かれる)・う(かぶ)・う(か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24" office:value-type="string" calcext:value-type="string">
            <text:p>ビョウ・ヘイ</text:p>
          </table:table-cell>
          <table:table-cell table:style-name="ce27" office:value-type="string" calcext:value-type="string">
            <text:p>や(む)・-や(み)・やま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24" office:value-type="string" calcext:value-type="string">
            <text:p>ツウ</text:p>
          </table:table-cell>
          <table:table-cell table:style-name="ce27" office:value-type="string" calcext:value-type="string">
            <text:p>いた(い)・いた(む)・いた(ましい)・い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24" office:value-type="string" calcext:value-type="string">
            <text:p>オ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24" office:value-type="string" calcext:value-type="string">
            <text:p>オ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24" office:value-type="string" calcext:value-type="string">
            <text:p>オ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み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の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が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かんが(える)・かんが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24" office:value-type="string" calcext:value-type="string">
            <text:p>ロウ</text:p>
          </table:table-cell>
          <table:table-cell table:style-name="ce27" office:value-type="string" calcext:value-type="string">
            <text:p>お(いる)・ふ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おし(える)・おそ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24" office:value-type="string" calcext:value-type="string">
            <text:p>イ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24" office:value-type="string" calcext:value-type="string">
            <text:p>ナ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24" office:value-type="string" calcext:value-type="string">
            <text:p>シュウ・ソウ</text:p>
          </table:table-cell>
          <table:table-cell table:style-name="ce27" office:value-type="string" calcext:value-type="string">
            <text:p>むね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まつ(る)・まつ(り)・まつ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きわ・-ぎ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24" office:value-type="string" calcext:value-type="string">
            <text:p>サ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いの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24" office:value-type="string" calcext:value-type="string">
            <text:p>ソ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24" office:value-type="string" calcext:value-type="string">
            <text:p>ジョ</text:p>
          </table:table-cell>
          <table:table-cell table:style-name="ce27" office:value-type="string" calcext:value-type="string">
            <text:p>たす(ける)・たす(かる)・す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な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24" office:value-type="string" calcext:value-type="string">
            <text:p>チ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お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24" office:value-type="string" calcext:value-type="string">
            <text:p>ホ</text:p>
          </table:table-cell>
          <table:table-cell table:style-name="ce27" office:value-type="string" calcext:value-type="string">
            <text:p>たも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24" office:value-type="string" calcext:value-type="string">
            <text:p>ホウ・ボウ</text:p>
          </table:table-cell>
          <table:table-cell table:style-name="ce27" office:value-type="string" calcext:value-type="string">
            <text:p>あき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24" office:value-type="string" calcext:value-type="string">
            <text:p>シュ・ス</text:p>
          </table:table-cell>
          <table:table-cell table:style-name="ce27" office:value-type="string" calcext:value-type="string">
            <text:p>まも(る)・まも(り)・(-)も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24" office:value-type="string" calcext:value-type="string">
            <text:p>ダン・ト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24" office:value-type="string" calcext:value-type="string">
            <text:p>タイ・ツ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24" office:value-type="string" calcext:value-type="string">
            <text:p>ソン</text:p>
          </table:table-cell>
          <table:table-cell table:style-name="ce27" office:value-type="string" calcext:value-type="string">
            <text:p>む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24" office:value-type="string" calcext:value-type="string">
            <text:p>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24" office:value-type="string" calcext:value-type="string">
            <text:p>ザイ・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24" office:value-type="string" calcext:value-type="string">
            <text:p>ザ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24" office:value-type="string" calcext:value-type="string">
            <text:p>チン</text:p>
          </table:table-cell>
          <table:table-cell table:style-name="ce27" office:value-type="string" calcext:value-type="string">
            <text:p>しず(む)・しず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24" office:value-type="string" calcext:value-type="string">
            <text:p>チン</text:p>
          </table:table-cell>
          <table:table-cell table:style-name="ce27" office:value-type="string" calcext:value-type="string">
            <text:p>ま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つ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え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24" office:value-type="string" calcext:value-type="string">
            <text:p>エ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ちが(う)・ちが(い)・(-)ちが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だ(く)・いだ(く)・か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24" office:value-type="string" calcext:value-type="string">
            <text:p>ホ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あ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ふね・-ぶね・ふ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ふね・-ぶね・ふ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24" office:value-type="string" calcext:value-type="string">
            <text:p>ハ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24" office:value-type="string" calcext:value-type="string">
            <text:p>バ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24" office:value-type="string" calcext:value-type="string">
            <text:p>レイ</text:p>
          </table:table-cell>
          <table:table-cell table:style-name="ce27" office:value-type="string" calcext:value-type="string">
            <text:p>つめ(たい)・ひ(える)・ひ(や)・ひ(ややか)・ひ(やす)・ひ(やかす)・さ(める)・さ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24" office:value-type="string" calcext:value-type="string">
            <text:p>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すく(ない)・すこ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24" office:value-type="string" calcext:value-type="string">
            <text:p>サ・シャ</text:p>
          </table:table-cell>
          <table:table-cell table:style-name="ce27" office:value-type="string" calcext:value-type="string">
            <text:p>す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24" office:value-type="string" calcext:value-type="string">
            <text:p>ホ・フ・ブ</text:p>
          </table:table-cell>
          <table:table-cell table:style-name="ce27" office:value-type="string" calcext:value-type="string">
            <text:p>ある(く)・あゆ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かえり(みる)・はぶ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24" office:value-type="string" calcext:value-type="string">
            <text:p>ソウ・ショウ</text:p>
          </table:table-cell>
          <table:table-cell table:style-name="ce27" office:value-type="string" calcext:value-type="string">
            <text:p>あい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24" office:value-type="string" calcext:value-type="string">
            <text:p>ソウ・ソ</text:p>
          </table:table-cell>
          <table:table-cell table:style-name="ce27" office:value-type="string" calcext:value-type="string">
            <text:p>おも(う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24" office:value-type="string" calcext:value-type="string">
            <text:p>ミ</text:p>
          </table:table-cell>
          <table:table-cell table:style-name="ce27" office:value-type="string" calcext:value-type="string">
            <text:p>いや*・や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た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24" office:value-type="string" calcext:value-type="string">
            <text:p>ム</text:p>
          </table:table-cell>
          <table:table-cell table:style-name="ce27" office:value-type="string" calcext:value-type="string">
            <text:p>つと(める)・つと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24" office:value-type="string" calcext:value-type="string">
            <text:p>ジュウ・ニュウ</text:p>
          </table:table-cell>
          <table:table-cell table:style-name="ce27" office:value-type="string" calcext:value-type="string">
            <text:p>やわ(らか)・やわ(らか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24" office:value-type="string" calcext:value-type="string">
            <text:p>ナン</text:p>
          </table:table-cell>
          <table:table-cell table:style-name="ce27" office:value-type="string" calcext:value-type="string">
            <text:p>やわ(らか)・やわ(らか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の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24" office:value-type="string" calcext:value-type="string">
            <text:p>ジ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24" office:value-type="string" calcext:value-type="string">
            <text:p>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24" office:value-type="string" calcext:value-type="string">
            <text:p>コ・ク</text:p>
          </table:table-cell>
          <table:table-cell table:style-name="ce27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24" office:value-type="string" calcext:value-type="string">
            <text:p>ゾウ</text:p>
          </table:table-cell>
          <table:table-cell table:style-name="ce27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つ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24" office:value-type="string" calcext:value-type="string">
            <text:p>コク</text:p>
          </table:table-cell>
          <table:table-cell table:style-name="ce27" office:value-type="string" calcext:value-type="string">
            <text:p>つ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24" office:value-type="string" calcext:value-type="string">
            <text:p>ゾウ</text:p>
          </table:table-cell>
          <table:table-cell table:style-name="ce27" office:value-type="string" calcext:value-type="string">
            <text:p>つく(る)・つく(り)・-づく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24" office:value-type="string" calcext:value-type="string">
            <text:p>イ・エ*</text:p>
          </table:table-cell>
          <table:table-cell table:style-name="ce27" office:value-type="string" calcext:value-type="string">
            <text:p>ころ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24" office:value-type="string" calcext:value-type="string">
            <text:p>イ・エ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ふく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ほ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24" office:value-type="string" calcext:value-type="string">
            <text:p>リ</text:p>
          </table:table-cell>
          <table:table-cell table:style-name="ce27" office:value-type="string" calcext:value-type="string">
            <text:p>う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24" office:value-type="string" calcext:value-type="string">
            <text:p>ヒョウ</text:p>
          </table:table-cell>
          <table:table-cell table:style-name="ce27" office:value-type="string" calcext:value-type="string">
            <text:p>(-)おもて・あらわ(す)・あら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あらわ(れる)・あらわ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24" office:value-type="string" calcext:value-type="string">
            <text:p>チョ</text:p>
          </table:table-cell>
          <table:table-cell table:style-name="ce27" office:value-type="string" calcext:value-type="string">
            <text:p>あらわ(す)・いちじる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24" office:value-type="string" calcext:value-type="string">
            <text:p>セ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24" office:value-type="string" calcext:value-type="string">
            <text:p>セ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24" office:value-type="string" calcext:value-type="string">
            <text:p>ショ</text:p>
          </table:table-cell>
          <table:table-cell table:style-name="ce27" office:value-type="string" calcext:value-type="string">
            <text:p>はじ(め)・はじ(めて)・はつ(-)・うい-・-そ(める)・-ぞ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24" office:value-type="string" calcext:value-type="string">
            <text:p>ラ</text:p>
          </table:table-cell>
          <table:table-cell table:style-name="ce27" office:value-type="string" calcext:value-type="string">
            <text:p>はだ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24" office:value-type="string" calcext:value-type="string">
            <text:p>ナン</text:p>
          </table:table-cell>
          <table:table-cell table:style-name="ce27" office:value-type="string" calcext:value-type="string">
            <text:p>かた(い)・-がた(い)・むずか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24" office:value-type="string" calcext:value-type="string">
            <text:p>ジ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24" office:value-type="string" calcext:value-type="string">
            <text:p>ジュン</text:p>
          </table:table-cell>
          <table:table-cell table:style-name="ce27" office:value-type="string" calcext:value-type="string">
            <text:p>なぞら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24" office:value-type="string" calcext:value-type="string">
            <text:p>ビ</text:p>
          </table:table-cell>
          <table:table-cell table:style-name="ce27" office:value-type="string" calcext:value-type="string">
            <text:p>そな(える)・そな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し(ぬ)・し(に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ほうむ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24" office:value-type="string" calcext:value-type="string">
            <text:p>レ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24" office:value-type="string" calcext:value-type="string">
            <text:p>レ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24" office:value-type="string" calcext:value-type="string">
            <text:p>レツ</text:p>
          </table:table-cell>
          <table:table-cell table:style-name="ce27" office:value-type="string" calcext:value-type="string">
            <text:p>さ(く)・さ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24" office:value-type="string" calcext:value-type="string">
            <text:p>レイ</text:p>
          </table:table-cell>
          <table:table-cell table:style-name="ce27" office:value-type="string" calcext:value-type="string">
            <text:p>たと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かた・-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と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24" office:value-type="string" calcext:value-type="string">
            <text:p>ヤ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あぶ(ない) ・あや(うい)・あや(ぶ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24" office:value-type="string" calcext:value-type="string">
            <text:p>エン・オン</text:p>
          </table:table-cell>
          <table:table-cell table:style-name="ce27" office:value-type="string" calcext:value-type="string">
            <text:p>うら(む)*・うら(み)*・うら(めし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24" office:value-type="string" calcext:value-type="string">
            <text:p>エン・オン</text:p>
          </table:table-cell>
          <table:table-cell table:style-name="ce27" office:value-type="string" calcext:value-type="string">
            <text:p>そ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24" office:value-type="string" calcext:value-type="string">
            <text:p>エン*</text:p>
          </table:table-cell>
          <table:table-cell table:style-name="ce27" office:value-type="string" calcext:value-type="string">
            <text:p>あ(てる)・-あ(て)・-あて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24" office:value-type="string" calcext:value-type="string">
            <text:p>ワ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24" office:value-type="string" calcext:value-type="string">
            <text:p>ワン</text:p>
          </table:table-cell>
          <table:table-cell table:style-name="ce27" office:value-type="string" calcext:value-type="string">
            <text:p>う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24" office:value-type="string" calcext:value-type="string">
            <text:p>キ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24" office:value-type="string" calcext:value-type="string">
            <text:p>キャク・キャ</text:p>
          </table:table-cell>
          <table:table-cell table:style-name="ce27" office:value-type="string" calcext:value-type="string">
            <text:p>あ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24" office:value-type="string" calcext:value-type="string">
            <text:p>ハン</text:p>
          </table:table-cell>
          <table:table-cell table:style-name="ce27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くる(う)・くる(おしい)・くる(わす)・くる(わ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24" office:value-type="string" calcext:value-type="string">
            <text:p>ゴ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24" office:value-type="string" calcext:value-type="string">
            <text:p>ヒ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24" office:value-type="string" calcext:value-type="string">
            <text:p>ハ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24" office:value-type="string" calcext:value-type="string">
            <text:p>ハ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24" office:value-type="string" calcext:value-type="string">
            <text:p>ザイ</text:p>
          </table:table-cell>
          <table:table-cell table:style-name="ce27" office:value-type="string" calcext:value-type="string">
            <text:p>つ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24" office:value-type="string" calcext:value-type="string">
            <text:p>バツ・バ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24" office:value-type="string" calcext:value-type="string">
            <text:p>ハン・バン</text:p>
          </table:table-cell>
          <table:table-cell table:style-name="ce27" office:value-type="string" calcext:value-type="string">
            <text:p>とも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24" office:value-type="string" calcext:value-type="string">
            <text:p>ハン・バ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24" office:value-type="string" calcext:value-type="string">
            <text:p>ヒ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24" office:value-type="string" calcext:value-type="string">
            <text:p>ヒ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24" office:value-type="string" calcext:value-type="string">
            <text:p>ス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24" office:value-type="string" calcext:value-type="string">
            <text:p>ザ</text:p>
          </table:table-cell>
          <table:table-cell table:style-name="ce27" office:value-type="string" calcext:value-type="string">
            <text:p>す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24" office:value-type="string" calcext:value-type="string">
            <text:p>ザ</text:p>
          </table:table-cell>
          <table:table-cell table:style-name="ce27" office:value-type="string" calcext:value-type="string">
            <text:p>す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24" office:value-type="string" calcext:value-type="string">
            <text:p>ソ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24" office:value-type="string" calcext:value-type="string">
            <text:p>リツ・ソツ</text:p>
          </table:table-cell>
          <table:table-cell table:style-name="ce27" office:value-type="string" calcext:value-type="string">
            <text:p>ひき(い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24" office:value-type="string" calcext:value-type="string">
            <text:p>サン</text:p>
          </table:table-cell>
          <table:table-cell table:style-name="ce27" office:value-type="string" calcext:value-type="string">
            <text:p>か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24" office:value-type="string" calcext:value-type="string">
            <text:p>リュウ</text:p>
          </table:table-cell>
          <table:table-cell table:style-name="ce27" office:value-type="string" calcext:value-type="string">
            <text:p>か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ほし・-ぼ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24" office:value-type="string" calcext:value-type="string">
            <text:p>ジュウ</text:p>
          </table:table-cell>
          <table:table-cell table:style-name="ce27" office:value-type="string" calcext:value-type="string">
            <text:p>(-)し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24" office:value-type="string" calcext:value-type="string">
            <text:p>ト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24" office:value-type="string" calcext:value-type="string">
            <text:p>ゼン・ネ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24" office:value-type="string" calcext:value-type="string">
            <text:p>ネン</text:p>
          </table:table-cell>
          <table:table-cell table:style-name="ce27" office:value-type="string" calcext:value-type="string">
            <text:p>も(える)・も(やす)・も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24" office:value-type="string" calcext:value-type="string">
            <text:p>モク</text:p>
          </table:table-cell>
          <table:table-cell table:style-name="ce27" office:value-type="string" calcext:value-type="string">
            <text:p>だ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24" office:value-type="string" calcext:value-type="string">
            <text:p>ジュウ</text:p>
          </table:table-cell>
          <table:table-cell table:style-name="ce27" office:value-type="string" calcext:value-type="string">
            <text:p>けも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24" office:value-type="string" calcext:value-type="string">
            <text:p>ギョ・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か(る)・か(り)・-が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24" office:value-type="string" calcext:value-type="string">
            <text:p>モ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けむ(る)・けむ(い)・けむ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や(く)・(-)や.き(-)・や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24" office:value-type="string" calcext:value-type="string">
            <text:p>ギョウ</text:p>
          </table:table-cell>
          <table:table-cell table:style-name="ce27" office:value-type="string" calcext:value-type="string">
            <text:p>あかつ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24" office:value-type="string" calcext:value-type="string">
            <text:p>キ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24" office:value-type="string" calcext:value-type="string">
            <text:p>ジ・ニ</text:p>
          </table:table-cell>
          <table:table-cell table:style-name="ce27" office:value-type="string" calcext:value-type="string">
            <text:p>こ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24" office:value-type="string" calcext:value-type="string">
            <text:p>エキ</text:p>
          </table:table-cell>
          <table:table-cell table:style-name="ce27" office:value-type="string" calcext:value-type="string">
            <text:p>ま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24" office:value-type="string" calcext:value-type="string">
            <text:p>セキ・シャク</text:p>
          </table:table-cell>
          <table:table-cell table:style-name="ce27" office:value-type="string" calcext:value-type="string">
            <text:p>あか(-)・あか(い)・あか(らむ)・あか(ら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24" office:value-type="string" calcext:value-type="string">
            <text:p>ヘン</text:p>
          </table:table-cell>
          <table:table-cell table:style-name="ce27" office:value-type="string" calcext:value-type="string">
            <text:p>か(わる)・か(わり)・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24" office:value-type="string" calcext:value-type="string">
            <text:p>バ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24" office:value-type="string" calcext:value-type="string">
            <text:p>レン</text:p>
          </table:table-cell>
          <table:table-cell table:style-name="ce27" office:value-type="string" calcext:value-type="string">
            <text:p>こ(う)・こい・こ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24" office:value-type="string" calcext:value-type="string">
            <text:p>アイ</text:p>
          </table:table-cell>
          <table:table-cell table:style-name="ce27" office:value-type="string" calcext:value-type="string">
            <text:p>いと(し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うれ(える)・うれ(い)・う(い)・う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やさ(しい)・すぐ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24" office:value-type="string" calcext:value-type="string">
            <text:p>リツ・リ</text:p>
          </table:table-cell>
          <table:table-cell table:style-name="ce27" office:value-type="string" calcext:value-type="string">
            <text:p>く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24" office:value-type="string" calcext:value-type="string">
            <text:p>ヒ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24" office:value-type="string" calcext:value-type="string">
            <text:p>ヒ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24" office:value-type="string" calcext:value-type="string">
            <text:p>ヒョウ</text:p>
          </table:table-cell>
          <table:table-cell table:style-name="ce27" office:value-type="string" calcext:value-type="string">
            <text:p>ただよ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おのお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24" office:value-type="string" calcext:value-type="string">
            <text:p>キャク・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24" office:value-type="string" calcext:value-type="string">
            <text:p>ロ</text:p>
          </table:table-cell>
          <table:table-cell table:style-name="ce27" office:value-type="string" calcext:value-type="string">
            <text:p>-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24" office:value-type="string" calcext:value-type="string">
            <text:p>カク・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24" office:value-type="string" calcext:value-type="string">
            <text:p>ラク</text:p>
          </table:table-cell>
          <table:table-cell table:style-name="ce27" office:value-type="string" calcext:value-type="string">
            <text:p>から(む)・から(める)・から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24" office:value-type="string" calcext:value-type="string">
            <text:p>リャク</text:p>
          </table:table-cell>
          <table:table-cell table:style-name="ce27" office:value-type="string" calcext:value-type="string">
            <text:p>ほぼ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24" office:value-type="string" calcext:value-type="string">
            <text:p>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24" office:value-type="string" calcext:value-type="string">
            <text:p>ラク</text:p>
          </table:table-cell>
          <table:table-cell table:style-name="ce27" office:value-type="string" calcext:value-type="string">
            <text:p>お(ちる)・お(ち)・お(と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24" office:value-type="string" calcext:value-type="string">
            <text:p>ナン・ナ</text:p>
          </table:table-cell>
          <table:table-cell table:style-name="ce27" office:value-type="string" calcext:value-type="string">
            <text:p>みな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24" office:value-type="string" calcext:value-type="string">
            <text:p>セイ・サイ</text:p>
          </table:table-cell>
          <table:table-cell table:style-name="ce27" office:value-type="string" calcext:value-type="string">
            <text:p>に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と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さけ・さか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24" office:value-type="string" calcext:value-type="string">
            <text:p>シャ・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24" office:value-type="string" calcext:value-type="string">
            <text:p>ハイ</text:p>
          </table:table-cell>
          <table:table-cell table:style-name="ce27" office:value-type="string" calcext:value-type="string">
            <text:p>くば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24" office:value-type="string" calcext:value-type="string">
            <text:p>サン</text:p>
          </table:table-cell>
          <table:table-cell table:style-name="ce27" office:value-type="string" calcext:value-type="string">
            <text:p>す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な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24" office:value-type="string" calcext:value-type="string">
            <text:p>ソン</text:p>
          </table:table-cell>
          <table:table-cell table:style-name="ce27" office:value-type="string" calcext:value-type="string">
            <text:p>たっと(い) ・とうと(い)・たっと(ぶ) ・とうと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24" office:value-type="string" calcext:value-type="string">
            <text:p>ジ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24" office:value-type="string" calcext:value-type="string">
            <text:p>ドウ</text:p>
          </table:table-cell>
          <table:table-cell table:style-name="ce27" office:value-type="string" calcext:value-type="string">
            <text:p>みちび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うやま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おどろ(く)・おどろ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24" office:value-type="string" calcext:value-type="string">
            <text:p>サン</text:p>
          </table:table-cell>
          <table:table-cell table:style-name="ce27" office:value-type="string" calcext:value-type="string">
            <text:p>ち(る)・(-)ち(らす)・ち(らかす)・ち(らかる)・ち(らば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あ(えて)*・あ(えず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24" office:value-type="string" calcext:value-type="string">
            <text:p>ゲン・ゴン</text:p>
          </table:table-cell>
          <table:table-cell table:style-name="ce27" office:value-type="string" calcext:value-type="string">
            <text:p>おごそ(か)・きび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24" office:value-type="string" calcext:value-type="string">
            <text:p>ブツ・フツ*</text:p>
          </table:table-cell>
          <table:table-cell table:style-name="ce27" office:value-type="string" calcext:value-type="string">
            <text:p>ほと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24" office:value-type="string" calcext:value-type="string">
            <text:p>フツ</text:p>
          </table:table-cell>
          <table:table-cell table:style-name="ce27" office:value-type="string" calcext:value-type="string">
            <text:p>はら(う)・-はら(い)・-ば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ひろ(げ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なに(-)・なん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いじ(め)*・いじ(める)*・いら*・さいな(む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24" office:value-type="string" calcext:value-type="string">
            <text:p>ア</text:p>
          </table:table-cell>
          <table:table-cell table:style-name="ce27" office:value-type="string" calcext:value-type="string">
            <text:p>お‑・おもね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うか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24" office:value-type="string" calcext:value-type="string">
            <text:p>サツ・サ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のぞ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うた・うた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24" office:value-type="string" calcext:value-type="string">
            <text:p>バイ*</text:p>
          </table:table-cell>
          <table:table-cell table:style-name="ce27" office:value-type="string" calcext:value-type="string">
            <text:p>うた・うた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ま(ける)・ま(かす)・お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24" office:value-type="string" calcext:value-type="string">
            <text:p>ハイ</text:p>
          </table:table-cell>
          <table:table-cell table:style-name="ce27" office:value-type="string" calcext:value-type="string">
            <text:p>やぶ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24" office:value-type="string" calcext:value-type="string">
            <text:p>セキ</text:p>
          </table:table-cell>
          <table:table-cell table:style-name="ce27" office:value-type="string" calcext:value-type="string">
            <text:p>せ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24" office:value-type="string" calcext:value-type="string">
            <text:p>セキ</text:p>
          </table:table-cell>
          <table:table-cell table:style-name="ce27" office:value-type="string" calcext:value-type="string">
            <text:p>つ(む)・つ(もる)・つ(もり)・-づ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24" office:value-type="string" calcext:value-type="string">
            <text:p>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24" office:value-type="string" calcext:value-type="string">
            <text:p>シ*</text:p>
          </table:table-cell>
          <table:table-cell table:style-name="ce27" office:value-type="string" calcext:value-type="string">
            <text:p>つ(ける)・つ(かる)・-づ(け)・-づ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つむ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24" office:value-type="string" calcext:value-type="string">
            <text:p>グ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ま(-)・まこと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24" office:value-type="string" calcext:value-type="string">
            <text:p>チョク・ジカ*・ジキ</text:p>
          </table:table-cell>
          <table:table-cell table:style-name="ce27" office:value-type="string" calcext:value-type="string">
            <text:p>ただ(ちに)・(-)なお(す)・なお(る)・す(ぐ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24" office:value-type="string" calcext:value-type="string">
            <text:p>ショク</text:p>
          </table:table-cell>
          <table:table-cell table:style-name="ce27" office:value-type="string" calcext:value-type="string">
            <text:p>う(える)・う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24" office:value-type="string" calcext:value-type="string">
            <text:p>ショク</text:p>
          </table:table-cell>
          <table:table-cell table:style-name="ce27" office:value-type="string" calcext:value-type="string">
            <text:p>ふ(える)・ふ(や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ね・あた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お(く)・-お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24" office:value-type="string" calcext:value-type="string">
            <text:p>セツ</text:p>
          </table:table-cell>
          <table:table-cell table:style-name="ce27" office:value-type="string" calcext:value-type="string">
            <text:p>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24" office:value-type="string" calcext:value-type="string">
            <text:p>ダン</text:p>
          </table:table-cell>
          <table:table-cell table:style-name="ce27" office:value-type="string" calcext:value-type="string">
            <text:p>た(つ)・こと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こ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とこ・ゆ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24" office:value-type="string" calcext:value-type="string">
            <text:p>マ</text:p>
          </table:table-cell>
          <table:table-cell table:style-name="ce27" office:value-type="string" calcext:value-type="string">
            <text:p>あ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24" office:value-type="string" calcext:value-type="string">
            <text:p>レ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24" office:value-type="string" calcext:value-type="string">
            <text:p>レキ</text:p>
          </table:table-cell>
          <table:table-cell table:style-name="ce27" office:value-type="string" calcext:value-type="string">
            <text:p>こよ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24" office:value-type="string" calcext:value-type="string">
            <text:p>リン</text:p>
          </table:table-cell>
          <table:table-cell table:style-name="ce27" office:value-type="string" calcext:value-type="string">
            <text:p>のぞ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そ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24" office:value-type="string" calcext:value-type="string">
            <text:p>エン・オン</text:p>
          </table:table-cell>
          <table:table-cell table:style-name="ce27" office:value-type="string" calcext:value-type="string">
            <text:p>と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24" office:value-type="string" calcext:value-type="string">
            <text:p>ヨ</text:p>
          </table:table-cell>
          <table:table-cell table:style-name="ce27" office:value-type="string" calcext:value-type="string">
            <text:p>あ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うつ(す)・うつ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うつ(る)・うつ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おろ(す)・おろ(し)・おろ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24" office:value-type="string" calcext:value-type="string">
            <text:p>ギョ・ゴ</text:p>
          </table:table-cell>
          <table:table-cell table:style-name="ce27" office:value-type="string" calcext:value-type="string">
            <text:p>おん-・お-*・み-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24" office:value-type="string" calcext:value-type="string">
            <text:p>フ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24" office:value-type="string" calcext:value-type="string">
            <text:p>フク</text:p>
          </table:table-cell>
          <table:table-cell table:style-name="ce27" office:value-type="string" calcext:value-type="string">
            <text:p>はら・なか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24" office:value-type="string" calcext:value-type="string">
            <text:p>フ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い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はし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24" office:value-type="string" calcext:value-type="string">
            <text:p>セ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24" office:value-type="string" calcext:value-type="string">
            <text:p>ジュウ・ショウ・ジュ</text:p>
          </table:table-cell>
          <table:table-cell table:style-name="ce27" office:value-type="string" calcext:value-type="string">
            <text:p>したが(う)・したが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24" office:value-type="string" calcext:value-type="string">
            <text:p>ト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24" office:value-type="string" calcext:value-type="string">
            <text:p>ジュウ</text:p>
          </table:table-cell>
          <table:table-cell table:style-name="ce27" office:value-type="string" calcext:value-type="string">
            <text:p>たて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の(びる)・の(べる)・の(べ)・の(ば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の(びる)・の(ばす)・の(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24" office:value-type="string" calcext:value-type="string">
            <text:p>シ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24" office:value-type="string" calcext:value-type="string">
            <text:p>シュク</text:p>
          </table:table-cell>
          <table:table-cell table:style-name="ce27" office:value-type="string" calcext:value-type="string">
            <text:p>ちぢ(む)・ちぢ(まる)・ちぢ(める)・ちぢ(れる)・ちぢ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24" office:value-type="string" calcext:value-type="string">
            <text:p>タ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に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24" office:value-type="string" calcext:value-type="string">
            <text:p>テ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24" office:value-type="string" calcext:value-type="string">
            <text:p>デン・テン</text:p>
          </table:table-cell>
          <table:table-cell table:style-name="ce27" office:value-type="string" calcext:value-type="string">
            <text:p>との・-ど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こと・こと(な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24" office:value-type="string" calcext:value-type="string">
            <text:p>ヨク</text:p>
          </table:table-cell>
          <table:table-cell table:style-name="ce27" office:value-type="string" calcext:value-type="string">
            <text:p>つば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24" office:value-type="string" calcext:value-type="string">
            <text:p>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24" office:value-type="string" calcext:value-type="string">
            <text:p>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24" office:value-type="string" calcext:value-type="string">
            <text:p>リ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つか(う)・(-)つか(い)・-づ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さら・さら(に)・ふ(ける)・ふ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24" office:value-type="string" calcext:value-type="string">
            <text:p>ベン・ビン</text:p>
          </table:table-cell>
          <table:table-cell table:style-name="ce27" office:value-type="string" calcext:value-type="string">
            <text:p>たよ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かた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24" office:value-type="string" calcext:value-type="string">
            <text:p>ノ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24" office:value-type="string" calcext:value-type="string">
            <text:p>タ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く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や(め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24" office:value-type="string" calcext:value-type="string">
            <text:p>ラ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24" office:value-type="string" calcext:value-type="string">
            <text:p>ウン</text:p>
          </table:table-cell>
          <table:table-cell table:style-name="ce27" office:value-type="string" calcext:value-type="string">
            <text:p>くも・-ぐ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24" office:value-type="string" calcext:value-type="string">
            <text:p>ドン</text:p>
          </table:table-cell>
          <table:table-cell table:style-name="ce27" office:value-type="string" calcext:value-type="string">
            <text:p>くも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24" office:value-type="string" calcext:value-type="string">
            <text:p>セツ</text:p>
          </table:table-cell>
          <table:table-cell table:style-name="ce27" office:value-type="string" calcext:value-type="string">
            <text:p>ゆ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24" office:value-type="string" calcext:value-type="string">
            <text:p>ライ</text:p>
          </table:table-cell>
          <table:table-cell table:style-name="ce27" office:value-type="string" calcext:value-type="string">
            <text:p>かみな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24" office:value-type="string" calcext:value-type="string">
            <text:p>レイ</text:p>
          </table:table-cell>
          <table:table-cell table:style-name="ce27" office:value-type="string" calcext:value-type="string">
            <text:p>こぼ(す)・こぼ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ふる(う)・ふ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ふ(る)・ぶ(る)・ふ(り)・-ぶ(り)・ふ(るう)・ふ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24" office:value-type="string" calcext:value-type="string">
            <text:p>キュウ・ク</text:p>
          </table:table-cell>
          <table:table-cell table:style-name="ce27" office:value-type="string" calcext:value-type="string">
            <text:p>ひさ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にぎ(わう)・にぎ(わす)・にぎ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お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24" office:value-type="string" calcext:value-type="string">
            <text:p>ヘイ・ヒ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24" office:value-type="string" calcext:value-type="string">
            <text:p>ガク</text:p>
          </table:table-cell>
          <table:table-cell table:style-name="ce27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24" office:value-type="string" calcext:value-type="string">
            <text:p>ヒン</text:p>
          </table:table-cell>
          <table:table-cell table:style-name="ce27" office:value-type="string" calcext:value-type="string">
            <text:p>は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24" office:value-type="string" calcext:value-type="string">
            <text:p>シャ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24" office:value-type="string" calcext:value-type="string">
            <text:p>サイ・サ</text:p>
          </table:table-cell>
          <table:table-cell table:style-name="ce27" office:value-type="string" calcext:value-type="string">
            <text:p>ふたた(び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と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と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24" office:value-type="string" calcext:value-type="string">
            <text:p>エ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24" office:value-type="string" calcext:value-type="string">
            <text:p>コウ・オウ</text:p>
          </table:table-cell>
          <table:table-cell table:style-name="ce27" office:value-type="string" calcext:value-type="string">
            <text:p>き・こ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よ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かま(える)・かま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みぞ・どぶ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24" office:value-type="string" calcext:value-type="string">
            <text:p>カ・ケ</text:p>
          </table:table-cell>
          <table:table-cell table:style-name="ce27" office:value-type="string" calcext:value-type="string">
            <text:p>かり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24" office:value-type="string" calcext:value-type="string">
            <text:p>ヘン</text:p>
          </table:table-cell>
          <table:table-cell table:style-name="ce27" office:value-type="string" calcext:value-type="string">
            <text:p>かた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24" office:value-type="string" calcext:value-type="string">
            <text:p>ハン・バン</text:p>
          </table:table-cell>
          <table:table-cell table:style-name="ce27" office:value-type="string" calcext:value-type="string">
            <text:p>い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24" office:value-type="string" calcext:value-type="string">
            <text:p>ギ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24" office:value-type="string" calcext:value-type="string">
            <text:p>ギ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24" office:value-type="string" calcext:value-type="string">
            <text:p>ギ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24" office:value-type="string" calcext:value-type="string">
            <text:p>ギ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24" office:value-type="string" calcext:value-type="string">
            <text:p>セ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むね・うま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ゆび・さ(す)・-さ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かがや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さ(す)・さ(さる)・さ(し)・さ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24" office:value-type="string" calcext:value-type="string">
            <text:p>サ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24" office:value-type="string" calcext:value-type="string">
            <text:p>サ</text:p>
          </table:table-cell>
          <table:table-cell table:style-name="ce27" office:value-type="string" calcext:value-type="string">
            <text:p>さ(す)・さ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24" office:value-type="string" calcext:value-type="string">
            <text:p>チャク・ジャク</text:p>
          </table:table-cell>
          <table:table-cell table:style-name="ce27" office:value-type="string" calcext:value-type="string">
            <text:p>き(る)・き(せる)・-ぎ・-き(せ)・つ(く)・つ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い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たお(れる)・-だお(れ)・たお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24" office:value-type="string" calcext:value-type="string">
            <text:p>ロ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24" office:value-type="string" calcext:value-type="string">
            <text:p>リ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24" office:value-type="string" calcext:value-type="string">
            <text:p>リン</text:p>
          </table:table-cell>
          <table:table-cell table:style-name="ce27" office:value-type="string" calcext:value-type="string">
            <text:p>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24" office:value-type="string" calcext:value-type="string">
            <text:p>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24" office:value-type="string" calcext:value-type="string">
            <text:p>ユ</text:p>
          </table:table-cell>
          <table:table-cell table:style-name="ce27" office:value-type="string" calcext:value-type="string">
            <text:p>さと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24" office:value-type="string" calcext:value-type="string">
            <text:p>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24" office:value-type="string" calcext:value-type="string">
            <text:p>ユ</text:p>
          </table:table-cell>
          <table:table-cell table:style-name="ce27" office:value-type="string" calcext:value-type="string">
            <text:p>いや(す)・い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24" office:value-type="string" calcext:value-type="string">
            <text:p>ダイ・タ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24" office:value-type="string" calcext:value-type="string">
            <text:p>ジ・チ</text:p>
          </table:table-cell>
          <table:table-cell table:style-name="ce27" office:value-type="string" calcext:value-type="string">
            <text:p>おさ(める)・おさ(まる)・なお(す)・な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24" office:value-type="string" calcext:value-type="string">
            <text:p>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(-)はじ(める)・はじ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(-)お(わる)・お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うけたま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む(す)・む(れる)・む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24" office:value-type="string" calcext:value-type="string">
            <text:p>ブ</text:p>
          </table:table-cell>
          <table:table-cell table:style-name="ce27" office:value-type="string" calcext:value-type="string">
            <text:p>(-)ま(う)・ま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24" office:value-type="string" calcext:value-type="string">
            <text:p>リン</text:p>
          </table:table-cell>
          <table:table-cell table:style-name="ce27" office:value-type="string" calcext:value-type="string">
            <text:p>とな(る)・とな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24" office:value-type="string" calcext:value-type="string">
            <text:p>シュン</text:p>
          </table:table-cell>
          <table:table-cell table:style-name="ce27" office:value-type="string" calcext:value-type="string">
            <text:p>またた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24" office:value-type="string" calcext:value-type="string">
            <text:p>ム</text:p>
          </table:table-cell>
          <table:table-cell table:style-name="ce27" office:value-type="string" calcext:value-type="string">
            <text:p>ゆ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え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24" office:value-type="string" calcext:value-type="string">
            <text:p>ギ</text:p>
          </table:table-cell>
          <table:table-cell table:style-name="ce27" office:value-type="string" calcext:value-type="string">
            <text:p>わ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24" office:value-type="string" calcext:value-type="string">
            <text:p>キ・ギ*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とうげ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いそ(ぐ)・いそ(ぎ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あら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24" office:value-type="string" calcext:value-type="string">
            <text:p>ジョウ・セイ</text:p>
          </table:table-cell>
          <table:table-cell table:style-name="ce27" office:value-type="string" calcext:value-type="string">
            <text:p>なさ(け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24" office:value-type="string" calcext:value-type="string">
            <text:p>セイ・ショウ</text:p>
          </table:table-cell>
          <table:table-cell table:style-name="ce27" office:value-type="string" calcext:value-type="string">
            <text:p>きよ(い)・きよ(まる)・きよ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は(れる)・は.れ(-)・-ば(れ)・は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24" office:value-type="string" calcext:value-type="string">
            <text:p>セイ・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24" office:value-type="string" calcext:value-type="string">
            <text:p>セイ・シン</text:p>
          </table:table-cell>
          <table:table-cell table:style-name="ce27" office:value-type="string" calcext:value-type="string">
            <text:p>こ(う)・う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24" office:value-type="string" calcext:value-type="string">
            <text:p>セイ・ジョウ</text:p>
          </table:table-cell>
          <table:table-cell table:style-name="ce27" office:value-type="string" calcext:value-type="string">
            <text:p>しず-・しず(か)・しず(まる)・しず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24" office:value-type="string" calcext:value-type="string">
            <text:p>サ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こた(える)・こた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24" office:value-type="string" calcext:value-type="string">
            <text:p>ハク・バ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24" office:value-type="string" calcext:value-type="string">
            <text:p>バク</text:p>
          </table:table-cell>
          <table:table-cell table:style-name="ce27" office:value-type="string" calcext:value-type="string">
            <text:p>しば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24" office:value-type="string" calcext:value-type="string">
            <text:p>ボ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24" office:value-type="string" calcext:value-type="string">
            <text:p>ハク</text:p>
          </table:table-cell>
          <table:table-cell table:style-name="ce27" office:value-type="string" calcext:value-type="string">
            <text:p>うす(い)・(-)うす(-)・うす(める)・うす(まる)・うす(らぐ)・うす(ら)-・うす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24" office:value-type="string" calcext:value-type="string">
            <text:p>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いろ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す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24" office:value-type="string" calcext:value-type="string">
            <text:p>ガイ・カイ</text:p>
          </table:table-cell>
          <table:table-cell table:style-name="ce27" office:value-type="string" calcext:value-type="string">
            <text:p>ま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24" office:value-type="string" calcext:value-type="string">
            <text:p>ジュ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24" office:value-type="string" calcext:value-type="string">
            <text:p>ジュツ</text:p>
          </table:table-cell>
          <table:table-cell table:style-name="ce27" office:value-type="string" calcext:value-type="string">
            <text:p>の(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24" office:value-type="string" calcext:value-type="string">
            <text:p>ヨ</text:p>
          </table:table-cell>
          <table:table-cell table:style-name="ce27" office:value-type="string" calcext:value-type="string">
            <text:p>あま(る)・あま(り)・あま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24" office:value-type="string" calcext:value-type="string">
            <text:p>ジョ・ジ</text:p>
          </table:table-cell>
          <table:table-cell table:style-name="ce27" office:value-type="string" calcext:value-type="string">
            <text:p>のぞ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24" office:value-type="string" calcext:value-type="string">
            <text:p>ジ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24" office:value-type="string" calcext:value-type="string">
            <text:p>ジ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なな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24" office:value-type="string" calcext:value-type="string">
            <text:p>ト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24" office:value-type="string" calcext:value-type="string">
            <text:p>ト</text:p>
          </table:table-cell>
          <table:table-cell table:style-name="ce27" office:value-type="string" calcext:value-type="string">
            <text:p>ぬ(る)・ぬ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24" office:value-type="string" calcext:value-type="string">
            <text:p>シツ</text:p>
          </table:table-cell>
          <table:table-cell table:style-name="ce27" office:value-type="string" calcext:value-type="string">
            <text:p>うる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た(れる)・た(らす)・(-)た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の(る)・-の(り)・の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(-)か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24" office:value-type="string" calcext:value-type="string">
            <text:p>ス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24" office:value-type="string" calcext:value-type="string">
            <text:p>ミン</text:p>
          </table:table-cell>
          <table:table-cell table:style-name="ce27" office:value-type="string" calcext:value-type="string">
            <text:p>ねむ(る)・ねむ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24" office:value-type="string" calcext:value-type="string">
            <text:p>ユ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つむ・おも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24" office:value-type="string" calcext:value-type="string">
            <text:p>カ・ケ</text:p>
          </table:table-cell>
          <table:table-cell table:style-name="ce27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ひた(す)・ひ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ね(る)・ね(かす) ・ね(か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かえ(る)・かえ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24" office:value-type="string" calcext:value-type="string">
            <text:p>レイ</text:p>
          </table:table-cell>
          <table:table-cell table:style-name="ce27" office:value-type="string" calcext:value-type="string">
            <text:p>もど(す)・も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24" office:value-type="string" calcext:value-type="string">
            <text:p>ルイ</text:p>
          </table:table-cell>
          <table:table-cell table:style-name="ce27" office:value-type="string" calcext:value-type="string">
            <text:p>なみ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い(る)・さ(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あや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う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24" office:value-type="string" calcext:value-type="string">
            <text:p>ダ</text:p>
          </table:table-cell>
          <table:table-cell table:style-name="ce27" office:value-type="string" calcext:value-type="string">
            <text:p>う(つ)・う(ち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24" office:value-type="string" calcext:value-type="string">
            <text:p>ゲキ</text:p>
          </table:table-cell>
          <table:table-cell table:style-name="ce27" office:value-type="string" calcext:value-type="string">
            <text:p>う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24" office:value-type="string" calcext:value-type="string">
            <text:p>ショク</text:p>
          </table:table-cell>
          <table:table-cell table:style-name="ce27" office:value-type="string" calcext:value-type="string">
            <text:p>ふ(く)・ぬぐ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こころ(みる)・た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24" office:value-type="string" calcext:value-type="string">
            <text:p>ケン・ゲ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け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つる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24" office:value-type="string" calcext:value-type="string">
            <text:p>コク</text:p>
          </table:table-cell>
          <table:table-cell table:style-name="ce27" office:value-type="string" calcext:value-type="string">
            <text:p>た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24" office:value-type="string" calcext:value-type="string">
            <text:p>ヨク</text:p>
          </table:table-cell>
          <table:table-cell table:style-name="ce27" office:value-type="string" calcext:value-type="string">
            <text:p>ほっ(する)・ほ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24" office:value-type="string" calcext:value-type="string">
            <text:p>ヨク</text:p>
          </table:table-cell>
          <table:table-cell table:style-name="ce27" office:value-type="string" calcext:value-type="string">
            <text:p>あ(びる)・あ(び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24" office:value-type="string" calcext:value-type="string">
            <text:p>ヨ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と(ける)・と(かす)・と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24" office:value-type="string" calcext:value-type="string">
            <text:p>ゾ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24" office:value-type="string" calcext:value-type="string">
            <text:p>ユ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あま(い)・あま(える)・あま(や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24" office:value-type="string" calcext:value-type="string">
            <text:p>コ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24" office:value-type="string" calcext:value-type="string">
            <text:p>コウ・ク</text:p>
          </table:table-cell>
          <table:table-cell table:style-name="ce27" office:value-type="string" calcext:value-type="string">
            <text:p>べに・くれな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せ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24" office:value-type="string" calcext:value-type="string">
            <text:p>コウ・ク</text:p>
          </table:table-cell>
          <table:table-cell table:style-name="ce27" office:value-type="string" calcext:value-type="string">
            <text:p>いさ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たく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く(ち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か(れる)・か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24" office:value-type="string" calcext:value-type="string">
            <text:p>オ</text:p>
          </table:table-cell>
          <table:table-cell table:style-name="ce27" office:value-type="string" calcext:value-type="string">
            <text:p>けが(す)・けが(れる)・けが(らわしい)・よご(す)・よご(れる)・きた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ま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24" office:value-type="string" calcext:value-type="string">
            <text:p>ベ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の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24" office:value-type="string" calcext:value-type="string">
            <text:p>トウ・ト</text:p>
          </table:table-cell>
          <table:table-cell table:style-name="ce27" office:value-type="string" calcext:value-type="string">
            <text:p>の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す(む)・(-)す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24" office:value-type="string" calcext:value-type="string">
            <text:p>ジュウ</text:p>
          </table:table-cell>
          <table:table-cell table:style-name="ce27" office:value-type="string" calcext:value-type="string">
            <text:p>あ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24" office:value-type="string" calcext:value-type="string">
            <text:p>ジ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す(べ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24" office:value-type="string" calcext:value-type="string">
            <text:p>リュウ・ル</text:p>
          </table:table-cell>
          <table:table-cell table:style-name="ce27" office:value-type="string" calcext:value-type="string">
            <text:p>なが(れる)・なが(れ)・(-)なが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24" office:value-type="string" calcext:value-type="string">
            <text:p>リ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24" office:value-type="string" calcext:value-type="string">
            <text:p>モ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わす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いそが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あら(い)・あら-・あ(れる)・あ(らす)・-あ(ら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あわ(てる)・あわ(ただ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24" office:value-type="string" calcext:value-type="string">
            <text:p>ボウ・モウ</text:p>
          </table:table-cell>
          <table:table-cell table:style-name="ce27" office:value-type="string" calcext:value-type="string">
            <text:p>のぞ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24" office:value-type="string" calcext:value-type="string">
            <text:p>キ・ケ</text:p>
          </table:table-cell>
          <table:table-cell table:style-name="ce27" office:value-type="string" calcext:value-type="string">
            <text:p>まれ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24" office:value-type="string" calcext:value-type="string">
            <text:p>キ・ケ</text:p>
          </table:table-cell>
          <table:table-cell table:style-name="ce27" office:value-type="string" calcext:value-type="string">
            <text:p>まれ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24" office:value-type="string" calcext:value-type="string">
            <text:p>カ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かかわ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24" office:value-type="string" calcext:value-type="string">
            <text:p>シュウ・ジュウ</text:p>
          </table:table-cell>
          <table:table-cell table:style-name="ce27" office:value-type="string" calcext:value-type="string">
            <text:p>ひろ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す(て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24" office:value-type="string" calcext:value-type="string">
            <text:p>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24" office:value-type="string" calcext:value-type="string">
            <text:p>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24" office:value-type="string" calcext:value-type="string">
            <text:p>ダン</text:p>
          </table:table-cell>
          <table:table-cell table:style-name="ce27" office:value-type="string" calcext:value-type="string">
            <text:p>ひ(く)・-ひ(き)・はず(む)・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24" office:value-type="string" calcext:value-type="string">
            <text:p>ゼ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かか(る)・かか(わる)*・かかり・-がか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24" office:value-type="string" calcext:value-type="string">
            <text:p>ソン</text:p>
          </table:table-cell>
          <table:table-cell table:style-name="ce27" office:value-type="string" calcext:value-type="string">
            <text:p>まご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24" office:value-type="string" calcext:value-type="string">
            <text:p>ケン・ケ</text:p>
          </table:table-cell>
          <table:table-cell table:style-name="ce27" office:value-type="string" calcext:value-type="string">
            <text:p>か(ける)・か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24" office:value-type="string" calcext:value-type="string">
            <text:p>ヘン</text:p>
          </table:table-cell>
          <table:table-cell table:style-name="ce27" office:value-type="string" calcext:value-type="string">
            <text:p>かた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24" office:value-type="string" calcext:value-type="string">
            <text:p>ヘ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24" office:value-type="string" calcext:value-type="string">
            <text:p>ヘン</text:p>
          </table:table-cell>
          <table:table-cell table:style-name="ce27" office:value-type="string" calcext:value-type="string">
            <text:p>あ(む)・-あ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24" office:value-type="string" calcext:value-type="string">
            <text:p>ヘ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24" office:value-type="string" calcext:value-type="string">
            <text:p>ショ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24" office:value-type="string" calcext:value-type="string">
            <text:p>ショク・シキ</text:p>
          </table:table-cell>
          <table:table-cell table:style-name="ce27" office:value-type="string" calcext:value-type="string">
            <text:p>お(る)・(-)お(り)・(-)お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24" office:value-type="string" calcext:value-type="string">
            <text:p>シ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24" office:value-type="string" calcext:value-type="string">
            <text:p>ジ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しりぞ(く)・しりぞ(ける)・の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24" office:value-type="string" calcext:value-type="string">
            <text:p>ガン・ゲン</text:p>
          </table:table-cell>
          <table:table-cell table:style-name="ce27" office:value-type="string" calcext:value-type="string">
            <text:p>まなこ・め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24" office:value-type="string" calcext:value-type="string">
            <text:p>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24" office:value-type="string" calcext:value-type="string">
            <text:p>ジン・ニ・ニ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24" office:value-type="string" calcext:value-type="string">
            <text:p>ニン</text:p>
          </table:table-cell>
          <table:table-cell table:style-name="ce27" office:value-type="string" calcext:value-type="string">
            <text:p>しの(ぶ)・しの(ば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24" office:value-type="string" calcext:value-type="string">
            <text:p>ニン</text:p>
          </table:table-cell>
          <table:table-cell table:style-name="ce27" office:value-type="string" calcext:value-type="string">
            <text:p>み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も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すく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24" office:value-type="string" calcext:value-type="string">
            <text:p>ト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24" office:value-type="string" calcext:value-type="string">
            <text:p>ジ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24" office:value-type="string" calcext:value-type="string">
            <text:p>ドン</text:p>
          </table:table-cell>
          <table:table-cell table:style-name="ce27" office:value-type="string" calcext:value-type="string">
            <text:p>にぶ(い)・にぶ(る)・にぶ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め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まね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ぬ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みことの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24" office:value-type="string" calcext:value-type="string">
            <text:p>チョ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て(る)・て(らす)・て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こ(える)・こ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24" office:value-type="string" calcext:value-type="string">
            <text:p>エツ</text:p>
          </table:table-cell>
          <table:table-cell table:style-name="ce27" office:value-type="string" calcext:value-type="string">
            <text:p>(-)こ(す)・-ご(し)・こ(える)・-ご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おもむ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おもむ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24" office:value-type="string" calcext:value-type="string">
            <text:p>ボ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3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(-)か(ける)・(-)か(け)・-が(け)・(-)か(かる)・-が(かる)・か(かり)・-が(かり)・かかり・-がか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24" office:value-type="string" calcext:value-type="string">
            <text:p>テキ</text:p>
          </table:table-cell>
          <table:table-cell table:style-name="ce27" office:value-type="string" calcext:value-type="string">
            <text:p>つ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24" office:value-type="string" calcext:value-type="string">
            <text:p>テキ</text:p>
          </table:table-cell>
          <table:table-cell table:style-name="ce27" office:value-type="string" calcext:value-type="string">
            <text:p>しずく・した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24" office:value-type="string" calcext:value-type="string">
            <text:p>チ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24" office:value-type="string" calcext:value-type="string">
            <text:p>テ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24" office:value-type="string" calcext:value-type="string">
            <text:p>テキ</text:p>
          </table:table-cell>
          <table:table-cell table:style-name="ce27" office:value-type="string" calcext:value-type="string">
            <text:p>かた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24" office:value-type="string" calcext:value-type="string">
            <text:p>ジュ</text:p>
          </table:table-cell>
          <table:table-cell table:style-name="ce27" office:value-type="string" calcext:value-type="string">
            <text:p>さず(ける)・さず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24" office:value-type="string" calcext:value-type="string">
            <text:p>エ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ひ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ゆる(い)・ゆる(やか)・ゆる(む)・ゆる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24" office:value-type="string" calcext:value-type="string">
            <text:p>ダン・ノン*</text:p>
          </table:table-cell>
          <table:table-cell table:style-name="ce27" office:value-type="string" calcext:value-type="string">
            <text:p>あたた(か)・あたた(かい)・あたた(まる)・あた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す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24" office:value-type="string" calcext:value-type="string">
            <text:p>ケン・ゴ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24" office:value-type="string" calcext:value-type="string">
            <text:p>カク*</text:p>
          </table:table-cell>
          <table:table-cell table:style-name="ce27" office:value-type="string" calcext:value-type="string">
            <text:p>つ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たし(か)・たし(か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24" office:value-type="string" calcext:value-type="string">
            <text:p>マ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24" office:value-type="string" calcext:value-type="string">
            <text:p>マ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24" office:value-type="string" calcext:value-type="string">
            <text:p>ヨク</text:p>
          </table:table-cell>
          <table:table-cell table:style-name="ce27" office:value-type="string" calcext:value-type="string">
            <text:p>おさ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24" office:value-type="string" calcext:value-type="string">
            <text:p>ギョウ・コウ</text:p>
          </table:table-cell>
          <table:table-cell table:style-name="ce27" office:value-type="string" calcext:value-type="string">
            <text:p>あお(ぐ)・おお(せ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24" office:value-type="string" calcext:value-type="string">
            <text:p>ゲイ</text:p>
          </table:table-cell>
          <table:table-cell table:style-name="ce27" office:value-type="string" calcext:value-type="string">
            <text:p>むか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24" office:value-type="string" calcext:value-type="string">
            <text:p>リュウ</text:p>
          </table:table-cell>
          <table:table-cell table:style-name="ce27" office:value-type="string" calcext:value-type="string">
            <text:p>やな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24" office:value-type="string" calcext:value-type="string">
            <text:p>ラン</text:p>
          </table:table-cell>
          <table:table-cell table:style-name="ce27" office:value-type="string" calcext:value-type="string">
            <text:p>たまご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うと(い)・うと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はや(い)・はや-・はや(める)・はや(まる)・すみ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おく(れる)・おく(らす)・おそ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つ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24" office:value-type="string" calcext:value-type="string">
            <text:p>ジ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くわ(える)・くわ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へ(る)・へ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24" office:value-type="string" calcext:value-type="string">
            <text:p>メツ</text:p>
          </table:table-cell>
          <table:table-cell table:style-name="ce27" office:value-type="string" calcext:value-type="string">
            <text:p>ほろ(びる)・ほろ(ぶ)・ほろ(ぼ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24" office:value-type="string" calcext:value-type="string">
            <text:p>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24" office:value-type="string" calcext:value-type="string">
            <text:p>ワク</text:p>
          </table:table-cell>
          <table:table-cell table:style-name="ce27" office:value-type="string" calcext:value-type="string">
            <text:p>あ(る)・ある(いは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24" office:value-type="string" calcext:value-type="string">
            <text:p>ワク</text:p>
          </table:table-cell>
          <table:table-cell table:style-name="ce27" office:value-type="string" calcext:value-type="string">
            <text:p>まど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24" office:value-type="string" calcext:value-type="string">
            <text:p>イ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おさ(める)・おさ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24" office:value-type="string" calcext:value-type="string">
            <text:p>ノウ・トウ・ナン・ナ・ナッ-</text:p>
          </table:table-cell>
          <table:table-cell table:style-name="ce27" office:value-type="string" calcext:value-type="string">
            <text:p>(-)おさ(める)・おさ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24" office:value-type="string" calcext:value-type="string">
            <text:p>ケン・コ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24" office:value-type="string" calcext:value-type="string">
            <text:p>コウ・ク</text:p>
          </table:table-cell>
          <table:table-cell table:style-name="ce27" office:value-type="string" calcext:value-type="string">
            <text:p>み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24" office:value-type="string" calcext:value-type="string">
            <text:p>ドン</text:p>
          </table:table-cell>
          <table:table-cell table:style-name="ce27" office:value-type="string" calcext:value-type="string">
            <text:p>むさ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も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24" office:value-type="string" calcext:value-type="string">
            <text:p>ビン・ヒン</text:p>
          </table:table-cell>
          <table:table-cell table:style-name="ce27" office:value-type="string" calcext:value-type="string">
            <text:p>まず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24" office:value-type="string" calcext:value-type="string">
            <text:p>チ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か(す)・か(し)-・かし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24" office:value-type="string" calcext:value-type="string">
            <text:p>サ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か(える)・か(え)-・か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ひそ(む)・もぐ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24" office:value-type="string" calcext:value-type="string">
            <text:p>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24" office:value-type="string" calcext:value-type="string">
            <text:p>リュウ・ル</text:p>
          </table:table-cell>
          <table:table-cell table:style-name="ce27" office:value-type="string" calcext:value-type="string">
            <text:p>(-)と(める)・-ど(め)・と(まる)・とど(ま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24" office:value-type="string" calcext:value-type="string">
            <text:p>リュウ</text:p>
          </table:table-cell>
          <table:table-cell table:style-name="ce27" office:value-type="string" calcext:value-type="string">
            <text:p>た(まる)・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24" office:value-type="string" calcext:value-type="string">
            <text:p>ガ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か(ける)・か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そ(まる)・そ(める)・-ぞ(め)・-ぞめ・し(みる)・-じ(みる)・し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24" office:value-type="string" calcext:value-type="string">
            <text:p>リ*</text:p>
          </table:table-cell>
          <table:table-cell table:style-name="ce27" office:value-type="string" calcext:value-type="string">
            <text:p>な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24" office:value-type="string" calcext:value-type="string">
            <text:p>ケ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たっと(い)・とうと(い)・たっと(ぶ)・とうと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つぶ(す)・つぶ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24" office:value-type="string" calcext:value-type="string">
            <text:p>イ・ユ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(-)つか(う)・つか(わす)・-づ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24" office:value-type="string" calcext:value-type="string">
            <text:p>ツイ</text:p>
          </table:table-cell>
          <table:table-cell table:style-name="ce27" office:value-type="string" calcext:value-type="string">
            <text:p>お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24" office:value-type="string" calcext:value-type="string">
            <text:p>ハク</text:p>
          </table:table-cell>
          <table:table-cell table:style-name="ce27" office:value-type="string" calcext:value-type="string">
            <text:p>せ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24" office:value-type="string" calcext:value-type="string">
            <text:p>ハク</text:p>
          </table:table-cell>
          <table:table-cell table:style-name="ce27" office:value-type="string" calcext:value-type="string">
            <text:p>と(まる)・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24" office:value-type="string" calcext:value-type="string">
            <text:p>ハ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24" office:value-type="string" calcext:value-type="string">
            <text:p>ハク・ヒ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とむ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24" office:value-type="string" calcext:value-type="string">
            <text:p>フツ</text:p>
          </table:table-cell>
          <table:table-cell table:style-name="ce27" office:value-type="string" calcext:value-type="string">
            <text:p>わ(く)・わ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に(る)・-に・に(える)・に(や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つい(やす)・つい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24" office:value-type="string" calcext:value-type="string">
            <text:p>テイ・デ・ダイ</text:p>
          </table:table-cell>
          <table:table-cell table:style-name="ce27" office:value-type="string" calcext:value-type="string">
            <text:p>おとう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24" office:value-type="string" calcext:value-type="string">
            <text:p>ダ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そ(る)・す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24" office:value-type="string" calcext:value-type="string">
            <text:p>ケイ・キョウ</text:p>
          </table:table-cell>
          <table:table-cell table:style-name="ce27" office:value-type="string" calcext:value-type="string">
            <text:p>あ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ただ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24" office:value-type="string" calcext:value-type="string">
            <text:p>ゼ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するど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24" office:value-type="string" calcext:value-type="string">
            <text:p>セツ・ゼイ</text:p>
          </table:table-cell>
          <table:table-cell table:style-name="ce27" office:value-type="string" calcext:value-type="string">
            <text:p>と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24" office:value-type="string" calcext:value-type="string">
            <text:p>ダツ</text:p>
          </table:table-cell>
          <table:table-cell table:style-name="ce27" office:value-type="string" calcext:value-type="string">
            <text:p>ぬ(ぐ)・ぬ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24" office:value-type="string" calcext:value-type="string">
            <text:p>エ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24" office:value-type="string" calcext:value-type="string">
            <text:p>シュウ・シュク</text:p>
          </table:table-cell>
          <table:table-cell table:style-name="ce27" office:value-type="string" calcext:value-type="string">
            <text:p>いわ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24" office:value-type="string" calcext:value-type="string">
            <text:p>キ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24" office:value-type="string" calcext:value-type="string">
            <text:p>エ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24" office:value-type="string" calcext:value-type="string">
            <text:p>コク</text:p>
          </table:table-cell>
          <table:table-cell table:style-name="ce27" office:value-type="string" calcext:value-type="string">
            <text:p>か(つ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24" office:value-type="string" calcext:value-type="string">
            <text:p>キョウ・ケイ</text:p>
          </table:table-cell>
          <table:table-cell table:style-name="ce27" office:value-type="string" calcext:value-type="string">
            <text:p>きそ(う)・せ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あ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24" office:value-type="string" calcext:value-type="string">
            <text:p>マイ</text:p>
          </table:table-cell>
          <table:table-cell table:style-name="ce27" office:value-type="string" calcext:value-type="string">
            <text:p>いもう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24" office:value-type="string" calcext:value-type="string">
            <text:p>ジョ</text:p>
          </table:table-cell>
          <table:table-cell table:style-name="ce27" office:value-type="string" calcext:value-type="string">
            <text:p>つい(で)・つい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24" office:value-type="string" calcext:value-type="string">
            <text:p>チ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24" office:value-type="string" calcext:value-type="string">
            <text:p>テ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よろこ(ぶ)・よろこ(ば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24" office:value-type="string" calcext:value-type="string">
            <text:p>ゼン</text:p>
          </table:table-cell>
          <table:table-cell table:style-name="ce27" office:value-type="string" calcext:value-type="string">
            <text:p>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24" office:value-type="string" calcext:value-type="string">
            <text:p>ゼン</text:p>
          </table:table-cell>
          <table:table-cell table:style-name="ce27" office:value-type="string" calcext:value-type="string">
            <text:p>つくろ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24" office:value-type="string" calcext:value-type="string">
            <text:p>ゼ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うら(む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24" office:value-type="string" calcext:value-type="string">
            <text:p>コン</text:p>
          </table:table-cell>
          <table:table-cell table:style-name="ce27" office:value-type="string" calcext:value-type="string">
            <text:p>うら(む)・うら(め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24" office:value-type="string" calcext:value-type="string">
            <text:p>セキ</text:p>
          </table:table-cell>
          <table:table-cell table:style-name="ce27" office:value-type="string" calcext:value-type="string">
            <text:p>お(しい)・お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お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24" office:value-type="string" calcext:value-type="string">
            <text:p>シャク</text:p>
          </table:table-cell>
          <table:table-cell table:style-name="ce27" office:value-type="string" calcext:value-type="string">
            <text:p>か(り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24" office:value-type="string" calcext:value-type="string">
            <text:p>サ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24" office:value-type="string" calcext:value-type="string">
            <text:p>ソウ・ゾ・ソ</text:p>
          </table:table-cell>
          <table:table-cell table:style-name="ce27" office:value-type="string" calcext:value-type="string">
            <text:p>ひ*・ひい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24" office:value-type="string" calcext:value-type="string">
            <text:p>ゾウ</text:p>
          </table:table-cell>
          <table:table-cell table:style-name="ce27" office:value-type="string" calcext:value-type="string">
            <text:p>ま(す)・ま(し)・ふ(える)・ふ(や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24" office:value-type="string" calcext:value-type="string">
            <text:p>ゾウ</text:p>
          </table:table-cell>
          <table:table-cell table:style-name="ce27" office:value-type="string" calcext:value-type="string">
            <text:p>にく(む)・にく(い)・にく(らしい)・にく(し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24" office:value-type="string" calcext:value-type="string">
            <text:p>ゾウ・ソウ</text:p>
          </table:table-cell>
          <table:table-cell table:style-name="ce27" office:value-type="string" calcext:value-type="string">
            <text:p>お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24" office:value-type="string" calcext:value-type="string">
            <text:p>ワイ</text:p>
          </table:table-cell>
          <table:table-cell table:style-name="ce27" office:value-type="string" calcext:value-type="string">
            <text:p>まか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24" office:value-type="string" calcext:value-type="string">
            <text:p>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24" office:value-type="string" calcext:value-type="string">
            <text:p>ゾ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お(びる)・お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とどこ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24" office:value-type="string" calcext:value-type="string">
            <text:p>ジュウ</text:p>
          </table:table-cell>
          <table:table-cell table:style-name="ce27" office:value-type="string" calcext:value-type="string">
            <text:p>しぶ・しぶ(い)・しぶ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24" office:value-type="string" calcext:value-type="string">
            <text:p>セツ</text:p>
          </table:table-cell>
          <table:table-cell table:style-name="ce27" office:value-type="string" calcext:value-type="string">
            <text:p>と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ため*・な(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24" office:value-type="string" calcext:value-type="string">
            <text:p>ギ</text:p>
          </table:table-cell>
          <table:table-cell table:style-name="ce27" office:value-type="string" calcext:value-type="string">
            <text:p>いつわ(る)・に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24" office:value-type="string" calcext:value-type="string">
            <text:p>サン・シン*</text:p>
          </table:table-cell>
          <table:table-cell table:style-name="ce27" office:value-type="string" calcext:value-type="string">
            <text:p>まい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24" office:value-type="string" calcext:value-type="string">
            <text:p>サン・ザン</text:p>
          </table:table-cell>
          <table:table-cell table:style-name="ce27" office:value-type="string" calcext:value-type="string">
            <text:p>みじ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24" office:value-type="string" calcext:value-type="string">
            <text:p>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24" office:value-type="string" calcext:value-type="string">
            <text:p>リ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24" office:value-type="string" calcext:value-type="string">
            <text:p>キュウ・ク・グウ</text:p>
          </table:table-cell>
          <table:table-cell table:style-name="ce27" office:value-type="string" calcext:value-type="string">
            <text:p>み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いとな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ほた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さか(える)・は(え)・-ば(え)・は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24" office:value-type="string" calcext:value-type="string">
            <text:p>ヨ</text:p>
          </table:table-cell>
          <table:table-cell table:style-name="ce27" office:value-type="string" calcext:value-type="string">
            <text:p>ほま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24" office:value-type="string" calcext:value-type="string">
            <text:p>キョ</text:p>
          </table:table-cell>
          <table:table-cell table:style-name="ce27" office:value-type="string" calcext:value-type="string">
            <text:p>あ(げる)・あ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24" office:value-type="string" calcext:value-type="string">
            <text:p>ケン・ゲン*</text:p>
          </table:table-cell>
          <table:table-cell table:style-name="ce27" office:value-type="string" calcext:value-type="string">
            <text:p>こぶ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さ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24" office:value-type="string" calcext:value-type="string">
            <text:p>ダ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さ(く)・-ざ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24" office:value-type="string" calcext:value-type="string">
            <text:p>チ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く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24" office:value-type="string" calcext:value-type="string">
            <text:p>カイ・ケ*</text:p>
          </table:table-cell>
          <table:table-cell table:style-name="ce27" office:value-type="string" calcext:value-type="string">
            <text:p>あや(しい)・あや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かる(い)・かろ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24" office:value-type="string" calcext:value-type="string">
            <text:p>ケイ・キョウ</text:p>
          </table:table-cell>
          <table:table-cell table:style-name="ce27" office:value-type="string" calcext:value-type="string">
            <text:p>へ(る)・た(つ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24" office:value-type="string" calcext:value-type="string">
            <text:p>セ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24" office:value-type="string" calcext:value-type="string">
            <text:p>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す(む)・-ず(み)・-ずみ・す(まない)・(-)す(ます)・す(ま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24" office:value-type="string" calcext:value-type="string">
            <text:p>ザ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24" office:value-type="string" calcext:value-type="string">
            <text:p>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24" office:value-type="string" calcext:value-type="string">
            <text:p>バ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24" office:value-type="string" calcext:value-type="string">
            <text:p>バイ</text:p>
          </table:table-cell>
          <table:table-cell table:style-name="ce27" office:value-type="string" calcext:value-type="string">
            <text:p>つち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24" office:value-type="string" calcext:value-type="string">
            <text:p>バ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24" office:value-type="string" calcext:value-type="string">
            <text:p>チョウ・テン*</text:p>
          </table:table-cell>
          <table:table-cell table:style-name="ce27" office:value-type="string" calcext:value-type="string">
            <text:p>は(る)・-ば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24" office:value-type="string" calcext:value-type="string">
            <text:p>ネン</text:p>
          </table:table-cell>
          <table:table-cell table:style-name="ce27" office:value-type="string" calcext:value-type="string">
            <text:p>ねば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(-)か(える)・か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24" office:value-type="string" calcext:value-type="string">
            <text:p>ゼツ</text:p>
          </table:table-cell>
          <table:table-cell table:style-name="ce27" office:value-type="string" calcext:value-type="string">
            <text:p>た(える)・た(やす)・た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24" office:value-type="string" calcext:value-type="string">
            <text:p>メン</text:p>
          </table:table-cell>
          <table:table-cell table:style-name="ce27" office:value-type="string" calcext:value-type="string">
            <text:p>まぬか(れる)・まぬが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24" office:value-type="string" calcext:value-type="string">
            <text:p>イ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24" office:value-type="string" calcext:value-type="string">
            <text:p>ベ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24" office:value-type="string" calcext:value-type="string">
            <text:p>バ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24" office:value-type="string" calcext:value-type="string">
            <text:p>キョ</text:p>
          </table:table-cell>
          <table:table-cell table:style-name="ce27" office:value-type="string" calcext:value-type="string">
            <text:p>ゆ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24" office:value-type="string" calcext:value-type="string">
            <text:p>ショウ・ゾ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24" office:value-type="string" calcext:value-type="string">
            <text:p>ゾ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ほ(る)・-ぼ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かげ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24" office:value-type="string" calcext:value-type="string">
            <text:p>サツ</text:p>
          </table:table-cell>
          <table:table-cell table:style-name="ce27" office:value-type="string" calcext:value-type="string">
            <text:p>と(る)・-ど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24" office:value-type="string" calcext:value-type="string">
            <text:p>シュウ・ジュ</text:p>
          </table:table-cell>
          <table:table-cell table:style-name="ce27" office:value-type="string" calcext:value-type="string">
            <text:p>つ(く)・つ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24" office:value-type="string" calcext:value-type="string">
            <text:p>リョウ</text:p>
          </table:table-cell>
          <table:table-cell table:style-name="ce27" office:value-type="string" calcext:value-type="string">
            <text:p>すず(しい)・すず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24" office:value-type="string" calcext:value-type="string">
            <text:p>ゲイ</text:p>
          </table:table-cell>
          <table:table-cell table:style-name="ce27" office:value-type="string" calcext:value-type="string">
            <text:p>くじ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へだ(てる)・へだ(た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24" office:value-type="string" calcext:value-type="string">
            <text:p>ユ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き(える)・け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こず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24" office:value-type="string" calcext:value-type="string">
            <text:p>サク</text:p>
          </table:table-cell>
          <table:table-cell table:style-name="ce27" office:value-type="string" calcext:value-type="string">
            <text:p>けず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よ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24" office:value-type="string" calcext:value-type="string">
            <text:p>エ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24" office:value-type="string" calcext:value-type="string">
            <text:p>キョウ・ゴウ</text:p>
          </table:table-cell>
          <table:table-cell table:style-name="ce27" office:value-type="string" calcext:value-type="string">
            <text:p>さと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24" office:value-type="string" calcext:value-type="string">
            <text:p>キ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ひび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し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ま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24" office:value-type="string" calcext:value-type="string">
            <text:p>セイ・ジョウ</text:p>
          </table:table-cell>
          <table:table-cell table:style-name="ce27" office:value-type="string" calcext:value-type="string">
            <text:p>も(る)・さか(る)・さか(ん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さか(ん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24" office:value-type="string" calcext:value-type="string">
            <text:p>ボ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24" office:value-type="string" calcext:value-type="string">
            <text:p>ガイ</text:p>
          </table:table-cell>
          <table:table-cell table:style-name="ce27" office:value-type="string" calcext:value-type="string">
            <text:p>ふ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ぬす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24" office:value-type="string" calcext:value-type="string">
            <text:p>メ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いた(む)・いた(める)・き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あ(げる)・-あ(げ)・あ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24" office:value-type="string" calcext:value-type="string">
            <text:p>チ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かげ・かげ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かく(す)・かく(し)-・か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24" office:value-type="string" calcext:value-type="string">
            <text:p>オン</text:p>
          </table:table-cell>
          <table:table-cell table:style-name="ce27" office:value-type="string" calcext:value-type="string">
            <text:p>おだ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ほ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いね・い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うれ(える)・う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さば(く)・た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の(る)・の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24" office:value-type="string" calcext:value-type="string">
            <text:p>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24" office:value-type="string" calcext:value-type="string">
            <text:p>シャ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24" office:value-type="string" calcext:value-type="string">
            <text:p>セキ</text:p>
          </table:table-cell>
          <table:table-cell table:style-name="ce27" office:value-type="string" calcext:value-type="string">
            <text:p>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24" office:value-type="string" calcext:value-type="string">
            <text:p>コン</text:p>
          </table:table-cell>
          <table:table-cell table:style-name="ce27" office:value-type="string" calcext:value-type="string">
            <text:p>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け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おど(る)・おど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ふ(む)・ふ(ま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24" office:value-type="string" calcext:value-type="string">
            <text:p>ヤク</text:p>
          </table:table-cell>
          <table:table-cell table:style-name="ce27" office:value-type="string" calcext:value-type="string">
            <text:p>お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24" office:value-type="string" calcext:value-type="string">
            <text:p>タ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よ(る)・-よ(り)・よ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さ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24" office:value-type="string" calcext:value-type="string">
            <text:p>キ*</text:p>
          </table:table-cell>
          <table:table-cell table:style-name="ce27" office:value-type="string" calcext:value-type="string">
            <text:p>さい・さ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みさ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24" office:value-type="string" calcext:value-type="string">
            <text:p>モ・ボ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24" office:value-type="string" calcext:value-type="string">
            <text:p>マ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24" office:value-type="string" calcext:value-type="string">
            <text:p>バ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24" office:value-type="string" calcext:value-type="string">
            <text:p>マク・バ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24" office:value-type="string" calcext:value-type="string">
            <text:p>ボ</text:p>
          </table:table-cell>
          <table:table-cell table:style-name="ce27" office:value-type="string" calcext:value-type="string">
            <text:p>は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24" office:value-type="string" calcext:value-type="string">
            <text:p>ボ</text:p>
          </table:table-cell>
          <table:table-cell table:style-name="ce27" office:value-type="string" calcext:value-type="string">
            <text:p>つの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24" office:value-type="string" calcext:value-type="string">
            <text:p>ボ</text:p>
          </table:table-cell>
          <table:table-cell table:style-name="ce27" office:value-type="string" calcext:value-type="string">
            <text:p>く(れる)・く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24" office:value-type="string" calcext:value-type="string">
            <text:p>ボ</text:p>
          </table:table-cell>
          <table:table-cell table:style-name="ce27" office:value-type="string" calcext:value-type="string">
            <text:p>した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24" office:value-type="string" calcext:value-type="string">
            <text:p>テン</text:p>
          </table:table-cell>
          <table:table-cell table:style-name="ce27" office:value-type="string" calcext:value-type="string">
            <text:p>そ(える)・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うやう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24" office:value-type="string" calcext:value-type="string">
            <text:p>ボウ・バク</text:p>
          </table:table-cell>
          <table:table-cell table:style-name="ce27" office:value-type="string" calcext:value-type="string">
            <text:p>あば(く)・あば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24" office:value-type="string" calcext:value-type="string">
            <text:p>バ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そ(う)・-ぞ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いしず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24" office:value-type="string" calcext:value-type="string">
            <text:p>ギ</text:p>
          </table:table-cell>
          <table:table-cell table:style-name="ce27" office:value-type="string" calcext:value-type="string">
            <text:p>うた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24" office:value-type="string" calcext:value-type="string">
            <text:p>ギョウ</text:p>
          </table:table-cell>
          <table:table-cell table:style-name="ce27" office:value-type="string" calcext:value-type="string">
            <text:p>こ(る)・こ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24" office:value-type="string" calcext:value-type="string">
            <text:p>ギ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な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に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24" office:value-type="string" calcext:value-type="string">
            <text:p>ヒョウ</text:p>
          </table:table-cell>
          <table:table-cell table:style-name="ce27" office:value-type="string" calcext:value-type="string">
            <text:p>た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お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24" office:value-type="string" calcext:value-type="string">
            <text:p>アン</text:p>
          </table:table-cell>
          <table:table-cell table:style-name="ce27" office:value-type="string" calcext:value-type="string">
            <text:p>いお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24" office:value-type="string" calcext:value-type="string">
            <text:p>ボ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24" office:value-type="string" calcext:value-type="string">
            <text:p>ボ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たた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24" office:value-type="string" calcext:value-type="string">
            <text:p>バツ</text:p>
          </table:table-cell>
          <table:table-cell table:style-name="ce27" office:value-type="string" calcext:value-type="string">
            <text:p>き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24" office:value-type="string" calcext:value-type="string">
            <text:p>バ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たた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24" office:value-type="string" calcext:value-type="string">
            <text:p>アン*</text:p>
          </table:table-cell>
          <table:table-cell table:style-name="ce27" office:value-type="string" calcext:value-type="string">
            <text:p>や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24" office:value-type="string" calcext:value-type="string">
            <text:p>ミ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24" office:value-type="string" calcext:value-type="string">
            <text:p>ハ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ゆ(れる)・ゆ(る)・ゆ(らぐ)・ゆ(るぐ)・ゆ(する)・ゆ(さぶる)・ゆ(すぶ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うたい・うた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はる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24" office:value-type="string" calcext:value-type="string">
            <text:p>チ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24" office:value-type="string" calcext:value-type="string">
            <text:p>ジ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おちい(る)・おとしい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24" office:value-type="string" calcext:value-type="string">
            <text:p>リ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お(りる)・お(ろす)・ふ(る)・ふ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み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あ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ぬ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は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24" office:value-type="string" calcext:value-type="string">
            <text:p>ミ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24" office:value-type="string" calcext:value-type="string">
            <text:p>ミ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ひ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24" office:value-type="string" calcext:value-type="string">
            <text:p>オ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24" office:value-type="string" calcext:value-type="string">
            <text:p>ス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なぐ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24" office:value-type="string" calcext:value-type="string">
            <text:p>ク</text:p>
          </table:table-cell>
          <table:table-cell table:style-name="ce27" office:value-type="string" calcext:value-type="string">
            <text:p>か(ける)・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は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さわ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24" office:value-type="string" calcext:value-type="string">
            <text:p>キョク</text:p>
          </table:table-cell>
          <table:table-cell table:style-name="ce27" office:value-type="string" calcext:value-type="string">
            <text:p>あさ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24" office:value-type="string" calcext:value-type="string">
            <text:p>タン・ダ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ただ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かつ(ぐ)・に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わた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か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やかま(しい)・かまびす(し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24" office:value-type="string" calcext:value-type="string">
            <text:p>ダ</text:p>
          </table:table-cell>
          <table:table-cell table:style-name="ce27" office:value-type="string" calcext:value-type="string">
            <text:p>つば・つば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つぼ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つぼ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24" office:value-type="string" calcext:value-type="string">
            <text:p>シュウ・シュ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24" office:value-type="string" calcext:value-type="string">
            <text:p>クン</text:p>
          </table:table-cell>
          <table:table-cell table:style-name="ce27" office:value-type="string" calcext:value-type="string">
            <text:p>きみ・-ぎ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24" office:value-type="string" calcext:value-type="string">
            <text:p>グン</text:p>
          </table:table-cell>
          <table:table-cell table:style-name="ce27" office:value-type="string" calcext:value-type="string">
            <text:p>む(れ)・む(れる)・むら・むら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24" office:value-type="string" calcext:value-type="string">
            <text:p>グン</text:p>
          </table:table-cell>
          <table:table-cell table:style-name="ce27" office:value-type="string" calcext:value-type="string">
            <text:p>こおり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24" office:value-type="string" calcext:value-type="string">
            <text:p>ナ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24" office:value-type="string" calcext:value-type="string">
            <text:p>ホ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しぼ(る)・し(める)・し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24" office:value-type="string" calcext:value-type="string">
            <text:p>サク</text:p>
          </table:table-cell>
          <table:table-cell table:style-name="ce27" office:value-type="string" calcext:value-type="string">
            <text:p>し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24" office:value-type="string" calcext:value-type="string">
            <text:p>モ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24" office:value-type="string" calcext:value-type="string">
            <text:p>キ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し(まる)・し(まり)・し(める)・-し(め)・-じ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あきら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24" office:value-type="string" calcext:value-type="string">
            <text:p>キ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24" office:value-type="string" calcext:value-type="string">
            <text:p>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と(める)*・と(ま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24" office:value-type="string" calcext:value-type="string">
            <text:p>コ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24" office:value-type="string" calcext:value-type="string">
            <text:p>コン</text:p>
          </table:table-cell>
          <table:table-cell table:style-name="ce27" office:value-type="string" calcext:value-type="string">
            <text:p>ま(ざる)・ま(じる)・-ま(じり)・ま(ぜる)・こ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みな・みんな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24" office:value-type="string" calcext:value-type="string">
            <text:p>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24" office:value-type="string" calcext:value-type="string">
            <text:p>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24" office:value-type="string" calcext:value-type="string">
            <text:p>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24" office:value-type="string" calcext:value-type="string">
            <text:p>ヘ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24" office:value-type="string" calcext:value-type="string">
            <text:p>リ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24" office:value-type="string" calcext:value-type="string">
            <text:p>ボク</text:p>
          </table:table-cell>
          <table:table-cell table:style-name="ce27" office:value-type="string" calcext:value-type="string">
            <text:p>むつ(まじい)*・むつ(む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いき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24" office:value-type="string" calcext:value-type="string">
            <text:p>ネツ</text:p>
          </table:table-cell>
          <table:table-cell table:style-name="ce27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24" office:value-type="string" calcext:value-type="string">
            <text:p>ジュク</text:p>
          </table:table-cell>
          <table:table-cell table:style-name="ce27" office:value-type="string" calcext:value-type="string">
            <text:p>う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24" office:value-type="string" calcext:value-type="string">
            <text:p>ジュ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24" office:value-type="string" calcext:value-type="string">
            <text:p>リョウ</text:p>
          </table:table-cell>
          <table:table-cell table:style-name="ce27" office:value-type="string" calcext:value-type="string">
            <text:p>みささ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24" office:value-type="string" calcext:value-type="string">
            <text:p>リョウ</text:p>
          </table:table-cell>
          <table:table-cell table:style-name="ce27" office:value-type="string" calcext:value-type="string">
            <text:p>ひ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24" office:value-type="string" calcext:value-type="string">
            <text:p>シ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24" office:value-type="string" calcext:value-type="string">
            <text:p>サ</text:p>
          </table:table-cell>
          <table:table-cell table:style-name="ce27" office:value-type="string" calcext:value-type="string">
            <text:p>そその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24" office:value-type="string" calcext:value-type="string">
            <text:p>カツ</text:p>
          </table:table-cell>
          <table:table-cell table:style-name="ce27" office:value-type="string" calcext:value-type="string">
            <text:p>は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24" office:value-type="string" calcext:value-type="string">
            <text:p>チョ*</text:p>
          </table:table-cell>
          <table:table-cell table:style-name="ce27" office:value-type="string" calcext:value-type="string">
            <text:p>は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24" office:value-type="string" calcext:value-type="string">
            <text:p>ショ</text:p>
          </table:table-cell>
          <table:table-cell table:style-name="ce27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24" office:value-type="string" calcext:value-type="string">
            <text:p>シ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24" office:value-type="string" calcext:value-type="string">
            <text:p>ショ・ジョ</text:p>
          </table:table-cell>
          <table:table-cell table:style-name="ce27" office:value-type="string" calcext:value-type="string">
            <text:p>あけぼの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24" office:value-type="string" calcext:value-type="string">
            <text:p>ト</text:p>
          </table:table-cell>
          <table:table-cell table:style-name="ce27" office:value-type="string" calcext:value-type="string">
            <text:p>か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24" office:value-type="string" calcext:value-type="string">
            <text:p>ショ</text:p>
          </table:table-cell>
          <table:table-cell table:style-name="ce27" office:value-type="string" calcext:value-type="string">
            <text:p>も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24" office:value-type="string" calcext:value-type="string">
            <text:p>チョ</text:p>
          </table:table-cell>
          <table:table-cell table:style-name="ce27" office:value-type="string" calcext:value-type="string">
            <text:p>もう(ける)・もう(かる)・もう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24" office:value-type="string" calcext:value-type="string">
            <text:p>ショ・チョ</text:p>
          </table:table-cell>
          <table:table-cell table:style-name="ce27" office:value-type="string" calcext:value-type="string">
            <text:p>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24" office:value-type="string" calcext:value-type="string">
            <text:p>オ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24" office:value-type="string" calcext:value-type="string">
            <text:p>バ</text:p>
          </table:table-cell>
          <table:table-cell table:style-name="ce27" office:value-type="string" calcext:value-type="string">
            <text:p>ば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す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24" office:value-type="string" calcext:value-type="string">
            <text:p>モウ・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な(える)・しな(びる)・しぼ(む)*・しお(れ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つ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すご(い)*・すご(む)*・すさ(まじ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さ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から(い)・つら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24" office:value-type="string" calcext:value-type="string">
            <text:p>サ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24" office:value-type="string" calcext:value-type="string">
            <text:p>ラ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や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24" office:value-type="string" calcext:value-type="string">
            <text:p>ヘキ</text:p>
          </table:table-cell>
          <table:table-cell table:style-name="ce27" office:value-type="string" calcext:value-type="string">
            <text:p>か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24" office:value-type="string" calcext:value-type="string">
            <text:p>ヘ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24" office:value-type="string" calcext:value-type="string">
            <text:p>ヘキ</text:p>
          </table:table-cell>
          <table:table-cell table:style-name="ce27" office:value-type="string" calcext:value-type="string">
            <text:p>く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さ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さいわ(い)・さち・しあわ(せ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24" office:value-type="string" calcext:value-type="string">
            <text:p>フ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むく(いる)・むく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24" office:value-type="string" calcext:value-type="string">
            <text:p>シツ・シュウ</text:p>
          </table:table-cell>
          <table:table-cell table:style-name="ce27" office:value-type="string" calcext:value-type="string">
            <text:p>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24" office:value-type="string" calcext:value-type="string">
            <text:p>タツ</text:p>
          </table:table-cell>
          <table:table-cell table:style-name="ce27" office:value-type="string" calcext:value-type="string">
            <text:p>-たち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24" office:value-type="string" calcext:value-type="string">
            <text:p>ロウ</text:p>
          </table:table-cell>
          <table:table-cell table:style-name="ce27" office:value-type="string" calcext:value-type="string">
            <text:p>ほが(ら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24" office:value-type="string" calcext:value-type="string">
            <text:p>ロ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24" office:value-type="string" calcext:value-type="string">
            <text:p>ゴ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(-)あや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24" office:value-type="string" calcext:value-type="string">
            <text:p>フ・フウ</text:p>
          </table:table-cell>
          <table:table-cell table:style-name="ce27" office:value-type="string" calcext:value-type="string">
            <text:p>と(む)・と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24" office:value-type="string" calcext:value-type="string">
            <text:p>フ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24" office:value-type="string" calcext:value-type="string">
            <text:p>フク</text:p>
          </table:table-cell>
          <table:table-cell table:style-name="ce27" office:value-type="string" calcext:value-type="string">
            <text:p>は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24" office:value-type="string" calcext:value-type="string">
            <text:p>フ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う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24" office:value-type="string" calcext:value-type="string">
            <text:p>カ*</text:p>
          </table:table-cell>
          <table:table-cell table:style-name="ce27" office:value-type="string" calcext:value-type="string">
            <text:p>なべ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24" office:value-type="string" calcext:value-type="string">
            <text:p>ラ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24" office:value-type="string" calcext:value-type="string">
            <text:p>ラ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24" office:value-type="string" calcext:value-type="string">
            <text:p>ジュン</text:p>
          </table:table-cell>
          <table:table-cell table:style-name="ce27" office:value-type="string" calcext:value-type="string">
            <text:p>うるお(う)・うるお(す)・うる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ふ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24" office:value-type="string" calcext:value-type="string">
            <text:p>カツ・コツ</text:p>
          </table:table-cell>
          <table:table-cell table:style-name="ce27" office:value-type="string" calcext:value-type="string">
            <text:p>すべ(る)・なめ(ら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か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おど(かす)・おど(す)・おびや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ふ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24" office:value-type="string" calcext:value-type="string">
            <text:p>ワ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みな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えら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24" office:value-type="string" calcext:value-type="string">
            <text:p>タ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24" office:value-type="string" calcext:value-type="string">
            <text:p>タク</text:p>
          </table:table-cell>
          <table:table-cell table:style-name="ce27" office:value-type="string" calcext:value-type="string">
            <text:p>さ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24" office:value-type="string" calcext:value-type="string">
            <text:p>ヤク</text:p>
          </table:table-cell>
          <table:table-cell table:style-name="ce27" office:value-type="string" calcext:value-type="string">
            <text:p>わ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24" office:value-type="string" calcext:value-type="string">
            <text:p>シ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し(く)・-し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24" office:value-type="string" calcext:value-type="string">
            <text:p>ゴ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24" office:value-type="string" calcext:value-type="string">
            <text:p>ゼ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24" office:value-type="string" calcext:value-type="string">
            <text:p>シ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24" office:value-type="string" calcext:value-type="string">
            <text:p>ホン</text:p>
          </table:table-cell>
          <table:table-cell table:style-name="ce27" office:value-type="string" calcext:value-type="string">
            <text:p>ひるがえ(る)・ひるがえ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かけ(る)・と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24" office:value-type="string" calcext:value-type="string">
            <text:p>サ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24" office:value-type="string" calcext:value-type="string">
            <text:p>ソ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あら(い)・あら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はば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ね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24" office:value-type="string" calcext:value-type="string">
            <text:p>ギ</text:p>
          </table:table-cell>
          <table:table-cell table:style-name="ce27" office:value-type="string" calcext:value-type="string">
            <text:p>よろ(しい)*・よろ(し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たた(む)・たた(み)-・たた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24" office:value-type="string" calcext:value-type="string">
            <text:p>コウ・カ*・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24" office:value-type="string" calcext:value-type="string">
            <text:p>オツ</text:p>
          </table:table-cell>
          <table:table-cell table:style-name="ce27" office:value-type="string" calcext:value-type="string">
            <text:p>おと‑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24" office:value-type="string" calcext:value-type="string">
            <text:p>ヘ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24" office:value-type="string" calcext:value-type="string">
            <text:p>ヘイ</text:p>
          </table:table-cell>
          <table:table-cell table:style-name="ce27" office:value-type="string" calcext:value-type="string">
            <text:p>がら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お(す)・お(し)-・お(っ)-・お(さ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24" office:value-type="string" calcext:value-type="string">
            <text:p>チ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さが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とど(ける)・-とど(け)・とど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24" office:value-type="string" calcext:value-type="string">
            <text:p>チ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24" office:value-type="string" calcext:value-type="string">
            <text:p>テキ</text:p>
          </table:table-cell>
          <table:table-cell table:style-name="ce27" office:value-type="string" calcext:value-type="string">
            <text:p>ふ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そ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え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え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す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す(える)・す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24" office:value-type="string" calcext:value-type="string">
            <text:p>アク</text:p>
          </table:table-cell>
          <table:table-cell table:style-name="ce27" office:value-type="string" calcext:value-type="string">
            <text:p>にぎ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そろ(える)・そろ(う)・そろ(い)・-ぞろ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24" office:value-type="string" calcext:value-type="string">
            <text:p>ブ</text:p>
          </table:table-cell>
          <table:table-cell table:style-name="ce27" office:value-type="string" calcext:value-type="string">
            <text:p>な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24" office:value-type="string" calcext:value-type="string">
            <text:p>タ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24" office:value-type="string" calcext:value-type="string">
            <text:p>タ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24" office:value-type="string" calcext:value-type="string">
            <text:p>タ</text:p>
          </table:table-cell>
          <table:table-cell table:style-name="ce27" office:value-type="string" calcext:value-type="string">
            <text:p>わ(びる)・わ(び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24" office:value-type="string" calcext:value-type="string">
            <text:p>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い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24" office:value-type="string" calcext:value-type="string">
            <text:p>ジュ</text:p>
          </table:table-cell>
          <table:table-cell table:style-name="ce27" office:value-type="string" calcext:value-type="string">
            <text:p>ことぶ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24" office:value-type="string" calcext:value-type="string">
            <text:p>チュウ</text:p>
          </table:table-cell>
          <table:table-cell table:style-name="ce27" office:value-type="string" calcext:value-type="string">
            <text:p>い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24" office:value-type="string" calcext:value-type="string">
            <text:p>メ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かが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24" office:value-type="string" calcext:value-type="string">
            <text:p>キョウ・ケイ</text:p>
          </table:table-cell>
          <table:table-cell table:style-name="ce27" office:value-type="string" calcext:value-type="string">
            <text:p>さか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24" office:value-type="string" calcext:value-type="string">
            <text:p>ジュン</text:p>
          </table:table-cell>
          <table:table-cell table:style-name="ce27" office:value-type="string" calcext:value-type="string">
            <text:p>たて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24" office:value-type="string" calcext:value-type="string">
            <text:p>ジ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24" office:value-type="string" calcext:value-type="string">
            <text:p>ジュン</text:p>
          </table:table-cell>
          <table:table-cell table:style-name="ce27" office:value-type="string" calcext:value-type="string">
            <text:p>めぐ(る)・めぐ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は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い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いこ(い)・いこ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24" office:value-type="string" calcext:value-type="string">
            <text:p>ビ</text:p>
          </table:table-cell>
          <table:table-cell table:style-name="ce27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(-)くさ(い)・にお(う)・にお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か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お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とが(る)・とん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24" office:value-type="string" calcext:value-type="string">
            <text:p>トツ</text:p>
          </table:table-cell>
          <table:table-cell table:style-name="ce27" office:value-type="string" calcext:value-type="string">
            <text:p>つ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24" office:value-type="string" calcext:value-type="string">
            <text:p>チ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24" office:value-type="string" calcext:value-type="string">
            <text:p>セ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ちぎ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24" office:value-type="string" calcext:value-type="string">
            <text:p>キ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24" office:value-type="string" calcext:value-type="string">
            <text:p>ケツ</text:p>
          </table:table-cell>
          <table:table-cell table:style-name="ce27" office:value-type="string" calcext:value-type="string">
            <text:p>いさぎ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24" office:value-type="string" calcext:value-type="string">
            <text:p>ブ</text:p>
          </table:table-cell>
          <table:table-cell table:style-name="ce27" office:value-type="string" calcext:value-type="string">
            <text:p>あな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24" office:value-type="string" calcext:value-type="string">
            <text:p>バイ</text:p>
          </table:table-cell>
          <table:table-cell table:style-name="ce27" office:value-type="string" calcext:value-type="string">
            <text:p>う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く(いる)・く(やむ)・く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24" office:value-type="string" calcext:value-type="string">
            <text:p>ビ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24" office:value-type="string" calcext:value-type="string">
            <text:p>ハン</text:p>
          </table:table-cell>
          <table:table-cell table:style-name="ce27" office:value-type="string" calcext:value-type="string">
            <text:p>しげ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つな(ぐ)・つな(がる)・か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24" office:value-type="string" calcext:value-type="string">
            <text:p>モ</text:p>
          </table:table-cell>
          <table:table-cell table:style-name="ce27" office:value-type="string" calcext:value-type="string">
            <text:p>しげ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は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し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24" office:value-type="string" calcext:value-type="string">
            <text:p>ザン</text:p>
          </table:table-cell>
          <table:table-cell table:style-name="ce27" office:value-type="string" calcext:value-type="string">
            <text:p>のこ(る)・のこ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24" office:value-type="string" calcext:value-type="string">
            <text:p>サ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ぜ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あさ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24" office:value-type="string" calcext:value-type="string">
            <text:p>セツ・エイ</text:p>
          </table:table-cell>
          <table:table-cell table:style-name="ce27" office:value-type="string" calcext:value-type="string">
            <text:p>も(る)・も(れる)・も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24" office:value-type="string" calcext:value-type="string">
            <text:p>ソウ・ショウ</text:p>
          </table:table-cell>
          <table:table-cell table:style-name="ce27" office:value-type="string" calcext:value-type="string">
            <text:p>よそお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24" office:value-type="string" calcext:value-type="string">
            <text:p>ミョウ・メ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24" office:value-type="string" calcext:value-type="string">
            <text:p>アン</text:p>
          </table:table-cell>
          <table:table-cell table:style-name="ce27" office:value-type="string" calcext:value-type="string">
            <text:p>くら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24" office:value-type="string" calcext:value-type="string">
            <text:p>イ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24" office:value-type="string" calcext:value-type="string">
            <text:p>ソン</text:p>
          </table:table-cell>
          <table:table-cell table:style-name="ce27" office:value-type="string" calcext:value-type="string">
            <text:p>(-)そこ(なう)・(-)そこ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24" office:value-type="string" calcext:value-type="string">
            <text:p>ホ</text:p>
          </table:table-cell>
          <table:table-cell table:style-name="ce27" office:value-type="string" calcext:value-type="string">
            <text:p>と(らえる)・と(らわれる)・と(る)・つか(まえる)・つか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さ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24" office:value-type="string" calcext:value-type="string">
            <text:p>ホ</text:p>
          </table:table-cell>
          <table:table-cell table:style-name="ce27" office:value-type="string" calcext:value-type="string">
            <text:p>おぎな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24" office:value-type="string" calcext:value-type="string">
            <text:p>ホ*</text:p>
          </table:table-cell>
          <table:table-cell table:style-name="ce27" office:value-type="string" calcext:value-type="string">
            <text:p>う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24" office:value-type="string" calcext:value-type="string">
            <text:p>ホ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24" office:value-type="string" calcext:value-type="string">
            <text:p>ホ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つか(む)・つか(まえる)・つか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とら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24" office:value-type="string" calcext:value-type="string">
            <text:p>ソク</text:p>
          </table:table-cell>
          <table:table-cell table:style-name="ce27" office:value-type="string" calcext:value-type="string">
            <text:p>うなが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24" office:value-type="string" calcext:value-type="string">
            <text:p>ヒツ</text:p>
          </table:table-cell>
          <table:table-cell table:style-name="ce27" office:value-type="string" calcext:value-type="string">
            <text:p>ふ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24" office:value-type="string" calcext:value-type="string">
            <text:p>リツ・リ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24" office:value-type="string" calcext:value-type="string">
            <text:p>タ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24" office:value-type="string" calcext:value-type="string">
            <text:p>ケン・コン</text:p>
          </table:table-cell>
          <table:table-cell table:style-name="ce27" office:value-type="string" calcext:value-type="string">
            <text:p>た(てる)・た(て)・-だ(て)・た(つ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すこ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24" office:value-type="string" calcext:value-type="string">
            <text:p>ヨ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24" office:value-type="string" calcext:value-type="string">
            <text:p>シュ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24" office:value-type="string" calcext:value-type="string">
            <text:p>シ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か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24" office:value-type="string" calcext:value-type="string">
            <text:p>リョウ・ロウ</text:p>
          </table:table-cell>
          <table:table-cell table:style-name="ce27" office:value-type="string" calcext:value-type="string">
            <text:p>かて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24" office:value-type="string" calcext:value-type="string">
            <text:p>フン</text:p>
          </table:table-cell>
          <table:table-cell table:style-name="ce27" office:value-type="string" calcext:value-type="string">
            <text:p>こ・こ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24" office:value-type="string" calcext:value-type="string">
            <text:p>フン</text:p>
          </table:table-cell>
          <table:table-cell table:style-name="ce27" office:value-type="string" calcext:value-type="string">
            <text:p>まぎ(れる)・-まぎ(れ)・まぎ(らす)・まぎ(らわす)・まぎ(らわ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24" office:value-type="string" calcext:value-type="string">
            <text:p>キ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い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くだ(く)・くだ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わ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よ(う)・よ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さ(める)*・さ(ます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24" office:value-type="string" calcext:value-type="string">
            <text:p>シ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24" office:value-type="string" calcext:value-type="string">
            <text:p>コク</text:p>
          </table:table-cell>
          <table:table-cell table:style-name="ce27" office:value-type="string" calcext:value-type="string">
            <text:p>ひど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24" office:value-type="string" calcext:value-type="string">
            <text:p>ボン・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た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24" office:value-type="string" calcext:value-type="string">
            <text:p>ハン</text:p>
          </table:table-cell>
          <table:table-cell table:style-name="ce27" office:value-type="string" calcext:value-type="string">
            <text:p>ほ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おそ(れる)・おそ(る)・おそ(ろ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こわ(い)・こわ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24" office:value-type="string" calcext:value-type="string">
            <text:p>チク</text:p>
          </table:table-cell>
          <table:table-cell table:style-name="ce27" office:value-type="string" calcext:value-type="string">
            <text:p>きず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24" office:value-type="string" calcext:value-type="string">
            <text:p>ジン</text:p>
          </table:table-cell>
          <table:table-cell table:style-name="ce27" office:value-type="string" calcext:value-type="string">
            <text:p>たず(ね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24" office:value-type="string" calcext:value-type="string">
            <text:p>ジン</text:p>
          </table:table-cell>
          <table:table-cell table:style-name="ce27" office:value-type="string" calcext:value-type="string">
            <text:p>たず(ねる)・き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あらが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24" office:value-type="string" calcext:value-type="string">
            <text:p>ハイ</text:p>
          </table:table-cell>
          <table:table-cell table:style-name="ce27" office:value-type="string" calcext:value-type="string">
            <text:p>おが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たがや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24" office:value-type="string" calcext:value-type="string">
            <text:p>モウ・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24" office:value-type="string" calcext:value-type="string">
            <text:p>ス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は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24" office:value-type="string" calcext:value-type="string">
            <text:p>ガン</text:p>
          </table:table-cell>
          <table:table-cell table:style-name="ce27" office:value-type="string" calcext:value-type="string">
            <text:p>き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24" office:value-type="string" calcext:value-type="string">
            <text:p>ガン</text:p>
          </table:table-cell>
          <table:table-cell table:style-name="ce27" office:value-type="string" calcext:value-type="string">
            <text:p>い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くず(れる)・-くず(れ)・くず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24" office:value-type="string" calcext:value-type="string">
            <text:p>ラン*</text:p>
          </table:table-cell>
          <table:table-cell table:style-name="ce27" office:value-type="string" calcext:value-type="string">
            <text:p>あら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24" office:value-type="string" calcext:value-type="string">
            <text:p>ガイ</text:p>
          </table:table-cell>
          <table:table-cell table:style-name="ce27" office:value-type="string" calcext:value-type="string">
            <text:p>が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もよお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こ(げる)・こ(がす)・こ(がれる)・あせ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24" office:value-type="string" calcext:value-type="string">
            <text:p>フン</text:p>
          </table:table-cell>
          <table:table-cell table:style-name="ce27" office:value-type="string" calcext:value-type="string">
            <text:p>ふ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24" office:value-type="string" calcext:value-type="string">
            <text:p>ダツ</text:p>
          </table:table-cell>
          <table:table-cell table:style-name="ce27" office:value-type="string" calcext:value-type="string">
            <text:p>うば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24" office:value-type="string" calcext:value-type="string">
            <text:p>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24" office:value-type="string" calcext:value-type="string">
            <text:p>ゴ</text:p>
          </table:table-cell>
          <table:table-cell table:style-name="ce27" office:value-type="string" calcext:value-type="string">
            <text:p>まも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ゆず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かも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こわ(す)・こ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ふところ・なつ(かしい)・なつ(かしむ)・なつ(く)・なつ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24" office:value-type="string" calcext:value-type="string">
            <text:p>ト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24" office:value-type="string" calcext:value-type="string">
            <text:p>チ</text:p>
          </table:table-cell>
          <table:table-cell table:style-name="ce27" office:value-type="string" calcext:value-type="string">
            <text:p>は(じる)・は(じらう)・は(ずかしい)・は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24" office:value-type="string" calcext:value-type="string">
            <text:p>シ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24" office:value-type="string" calcext:value-type="string">
            <text:p>シャ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のど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そうろ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24" office:value-type="string" calcext:value-type="string">
            <text:p>シュウ・シュ</text:p>
          </table:table-cell>
          <table:table-cell table:style-name="ce27" office:value-type="string" calcext:value-type="string">
            <text:p>おさ(める)・おさ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24" office:value-type="string" calcext:value-type="string">
            <text:p>ユ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24" office:value-type="string" calcext:value-type="string">
            <text:p>ゼ</text:p>
          </table:table-cell>
          <table:table-cell table:style-name="ce27" office:value-type="string" calcext:value-type="string">
            <text:p>これ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さ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つつ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24" office:value-type="string" calcext:value-type="string">
            <text:p>ダ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さ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とな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24" office:value-type="string" calcext:value-type="string">
            <text:p>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むね・む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こお(る)・こご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24" office:value-type="string" calcext:value-type="string">
            <text:p>ヒョウ</text:p>
          </table:table-cell>
          <table:table-cell table:style-name="ce27" office:value-type="string" calcext:value-type="string">
            <text:p>こおり・ひ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なが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およ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24" office:value-type="string" calcext:value-type="string">
            <text:p>エイ</text:p>
          </table:table-cell>
          <table:table-cell table:style-name="ce27" office:value-type="string" calcext:value-type="string">
            <text:p>よ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24" office:value-type="string" calcext:value-type="string">
            <text:p>サツ</text:p>
          </table:table-cell>
          <table:table-cell table:style-name="ce27" office:value-type="string" calcext:value-type="string">
            <text:p>ふ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24" office:value-type="string" calcext:value-type="string">
            <text:p>マ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24" office:value-type="string" calcext:value-type="string">
            <text:p>ハイ</text:p>
          </table:table-cell>
          <table:table-cell table:style-name="ce27" office:value-type="string" calcext:value-type="string">
            <text:p>さかず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24" office:value-type="string" calcext:value-type="string">
            <text:p>セツ</text:p>
          </table:table-cell>
          <table:table-cell table:style-name="ce27" office:value-type="string" calcext:value-type="string">
            <text:p>お(る)・(-)お(り)・お(れる)・お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24" office:value-type="string" calcext:value-type="string">
            <text:p>ザ</text:p>
          </table:table-cell>
          <table:table-cell table:style-name="ce27" office:value-type="string" calcext:value-type="string">
            <text:p>くじ(く)*・くじ(け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24" office:value-type="string" calcext:value-type="string">
            <text:p>ネン</text:p>
          </table:table-cell>
          <table:table-cell table:style-name="ce27" office:value-type="string" calcext:value-type="string">
            <text:p>ひね(る)*・ひね(く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ちか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い(く)・ゆ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24" office:value-type="string" calcext:value-type="string">
            <text:p>テ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24" office:value-type="string" calcext:value-type="string">
            <text:p>ザン</text:p>
          </table:table-cell>
          <table:table-cell table:style-name="ce27" office:value-type="string" calcext:value-type="string">
            <text:p>き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24" office:value-type="string" calcext:value-type="string">
            <text:p>ゼ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24" office:value-type="string" calcext:value-type="string">
            <text:p>ザン</text:p>
          </table:table-cell>
          <table:table-cell table:style-name="ce27" office:value-type="string" calcext:value-type="string">
            <text:p>しばら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うっ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きわ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きわ(める)・きわ(まる)・きわ(まり)・きわ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24" office:value-type="string" calcext:value-type="string">
            <text:p>キョク・ゴク</text:p>
          </table:table-cell>
          <table:table-cell table:style-name="ce27" office:value-type="string" calcext:value-type="string">
            <text:p>きわ(める)・きわ(まる)・きわ(まり)・きわ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はこ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さぐ(る)・さが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ふか(い)・-ぶか(い)・ふか(まる)・ふか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24" office:value-type="string" calcext:value-type="string">
            <text:p>リ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24" office:value-type="string" calcext:value-type="string">
            <text:p>グ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つつし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24" office:value-type="string" calcext:value-type="string">
            <text:p>チン</text:p>
          </table:table-cell>
          <table:table-cell table:style-name="ce27" office:value-type="string" calcext:value-type="string">
            <text:p>しず(める)・しず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24" office:value-type="string" calcext:value-type="string">
            <text:p>テ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24" office:value-type="string" calcext:value-type="string">
            <text:p>コ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24" office:value-type="string" calcext:value-type="string">
            <text:p>シ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24" office:value-type="string" calcext:value-type="string">
            <text:p>コン</text:p>
          </table:table-cell>
          <table:table-cell table:style-name="ce27" office:value-type="string" calcext:value-type="string">
            <text:p>こま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24" office:value-type="string" calcext:value-type="string">
            <text:p>コ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24" office:value-type="string" calcext:value-type="string">
            <text:p>イ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24" office:value-type="string" calcext:value-type="string">
            <text:p>イ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24" office:value-type="string" calcext:value-type="string">
            <text:p>オ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24" office:value-type="string" calcext:value-type="string">
            <text:p>キ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なげ(く)・なげ(かわ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24" office:value-type="string" calcext:value-type="string">
            <text:p>キン・ゴン</text:p>
          </table:table-cell>
          <table:table-cell table:style-name="ce27" office:value-type="string" calcext:value-type="string">
            <text:p>つと(まる)・つと(める)・-づと(め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つつし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わず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24" office:value-type="string" calcext:value-type="string">
            <text:p>サ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ひ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24" office:value-type="string" calcext:value-type="string">
            <text:p>ロ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24" office:value-type="string" calcext:value-type="string">
            <text:p>シ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24" office:value-type="string" calcext:value-type="string">
            <text:p>シャ</text:p>
          </table:table-cell>
          <table:table-cell table:style-name="ce27" office:value-type="string" calcext:value-type="string">
            <text:p>さえぎ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つば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24" office:value-type="string" calcext:value-type="string">
            <text:p>ジャク・ジャン</text:p>
          </table:table-cell>
          <table:table-cell table:style-name="ce27" office:value-type="string" calcext:value-type="string">
            <text:p>すず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24" office:value-type="string" calcext:value-type="string">
            <text:p>レツ</text:p>
          </table:table-cell>
          <table:table-cell table:style-name="ce27" office:value-type="string" calcext:value-type="string">
            <text:p>おと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24" office:value-type="string" calcext:value-type="string">
            <text:p>ビ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24" office:value-type="string" calcext:value-type="string">
            <text:p>ミョウ</text:p>
          </table:table-cell>
          <table:table-cell table:style-name="ce27" office:value-type="string" calcext:value-type="string">
            <text:p>たえ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24" office:value-type="string" calcext:value-type="string">
            <text:p>サ</text:p>
          </table:table-cell>
          <table:table-cell table:style-name="ce27" office:value-type="string" calcext:value-type="string">
            <text:p>すな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24" office:value-type="string" calcext:value-type="string">
            <text:p>タ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い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24" office:value-type="string" calcext:value-type="string">
            <text:p>ショウ・ソウ</text:p>
          </table:table-cell>
          <table:table-cell table:style-name="ce27" office:value-type="string" calcext:value-type="string">
            <text:p>い(る)・いた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た(く)・-だ(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24" office:value-type="string" calcext:value-type="string">
            <text:p>フン</text:p>
          </table:table-cell>
          <table:table-cell table:style-name="ce27" office:value-type="string" calcext:value-type="string">
            <text:p>た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たきぎ・ま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24" office:value-type="string" calcext:value-type="string">
            <text:p>ナイ・ダイ</text:p>
          </table:table-cell>
          <table:table-cell table:style-name="ce27" office:value-type="string" calcext:value-type="string">
            <text:p>の・すなわ(ち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の・こ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こ(れ)・こ(の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そ(れ)・そ(の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とぼ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し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およ(ぶ)・およ(び)・および・およ(ぼ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あつか(う)・あつか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24" office:value-type="string" calcext:value-type="string">
            <text:p>キ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す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ふ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よ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24" office:value-type="string" calcext:value-type="string">
            <text:p>ト</text:p>
          </table:table-cell>
          <table:table-cell table:style-name="ce27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24" office:value-type="string" calcext:value-type="string">
            <text:p>キョウ・ギョウ</text:p>
          </table:table-cell>
          <table:table-cell table:style-name="ce27" office:value-type="string" calcext:value-type="string">
            <text:p>かな(う)・かな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24" office:value-type="string" calcext:value-type="string">
            <text:p>シツ</text:p>
          </table:table-cell>
          <table:table-cell table:style-name="ce27" office:value-type="string" calcext:value-type="string">
            <text:p>し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さけ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24" office:value-type="string" calcext:value-type="string">
            <text:p>ギ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24" office:value-type="string" calcext:value-type="string">
            <text:p>ガン</text:p>
          </table:table-cell>
          <table:table-cell table:style-name="ce27" office:value-type="string" calcext:value-type="string">
            <text:p>ふく(む)・ふく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24" office:value-type="string" calcext:value-type="string">
            <text:p>キン</text:p>
          </table:table-cell>
          <table:table-cell table:style-name="ce27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24" office:value-type="string" calcext:value-type="string">
            <text:p>メイ</text:p>
          </table:table-cell>
          <table:table-cell table:style-name="ce27" office:value-type="string" calcext:value-type="string">
            <text:p>まよ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なぞ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24" office:value-type="string" calcext:value-type="string">
            <text:p>ギャク</text:p>
          </table:table-cell>
          <table:table-cell table:style-name="ce27" office:value-type="string" calcext:value-type="string">
            <text:p>さか・さか(さ)・さか(ら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さかのぼ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24" office:value-type="string" calcext:value-type="string">
            <text:p>ソ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24" office:value-type="string" calcext:value-type="string">
            <text:p>ク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24" office:value-type="string" calcext:value-type="string">
            <text:p>クン</text:p>
          </table:table-cell>
          <table:table-cell table:style-name="ce27" office:value-type="string" calcext:value-type="string">
            <text:p>か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かんば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24" office:value-type="string" calcext:value-type="string">
            <text:p>コウ・キョウ</text:p>
          </table:table-cell>
          <table:table-cell table:style-name="ce27" office:value-type="string" calcext:value-type="string">
            <text:p>か・かお(り)・か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ひい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さ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24" office:value-type="string" calcext:value-type="string">
            <text:p>カ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とお(る)*・す(く)・す(かす)・す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たずさ(える)・たずさ(わ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お-・お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め-・め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24" office:value-type="string" calcext:value-type="string">
            <text:p>サ</text:p>
          </table:table-cell>
          <table:table-cell table:style-name="ce27" office:value-type="string" calcext:value-type="string">
            <text:p>いささか・ち(と)・ちっ(と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し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むらさ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24" office:value-type="string" calcext:value-type="string">
            <text:p>ハツ</text:p>
          </table:table-cell>
          <table:table-cell table:style-name="ce27" office:value-type="string" calcext:value-type="string">
            <text:p>か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ひげ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24" office:value-type="string" calcext:value-type="string">
            <text:p>サ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24" office:value-type="string" calcext:value-type="string">
            <text:p>ギ</text:p>
          </table:table-cell>
          <table:table-cell table:style-name="ce27" office:value-type="string" calcext:value-type="string">
            <text:p>あざむ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24" office:value-type="string" calcext:value-type="string">
            <text:p>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24" office:value-type="string" calcext:value-type="string">
            <text:p>ゴ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24" office:value-type="string" calcext:value-type="string">
            <text:p>ジン</text:p>
          </table:table-cell>
          <table:table-cell table:style-name="ce27" office:value-type="string" calcext:value-type="string">
            <text:p>はなは(だ)・はなは(だ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た(える)・たま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24" office:value-type="string" calcext:value-type="string">
            <text:p>ヒツ</text:p>
          </table:table-cell>
          <table:table-cell table:style-name="ce27" office:value-type="string" calcext:value-type="string">
            <text:p>ひ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たくみ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24" office:value-type="string" calcext:value-type="string">
            <text:p>ト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24" office:value-type="string" calcext:value-type="string">
            <text:p>ダ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こ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24" office:value-type="string" calcext:value-type="string">
            <text:p>キツ</text:p>
          </table:table-cell>
          <table:table-cell table:style-name="ce27" office:value-type="string" calcext:value-type="string">
            <text:p>ま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かわ(く)・かわ(かす)・いぬい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み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みさお・あやつ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く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24" office:value-type="string" calcext:value-type="string">
            <text:p>フン</text:p>
          </table:table-cell>
          <table:table-cell table:style-name="ce27" office:value-type="string" calcext:value-type="string">
            <text:p>ふ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24" office:value-type="string" calcext:value-type="string">
            <text:p>フ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24" office:value-type="string" calcext:value-type="string">
            <text:p>フン</text:p>
          </table:table-cell>
          <table:table-cell table:style-name="ce27" office:value-type="string" calcext:value-type="string">
            <text:p>いきどお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24" office:value-type="string" calcext:value-type="string">
            <text:p>ガ・ゲ</text:p>
          </table:table-cell>
          <table:table-cell table:style-name="ce27" office:value-type="string" calcext:value-type="string">
            <text:p>きば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24" office:value-type="string" calcext:value-type="string">
            <text:p>ガ</text:p>
          </table:table-cell>
          <table:table-cell table:style-name="ce27" office:value-type="string" calcext:value-type="string">
            <text:p>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24" office:value-type="string" calcext:value-type="string">
            <text:p>ガ</text:p>
          </table:table-cell>
          <table:table-cell table:style-name="ce27" office:value-type="string" calcext:value-type="string">
            <text:p>みや(び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24" office:value-type="string" calcext:value-type="string">
            <text:p>ジャ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すで(に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24" office:value-type="string" calcext:value-type="string">
            <text:p>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24" office:value-type="string" calcext:value-type="string">
            <text:p>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24" office:value-type="string" calcext:value-type="string">
            <text:p>ビョウ・ミョウ*</text:p>
          </table:table-cell>
          <table:table-cell table:style-name="ce27" office:value-type="string" calcext:value-type="string">
            <text:p>なえ・なわ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24" office:value-type="string" calcext:value-type="string">
            <text:p>ビョウ</text:p>
          </table:table-cell>
          <table:table-cell table:style-name="ce27" office:value-type="string" calcext:value-type="string">
            <text:p>えが(く)・　か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24" office:value-type="string" calcext:value-type="string">
            <text:p>ビョウ</text:p>
          </table:table-cell>
          <table:table-cell table:style-name="ce27" office:value-type="string" calcext:value-type="string">
            <text:p>ね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24" office:value-type="string" calcext:value-type="string">
            <text:p>ホウ・ボウ</text:p>
          </table:table-cell>
          <table:table-cell table:style-name="ce27" office:value-type="string" calcext:value-type="string">
            <text:p>も(える)・きざ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きざ(す)・きざ(し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なが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に(げる)・に(がす)・のが(す)・のが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も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は(ねる)・と(ぶ)・-と(び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いど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24" office:value-type="string" calcext:value-type="string">
            <text:p>セツ</text:p>
          </table:table-cell>
          <table:table-cell table:style-name="ce27" office:value-type="string" calcext:value-type="string">
            <text:p>つた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24" office:value-type="string" calcext:value-type="string">
            <text:p>クツ</text:p>
          </table:table-cell>
          <table:table-cell table:style-name="ce27" office:value-type="string" calcext:value-type="string">
            <text:p>かが(む)*・かが(め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24" office:value-type="string" calcext:value-type="string">
            <text:p>クツ</text:p>
          </table:table-cell>
          <table:table-cell table:style-name="ce27" office:value-type="string" calcext:value-type="string">
            <text:p>ほ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ほ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24" office:value-type="string" calcext:value-type="string">
            <text:p>フウ・ホ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つ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く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ひつ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24" office:value-type="string" calcext:value-type="string">
            <text:p>カ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24" office:value-type="string" calcext:value-type="string">
            <text:p>ドウ</text:p>
          </table:table-cell>
          <table:table-cell table:style-name="ce27" office:value-type="string" calcext:value-type="string">
            <text:p>ほ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24" office:value-type="string" calcext:value-type="string">
            <text:p>ク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24" office:value-type="string" calcext:value-type="string">
            <text:p>イン</text:p>
          </table:table-cell>
          <table:table-cell table:style-name="ce27" office:value-type="string" calcext:value-type="string">
            <text:p>みだ(ら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24" office:value-type="string" calcext:value-type="string">
            <text:p>ニ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24" office:value-type="string" calcext:value-type="string">
            <text:p>シ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くちび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24" office:value-type="string" calcext:value-type="string">
            <text:p>ジョク</text:p>
          </table:table-cell>
          <table:table-cell table:style-name="ce27" office:value-type="string" calcext:value-type="string">
            <text:p>はずかし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おそ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24" office:value-type="string" calcext:value-type="string">
            <text:p>フク</text:p>
          </table:table-cell>
          <table:table-cell table:style-name="ce27" office:value-type="string" calcext:value-type="string">
            <text:p>ふ(す)・ふ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24" office:value-type="string" calcext:value-type="string">
            <text:p>ベイ・ハイ</text:p>
          </table:table-cell>
          <table:table-cell table:style-name="ce27" office:value-type="string" calcext:value-type="string">
            <text:p>ほ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24" office:value-type="string" calcext:value-type="string">
            <text:p>ゴウ・コウ</text:p>
          </table:table-cell>
          <table:table-cell table:style-name="ce27" office:value-type="string" calcext:value-type="string">
            <text:p>か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24" office:value-type="string" calcext:value-type="string">
            <text:p>ハ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かな(しい)・かな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24" office:value-type="string" calcext:value-type="string">
            <text:p>コツ</text:p>
          </table:table-cell>
          <table:table-cell table:style-name="ce27" office:value-type="string" calcext:value-type="string">
            <text:p>たちま(ち)・ゆるが(せ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24" office:value-type="string" calcext:value-type="string">
            <text:p>コツ</text:p>
          </table:table-cell>
          <table:table-cell table:style-name="ce27" office:value-type="string" calcext:value-type="string">
            <text:p>ほ(れる)・ぼ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さ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24" office:value-type="string" calcext:value-type="string">
            <text:p>アイ</text:p>
          </table:table-cell>
          <table:table-cell table:style-name="ce27" office:value-type="string" calcext:value-type="string">
            <text:p>あわ(れ)・あわ(れむ)・かな(し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おとろ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24" office:value-type="string" calcext:value-type="string">
            <text:p>チ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い(む)・い(み)・い(まわ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24" office:value-type="string" calcext:value-type="string">
            <text:p>タ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いた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24" office:value-type="string" calcext:value-type="string">
            <text:p>テ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24" office:value-type="string" calcext:value-type="string">
            <text:p>ハ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24" office:value-type="string" calcext:value-type="string">
            <text:p>フク</text:p>
          </table:table-cell>
          <table:table-cell table:style-name="ce27" office:value-type="string" calcext:value-type="string">
            <text:p>おお(う)・くつがえ(す)・くつが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24" office:value-type="string" calcext:value-type="string">
            <text:p>リ</text:p>
          </table:table-cell>
          <table:table-cell table:style-name="ce27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24" office:value-type="string" calcext:value-type="string">
            <text:p>ゾ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24" office:value-type="string" calcext:value-type="string">
            <text:p>ショ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24" office:value-type="string" calcext:value-type="string">
            <text:p>グ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24" office:value-type="string" calcext:value-type="string">
            <text:p>グウ</text:p>
          </table:table-cell>
          <table:table-cell table:style-name="ce27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24" office:value-type="string" calcext:value-type="string">
            <text:p>ゲキ</text:p>
          </table:table-cell>
          <table:table-cell table:style-name="ce27" office:value-type="string" calcext:value-type="string">
            <text:p>す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24" office:value-type="string" calcext:value-type="string">
            <text:p>グウ</text:p>
          </table:table-cell>
          <table:table-cell table:style-name="ce27" office:value-type="string" calcext:value-type="string">
            <text:p>あ(う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24" office:value-type="string" calcext:value-type="string">
            <text:p>グ</text:p>
          </table:table-cell>
          <table:table-cell table:style-name="ce27" office:value-type="string" calcext:value-type="string">
            <text:p>おろ(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あ(う)・あ(わ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24" office:value-type="string" calcext:value-type="string">
            <text:p>ソ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さまた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24" office:value-type="string" calcext:value-type="string">
            <text:p>ボウ・ボッ-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かたわ(ら)・そば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24" office:value-type="string" calcext:value-type="string">
            <text:p>オ</text:p>
          </table:table-cell>
          <table:table-cell table:style-name="ce27" office:value-type="string" calcext:value-type="string">
            <text:p>お(ける)・おい(て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ふ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おう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とび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やと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かえり(み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24" office:value-type="string" calcext:value-type="string">
            <text:p>セツ</text:p>
          </table:table-cell>
          <table:table-cell table:style-name="ce27" office:value-type="string" calcext:value-type="string">
            <text:p>く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24" office:value-type="string" calcext:value-type="string">
            <text:p>フン</text:p>
          </table:table-cell>
          <table:table-cell table:style-name="ce27" office:value-type="string" calcext:value-type="string">
            <text:p>く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24" office:value-type="string" calcext:value-type="string">
            <text:p>ニ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24" office:value-type="string" calcext:value-type="string">
            <text:p>ヒツ・ヒ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し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24" office:value-type="string" calcext:value-type="string">
            <text:p>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24" office:value-type="string" calcext:value-type="string">
            <text:p>フ*</text:p>
          </table:table-cell>
          <table:table-cell table:style-name="ce27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24" office:value-type="string" calcext:value-type="string">
            <text:p>ヤ</text:p>
          </table:table-cell>
          <table:table-cell table:style-name="ce27" office:value-type="string" calcext:value-type="string">
            <text:p>じい・じじ・じじい・おや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24" office:value-type="string" calcext:value-type="string">
            <text:p>ワ</text:p>
          </table:table-cell>
          <table:table-cell table:style-name="ce27" office:value-type="string" calcext:value-type="string">
            <text:p>くぼ(む)・くぼ(まる)・くぼ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24" office:value-type="string" calcext:value-type="string">
            <text:p>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ひ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かすみ・かす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24" office:value-type="string" calcext:value-type="string">
            <text:p>フ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24" office:value-type="string" calcext:value-type="string">
            <text:p>ム</text:p>
          </table:table-cell>
          <table:table-cell table:style-name="ce27" office:value-type="string" calcext:value-type="string">
            <text:p>き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24" office:value-type="string" calcext:value-type="string">
            <text:p>ロ・ロウ</text:p>
          </table:table-cell>
          <table:table-cell table:style-name="ce27" office:value-type="string" calcext:value-type="string">
            <text:p>つ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し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は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つらぬ(く)・ぬ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な(れる)・な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いただ(く)・いただ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いただ(く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ころ・(-)ご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かたむ(く)・かたむ(ける)・かし(げ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24" office:value-type="string" calcext:value-type="string">
            <text:p>ガ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24" office:value-type="string" calcext:value-type="string">
            <text:p>トン</text:p>
          </table:table-cell>
          <table:table-cell table:style-name="ce27" office:value-type="string" calcext:value-type="string">
            <text:p>とみ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24" office:value-type="string" calcext:value-type="string">
            <text:p>リ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24" office:value-type="string" calcext:value-type="string">
            <text:p>ヒン</text:p>
          </table:table-cell>
          <table:table-cell table:style-name="ce27" office:value-type="string" calcext:value-type="string">
            <text:p>しき(り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24" office:value-type="string" calcext:value-type="string">
            <text:p>チョク</text:p>
          </table:table-cell>
          <table:table-cell table:style-name="ce27" office:value-type="string" calcext:value-type="string">
            <text:p>はかど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24" office:value-type="string" calcext:value-type="string">
            <text:p>ジュ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24" office:value-type="string" calcext:value-type="string">
            <text:p>ジュン</text:p>
          </table:table-cell>
          <table:table-cell table:style-name="ce27" office:value-type="string" calcext:value-type="string">
            <text:p>な(れる)・な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24" office:value-type="string" calcext:value-type="string">
            <text:p>ク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24" office:value-type="string" calcext:value-type="string">
            <text:p>ス・シュ*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24" office:value-type="string" calcext:value-type="string">
            <text:p>ガク</text:p>
          </table:table-cell>
          <table:table-cell table:style-name="ce27" office:value-type="string" calcext:value-type="string">
            <text:p>ひた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24" office:value-type="string" calcext:value-type="string">
            <text:p>ライ</text:p>
          </table:table-cell>
          <table:table-cell table:style-name="ce27" office:value-type="string" calcext:value-type="string">
            <text:p>たの(む)・たの(もしい)・た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せ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24" office:value-type="string" calcext:value-type="string">
            <text:p>キ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せま(い)・せば(める)・せば(ま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はさ(まる)・はさ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24" office:value-type="string" calcext:value-type="string">
            <text:p>キョウ*</text:p>
          </table:table-cell>
          <table:table-cell table:style-name="ce27" office:value-type="string" calcext:value-type="string">
            <text:p>ほお・ほほ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24" office:value-type="string" calcext:value-type="string">
            <text:p>ガク</text:p>
          </table:table-cell>
          <table:table-cell table:style-name="ce27" office:value-type="string" calcext:value-type="string">
            <text:p>あご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24" office:value-type="string" calcext:value-type="string">
            <text:p>ボン・ハン</text:p>
          </table:table-cell>
          <table:table-cell table:style-name="ce27" office:value-type="string" calcext:value-type="string">
            <text:p>わずら(う)・わずら(わ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く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わずら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24" office:value-type="string" calcext:value-type="string">
            <text:p>シ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24" office:value-type="string" calcext:value-type="string">
            <text:p>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24" office:value-type="string" calcext:value-type="string">
            <text:p>ヤク・エ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24" office:value-type="string" calcext:value-type="string">
            <text:p>リ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24" office:value-type="string" calcext:value-type="string">
            <text:p>ヨ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24" office:value-type="string" calcext:value-type="string">
            <text:p>ガ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や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つか(れる)・-づか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こうむ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24" office:value-type="string" calcext:value-type="string">
            <text:p>ヒ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24" office:value-type="string" calcext:value-type="string">
            <text:p>バツ</text:p>
          </table:table-cell>
          <table:table-cell table:style-name="ce27" office:value-type="string" calcext:value-type="string">
            <text:p>(-)ぬ(く)・ぬ(き)・ぬ(ける)・ぬ(かす)・ぬ(か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ひか(える)・ひか(え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24" office:value-type="string" calcext:value-type="string">
            <text:p>マ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24" office:value-type="string" calcext:value-type="string">
            <text:p>タ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24" office:value-type="string" calcext:value-type="string">
            <text:p>ゴ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24" office:value-type="string" calcext:value-type="string">
            <text:p>ロ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24" office:value-type="string" calcext:value-type="string">
            <text:p>ダン・タ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24" office:value-type="string" calcext:value-type="string">
            <text:p>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24" office:value-type="string" calcext:value-type="string">
            <text:p>ヒ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24" office:value-type="string" calcext:value-type="string">
            <text:p>ショク</text:p>
          </table:table-cell>
          <table:table-cell table:style-name="ce27" office:value-type="string" calcext:value-type="string">
            <text:p>かざ(る)・かざ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あ(きる)・あ(か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24" office:value-type="string" calcext:value-type="string">
            <text:p>ガ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う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つく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かんむ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24" office:value-type="string" calcext:value-type="string">
            <text:p>リ</text:p>
          </table:table-cell>
          <table:table-cell table:style-name="ce27" office:value-type="string" calcext:value-type="string">
            <text:p>はな(れる)・はな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24" office:value-type="string" calcext:value-type="string">
            <text:p>キョウ</text:p>
          </table:table-cell>
          <table:table-cell table:style-name="ce27" office:value-type="string" calcext:value-type="string">
            <text:p>むね・むな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24" office:value-type="string" calcext:value-type="string">
            <text:p>ノウ</text:p>
          </table:table-cell>
          <table:table-cell table:style-name="ce27" office:value-type="string" calcext:value-type="string">
            <text:p>なや(む)・なや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24" office:value-type="string" calcext:value-type="string">
            <text:p>ノ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24" office:value-type="string" calcext:value-type="string">
            <text:p>ゾ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ほの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24" office:value-type="string" calcext:value-type="string">
            <text:p>ダ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あわ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24" office:value-type="string" calcext:value-type="string">
            <text:p>サイ</text:p>
          </table:table-cell>
          <table:table-cell table:style-name="ce27" office:value-type="string" calcext:value-type="string">
            <text:p>わざわ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き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24" office:value-type="string" calcext:value-type="string">
            <text:p>ハ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24" office:value-type="string" calcext:value-type="string">
            <text:p>タ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24" office:value-type="string" calcext:value-type="string">
            <text:p>ホ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24" office:value-type="string" calcext:value-type="string">
            <text:p>チ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24" office:value-type="string" calcext:value-type="string">
            <text:p>タ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こ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24" office:value-type="string" calcext:value-type="string">
            <text:p>チュウ*</text:p>
          </table:table-cell>
          <table:table-cell table:style-name="ce27" office:value-type="string" calcext:value-type="string">
            <text:p>ひ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24" office:value-type="string" calcext:value-type="string">
            <text:p>シツ*</text:p>
          </table:table-cell>
          <table:table-cell table:style-name="ce27" office:value-type="string" calcext:value-type="string">
            <text:p>ひざ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また・もも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24" office:value-type="string" calcext:value-type="string">
            <text:p>シ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24" office:value-type="string" calcext:value-type="string">
            <text:p>ド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24" office:value-type="string" calcext:value-type="string">
            <text:p>キョウ*</text:p>
          </table:table-cell>
          <table:table-cell table:style-name="ce27" office:value-type="string" calcext:value-type="string">
            <text:p>わき・わけ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あぶ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もう(で)・もう(でる)・もうで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24" office:value-type="string" calcext:value-type="string">
            <text:p>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24"/>
          <table:table-cell table:style-name="ce27" office:value-type="string" calcext:value-type="string">
            <text:p>はだ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24" office:value-type="string" calcext:value-type="string">
            <text:p>リ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24" office:value-type="string" calcext:value-type="string">
            <text:p>ギャク</text:p>
          </table:table-cell>
          <table:table-cell table:style-name="ce27" office:value-type="string" calcext:value-type="string">
            <text:p>しいた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24"/>
          <table:table-cell table:style-name="ce27" office:value-type="string" calcext:value-type="string">
            <text:p>おそ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24" office:value-type="string" calcext:value-type="string">
            <text:p>ゲ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24" office:value-type="string" calcext:value-type="string">
            <text:p>キョ・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24" office:value-type="string" calcext:value-type="string">
            <text:p>リョ</text:p>
          </table:table-cell>
          <table:table-cell table:style-name="ce27" office:value-type="string" calcext:value-type="string">
            <text:p>とり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いさ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わ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24" office:value-type="string" calcext:value-type="string">
            <text:p>ギ</text:p>
          </table:table-cell>
          <table:table-cell table:style-name="ce27" office:value-type="string" calcext:value-type="string">
            <text:p>たわむ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24" office:value-type="string" calcext:value-type="string">
            <text:p>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24" office:value-type="string" calcext:value-type="string">
            <text:p>キョ</text:p>
          </table:table-cell>
          <table:table-cell table:style-name="ce27" office:value-type="string" calcext:value-type="string">
            <text:p>う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24" office:value-type="string" calcext:value-type="string">
            <text:p>ソン</text:p>
          </table:table-cell>
          <table:table-cell table:style-name="ce27" office:value-type="string" calcext:value-type="string">
            <text:p>うわ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24" office:value-type="string" calcext:value-type="string">
            <text:p>ソン</text:p>
          </table:table-cell>
          <table:table-cell table:style-name="ce27" office:value-type="string" calcext:value-type="string">
            <text:p>た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24" office:value-type="string" calcext:value-type="string">
            <text:p>キョ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24" office:value-type="string" calcext:value-type="string">
            <text:p>キョ</text:p>
          </table:table-cell>
          <table:table-cell table:style-name="ce27" office:value-type="string" calcext:value-type="string">
            <text:p>こば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うれ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つづ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24" office:value-type="string" calcext:value-type="string">
            <text:p>ジュ</text:p>
          </table:table-cell>
          <table:table-cell table:style-name="ce27" office:value-type="string" calcext:value-type="string">
            <text:p>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24" office:value-type="string" calcext:value-type="string">
            <text:p>ボウ</text:p>
          </table:table-cell>
          <table:table-cell table:style-name="ce27" office:value-type="string" calcext:value-type="string">
            <text:p>ふく(らむ)・ふ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ふく(らむ)・ふく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は(る)・-は(り)・-ば(り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24" office:value-type="string" calcext:value-type="string">
            <text:p>チ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24" office:value-type="string" calcext:value-type="string">
            <text:p>シュ</text:p>
          </table:table-cell>
          <table:table-cell table:style-name="ce27" office:value-type="string" calcext:value-type="string">
            <text:p>は(れる)・は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こ(える)・こ(やす)・こ(やし)・こえ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24" office:value-type="string" calcext:value-type="string">
            <text:p>ハ・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24" office:value-type="string" calcext:value-type="string">
            <text:p>コ</text:p>
          </table:table-cell>
          <table:table-cell table:style-name="ce27" office:value-type="string" calcext:value-type="string">
            <text:p>ほこ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24" office:value-type="string" calcext:value-type="string">
            <text:p>ラ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24" office:value-type="string" calcext:value-type="string">
            <text:p>カン</text:p>
          </table:table-cell>
          <table:table-cell table:style-name="ce27" office:value-type="string" calcext:value-type="string">
            <text:p>かんが(み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24" office:value-type="string" calcext:value-type="string">
            <text:p>ラ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24" office:value-type="string" calcext:value-type="string">
            <text:p>ラン</text:p>
          </table:table-cell>
          <table:table-cell table:style-name="ce27" office:value-type="string" calcext:value-type="string">
            <text:p>あ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かしこ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24" office:value-type="string" calcext:value-type="string">
            <text:p>ジ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かた(い)・-がた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24" office:value-type="string" calcext:value-type="string">
            <text:p>キ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24" office:value-type="string" calcext:value-type="string">
            <text:p>ボ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24" office:value-type="string" calcext:value-type="string">
            <text:p>レイ</text:p>
          </table:table-cell>
          <table:table-cell table:style-name="ce27" office:value-type="string" calcext:value-type="string">
            <text:p>はげ(む)・はげ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24"/>
          <table:table-cell table:style-name="ce27" office:value-type="string" calcext:value-type="string">
            <text:p>と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24"/>
          <table:table-cell table:style-name="ce27" office:value-type="string" calcext:value-type="string">
            <text:p>いば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うらや(む)・うらや(ま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24" office:value-type="string" calcext:value-type="string">
            <text:p>サイ・セ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24" office:value-type="string" calcext:value-type="string">
            <text:p>シュ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24" office:value-type="string" calcext:value-type="string">
            <text:p>シュ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24" office:value-type="string" calcext:value-type="string">
            <text:p>ジャク・セキ</text:p>
          </table:table-cell>
          <table:table-cell table:style-name="ce27" office:value-type="string" calcext:value-type="string">
            <text:p>さび・さび(しい)・さび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24" office:value-type="string" calcext:value-type="string">
            <text:p>ト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24" office:value-type="string" calcext:value-type="string">
            <text:p>ド</text:p>
          </table:table-cell>
          <table:table-cell table:style-name="ce27" office:value-type="string" calcext:value-type="string">
            <text:p>やつ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24" office:value-type="string" calcext:value-type="string">
            <text:p>ド</text:p>
          </table:table-cell>
          <table:table-cell table:style-name="ce27" office:value-type="string" calcext:value-type="string">
            <text:p>つと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24" office:value-type="string" calcext:value-type="string">
            <text:p>ド</text:p>
          </table:table-cell>
          <table:table-cell table:style-name="ce27" office:value-type="string" calcext:value-type="string">
            <text:p>いか(る)・おこ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24" office:value-type="string" calcext:value-type="string">
            <text:p>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24" office:value-type="string" calcext:value-type="string">
            <text:p>カ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24" office:value-type="string" calcext:value-type="string">
            <text:p>カク</text:p>
          </table:table-cell>
          <table:table-cell table:style-name="ce27" office:value-type="string" calcext:value-type="string">
            <text:p>から・が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24" office:value-type="string" calcext:value-type="string">
            <text:p>コ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う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こぼ(れる)*・こわ(れ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24" office:value-type="string" calcext:value-type="string">
            <text:p>レ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24"/>
          <table:table-cell table:style-name="ce27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24" office:value-type="string" calcext:value-type="string">
            <text:p>ケン・ゲン</text:p>
          </table:table-cell>
          <table:table-cell table:style-name="ce27" office:value-type="string" calcext:value-type="string">
            <text:p>きら(う)・きら(い)・い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24" office:value-type="string" calcext:value-type="string">
            <text:p>ケ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24" office:value-type="string" calcext:value-type="string">
            <text:p>ソ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か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24" office:value-type="string" calcext:value-type="string">
            <text:p>レン</text:p>
          </table:table-cell>
          <table:table-cell table:style-name="ce27" office:value-type="string" calcext:value-type="string">
            <text:p>ね(る)・ね(り)-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24" office:value-type="string" calcext:value-type="string">
            <text:p>レ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き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24" office:value-type="string" calcext:value-type="string">
            <text:p>ド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なま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はが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24" office:value-type="string" calcext:value-type="string">
            <text:p>ゴ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つ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24" office:value-type="string" calcext:value-type="string">
            <text:p>モウ</text:p>
          </table:table-cell>
          <table:table-cell table:style-name="ce27" office:value-type="string" calcext:value-type="string">
            <text:p>あ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24" office:value-type="string" calcext:value-type="string">
            <text:p>ジョウ</text:p>
          </table:table-cell>
          <table:table-cell table:style-name="ce27" office:value-type="string" calcext:value-type="string">
            <text:p>な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24" office:value-type="string" calcext:value-type="string">
            <text:p>ハチ・ハ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24" office:value-type="string" calcext:value-type="string">
            <text:p>サ</text:p>
          </table:table-cell>
          <table:table-cell table:style-name="ce27" office:value-type="string" calcext:value-type="string">
            <text:p>くさ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24" office:value-type="string" calcext:value-type="string">
            <text:p>ハン・バン</text:p>
          </table:table-cell>
          <table:table-cell table:style-name="ce27" office:value-type="string" calcext:value-type="string">
            <text:p>きず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か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24" office:value-type="string" calcext:value-type="string">
            <text:p>テイ</text:p>
          </table:table-cell>
          <table:table-cell table:style-name="ce27" office:value-type="string" calcext:value-type="string">
            <text:p>くぎ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24" office:value-type="string" calcext:value-type="string">
            <text:p>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24" office:value-type="string" calcext:value-type="string">
            <text:p>ジ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ほころ(びる)・ほころ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24" office:value-type="string" calcext:value-type="string">
            <text:p>レイ・リン</text:p>
          </table:table-cell>
          <table:table-cell table:style-name="ce27" office:value-type="string" calcext:value-type="string">
            <text:p>す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24" office:value-type="string" calcext:value-type="string">
            <text:p>ショウ</text:p>
          </table:table-cell>
          <table:table-cell table:style-name="ce27" office:value-type="string" calcext:value-type="string">
            <text:p>かね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24" office:value-type="string" calcext:value-type="string">
            <text:p>ドウ</text:p>
          </table:table-cell>
          <table:table-cell table:style-name="ce27" office:value-type="string" calcext:value-type="string">
            <text:p>ひと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24" office:value-type="string" calcext:value-type="string">
            <text:p>ショウ・ドウ*</text:p>
          </table:table-cell>
          <table:table-cell table:style-name="ce27" office:value-type="string" calcext:value-type="string">
            <text:p>あこが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いや(しい)・いや(しむ)・いや(し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24" office:value-type="string" calcext:value-type="string">
            <text:p>ヒ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24" office:value-type="string" calcext:value-type="string">
            <text:p>ヒ</text:p>
          </table:table-cell>
          <table:table-cell table:style-name="ce27" office:value-type="string" calcext:value-type="string">
            <text:p>しび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24" office:value-type="string" calcext:value-type="string">
            <text:p>キ</text:p>
          </table:table-cell>
          <table:table-cell table:style-name="ce27" office:value-type="string" calcext:value-type="string">
            <text:p>おに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かたま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みにく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24" office:value-type="string" calcext:value-type="string">
            <text:p>コン</text:p>
          </table:table-cell>
          <table:table-cell table:style-name="ce27" office:value-type="string" calcext:value-type="string">
            <text:p>たまし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24" office:value-type="string" calcext:value-type="string">
            <text:p>ミ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24" office:value-type="string" calcext:value-type="string">
            <text:p>マ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おそ(れ)・おそ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24" office:value-type="string" calcext:value-type="string">
            <text:p>サツ</text:p>
          </table:table-cell>
          <table:table-cell table:style-name="ce27" office:value-type="string" calcext:value-type="string">
            <text:p>す(る)・-ず(り)・-ず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24" office:value-type="string" calcext:value-type="string">
            <text:p>サツ</text:p>
          </table:table-cell>
          <table:table-cell table:style-name="ce27" office:value-type="string" calcext:value-type="string">
            <text:p>す(る)・す(れる)・-ず(れ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24" office:value-type="string" calcext:value-type="string">
            <text:p>マ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24" office:value-type="string" calcext:value-type="string">
            <text:p>マ</text:p>
          </table:table-cell>
          <table:table-cell table:style-name="ce27" office:value-type="string" calcext:value-type="string">
            <text:p>みが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へこ(む)・ぼ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24" office:value-type="string" calcext:value-type="string">
            <text:p>トツ</text:p>
          </table:table-cell>
          <table:table-cell table:style-name="ce27" office:value-type="string" calcext:value-type="string">
            <text:p>でこ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24" office:value-type="string" calcext:value-type="string">
            <text:p>ホウ・ブ</text:p>
          </table:table-cell>
          <table:table-cell table:style-name="ce27" office:value-type="string" calcext:value-type="string">
            <text:p>たてまつ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かな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24" office:value-type="string" calcext:value-type="string">
            <text:p>タ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24" office:value-type="string" calcext:value-type="string">
            <text:p>ホ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24" office:value-type="string" calcext:value-type="string">
            <text:p>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ささ(げる)・ささ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た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24" office:value-type="string" calcext:value-type="string">
            <text:p>レイ・リョウ</text:p>
          </table:table-cell>
          <table:table-cell table:style-name="ce27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24" office:value-type="string" calcext:value-type="string">
            <text:p>ジュ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24" office:value-type="string" calcext:value-type="string">
            <text:p>ジュ*</text:p>
          </table:table-cell>
          <table:table-cell table:style-name="ce27" office:value-type="string" calcext:value-type="string">
            <text:p>ぬ(れる)・ぬ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24" office:value-type="string" calcext:value-type="string">
            <text:p>ジュ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24" office:value-type="string" calcext:value-type="string">
            <text:p>タン</text:p>
          </table:table-cell>
          <table:table-cell table:style-name="ce27" office:value-type="string" calcext:value-type="string">
            <text:p>は・はし・はた・-ば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24" office:value-type="string" calcext:value-type="string">
            <text:p>イ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24" office:value-type="string" calcext:value-type="string">
            <text:p>ニ</text:p>
          </table:table-cell>
          <table:table-cell table:style-name="ce27" office:value-type="string" calcext:value-type="string">
            <text:p>あ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24" office:value-type="string" calcext:value-type="string">
            <text:p>デイ</text:p>
          </table:table-cell>
          <table:table-cell table:style-name="ce27" office:value-type="string" calcext:value-type="string">
            <text:p>ど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24" office:value-type="string" calcext:value-type="string">
            <text:p>ロウ</text:p>
          </table:table-cell>
          <table:table-cell table:style-name="ce27" office:value-type="string" calcext:value-type="string">
            <text:p>も(る)・も(れる)・も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24" office:value-type="string" calcext:value-type="string">
            <text:p>ハ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24" office:value-type="string" calcext:value-type="string">
            <text:p>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24" office:value-type="string" calcext:value-type="string">
            <text:p>ボウ・ム</text:p>
          </table:table-cell>
          <table:table-cell table:style-name="ce2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24" office:value-type="string" calcext:value-type="string">
            <text:p>バ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24" office:value-type="string" calcext:value-type="string">
            <text:p>イ</text:p>
          </table:table-cell>
          <table:table-cell table:style-name="ce27" office:value-type="string" calcext:value-type="string">
            <text:p>なぐさ(める)・なぐさ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24" office:value-type="string" calcext:value-type="string">
            <text:p>ラ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24" office:value-type="string" calcext:value-type="string">
            <text:p>コ・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24" office:value-type="string" calcext:value-type="string">
            <text:p>シ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24" office:value-type="string" calcext:value-type="string">
            <text:p>サク</text:p>
          </table:table-cell>
          <table:table-cell table:style-name="ce2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24" office:value-type="string" calcext:value-type="string">
            <text:p>チュ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24" office:value-type="string" calcext:value-type="string">
            <text:p>シャク</text:p>
          </table:table-cell>
          <table:table-cell table:style-name="ce27" office:value-type="string" calcext:value-type="string">
            <text:p>く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24" office:value-type="string" calcext:value-type="string">
            <text:p>チョウ*</text:p>
          </table:table-cell>
          <table:table-cell table:style-name="ce27" office:value-type="string" calcext:value-type="string">
            <text:p>つ(る)・つ.り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24" office:value-type="string" calcext:value-type="string">
            <text:p>チ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24" office:value-type="string" calcext:value-type="string">
            <text:p>チク</text:p>
          </table:table-cell>
          <table:table-cell table:style-name="ce27" office:value-type="string" calcext:value-type="string">
            <text:p>たくわ(え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24" office:value-type="string" calcext:value-type="string">
            <text:p>ゲ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くるめ(く)・まばゆ(い)・まぶ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つぶや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24"/>
          <table:table-cell table:style-name="ce27" office:value-type="string" calcext:value-type="string">
            <text:p>ささや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しゃべ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24" office:value-type="string" calcext:value-type="string">
            <text:p>ユ</text:p>
          </table:table-cell>
          <table:table-cell table:style-name="ce27" office:value-type="string" calcext:value-type="string">
            <text:p>たと(え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24" office:value-type="string" calcext:value-type="string">
            <text:p>ウ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つ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24" office:value-type="string" calcext:value-type="string">
            <text:p>ゲ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24" office:value-type="string" calcext:value-type="string">
            <text:p>ダ</text:p>
          </table:table-cell>
          <table:table-cell table:style-name="ce27" office:value-type="string" calcext:value-type="string">
            <text:p>か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24" office:value-type="string" calcext:value-type="string">
            <text:p>ゲン</text:p>
          </table:table-cell>
          <table:table-cell table:style-name="ce27" office:value-type="string" calcext:value-type="string">
            <text:p>まぼろ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24" office:value-type="string" calcext:value-type="string">
            <text:p>ユ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おさな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24" office:value-type="string" calcext:value-type="string">
            <text:p>チ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24" office:value-type="string" calcext:value-type="string">
            <text:p>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お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うずたか(い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24" office:value-type="string" calcext:value-type="string">
            <text:p>ツイ</text:p>
          </table:table-cell>
          <table:table-cell table:style-name="ce27" office:value-type="string" calcext:value-type="string">
            <text:p>しい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24" office:value-type="string" calcext:value-type="string">
            <text:p>セキ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24" office:value-type="string" calcext:value-type="string">
            <text:p>スウ・ジュ*</text:p>
          </table:table-cell>
          <table:table-cell table:style-name="ce27" office:value-type="string" calcext:value-type="string">
            <text:p>ひな・ひよ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24"/>
          <table:table-cell table:style-name="ce27" office:value-type="string" calcext:value-type="string">
            <text:p>だれ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24" office:value-type="string" calcext:value-type="string">
            <text:p>ユイ・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24" office:value-type="string" calcext:value-type="string">
            <text:p>メイ</text:p>
          </table:table-cell>
          <table:table-cell table:style-name="ce27" office:value-type="string" calcext:value-type="string">
            <text:p>な(く)・な(る)・な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24" office:value-type="string" calcext:value-type="string">
            <text:p>ガイ</text:p>
          </table:table-cell>
          <table:table-cell table:style-name="ce27" office:value-type="string" calcext:value-type="string">
            <text:p>い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24" office:value-type="string" calcext:value-type="string">
            <text:p>コク</text:p>
          </table:table-cell>
          <table:table-cell table:style-name="ce27" office:value-type="string" calcext:value-type="string">
            <text:p>きざ(む)・きざ(み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24" office:value-type="string" calcext:value-type="string">
            <text:p>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24" office:value-type="string" calcext:value-type="string">
            <text:p>カ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24" office:value-type="string" calcext:value-type="string">
            <text:p>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24" office:value-type="string" calcext:value-type="string">
            <text:p>ガイ</text:p>
          </table:table-cell>
          <table:table-cell table:style-name="ce27" office:value-type="string" calcext:value-type="string">
            <text:p>せき・せ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24" office:value-type="string" calcext:value-type="string">
            <text:p>ガ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24" office:value-type="string" calcext:value-type="string">
            <text:p>シン</text:p>
          </table:table-cell>
          <table:table-cell table:style-name="ce27" office:value-type="string" calcext:value-type="string">
            <text:p>み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24" office:value-type="string" calcext:value-type="string">
            <text:p>チン</text:p>
          </table:table-cell>
          <table:table-cell table:style-name="ce27" office:value-type="string" calcext:value-type="string">
            <text:p>めずら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24" office:value-type="string" calcext:value-type="string">
            <text:p>ガ</text:p>
          </table:table-cell>
          <table:table-cell table:style-name="ce27" office:value-type="string" calcext:value-type="string">
            <text:p>か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24" office:value-type="string" calcext:value-type="string">
            <text:p>ヘイ</text:p>
          </table:table-cell>
          <table:table-cell table:style-name="ce27" office:value-type="string" calcext:value-type="string">
            <text:p>あわ(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24" office:value-type="string" calcext:value-type="string">
            <text:p>ビ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24" office:value-type="string" calcext:value-type="string">
            <text:p>ビョウ・ヘ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24" office:value-type="string" calcext:value-type="string">
            <text:p>ヘ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24" office:value-type="string" calcext:value-type="string">
            <text:p>ヘイ</text:p>
          </table:table-cell>
          <table:table-cell table:style-name="ce27" office:value-type="string" calcext:value-type="string">
            <text:p>も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え・えさ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24" office:value-type="string" calcext:value-type="string">
            <text:p>ドン</text:p>
          </table:table-cell>
          <table:table-cell table:style-name="ce27" office:value-type="string" calcext:value-type="string">
            <text:p>の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24" office:value-type="string" calcext:value-type="string">
            <text:p>ヨ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24" office:value-type="string" calcext:value-type="string">
            <text:p>ヨウ</text:p>
          </table:table-cell>
          <table:table-cell table:style-name="ce27" office:value-type="string" calcext:value-type="string">
            <text:p>あや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24" office:value-type="string" calcext:value-type="string">
            <text:p>ジュ</text:p>
          </table:table-cell>
          <table:table-cell table:style-name="ce27" office:value-type="string" calcext:value-type="string">
            <text:p>のろ(う)・まじな(う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24" office:value-type="string" calcext:value-type="string">
            <text:p>エン</text:p>
          </table:table-cell>
          <table:table-cell table:style-name="ce27" office:value-type="string" calcext:value-type="string">
            <text:p>つや・なま(めかしい)*・あで(や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24" office:value-type="string" calcext:value-type="string">
            <text:p>ジ</text:p>
          </table:table-cell>
          <table:table-cell table:style-name="ce27" office:value-type="string" calcext:value-type="string">
            <text:p>いつく(し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24" office:value-type="string" calcext:value-type="string">
            <text:p>ジ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24" office:value-type="string" calcext:value-type="string">
            <text:p>ジ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24" office:value-type="string" calcext:value-type="string">
            <text:p>ヨ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24" office:value-type="string" calcext:value-type="string">
            <text:p>フ</text:p>
          </table:table-cell>
          <table:table-cell table:style-name="ce27" office:value-type="string" calcext:value-type="string">
            <text:p>(-)くさ(る)・くさ(れる)・くさ(れ)・くさ(ら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24" office:value-type="string" calcext:value-type="string">
            <text:p>シ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24" office:value-type="string" calcext:value-type="string">
            <text:p>ジ・シ</text:p>
          </table:table-cell>
          <table:table-cell table:style-name="ce27" office:value-type="string" calcext:value-type="string">
            <text:p>ま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24" office:value-type="string" calcext:value-type="string">
            <text:p>サン・サツ</text:p>
          </table:table-cell>
          <table:table-cell table:style-name="ce27" office:value-type="string" calcext:value-type="string">
            <text:p>ま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24" office:value-type="string" calcext:value-type="string">
            <text:p>テ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24" office:value-type="string" calcext:value-type="string">
            <text:p>テ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24" office:value-type="string" calcext:value-type="string">
            <text:p>ビ</text:p>
          </table:table-cell>
          <table:table-cell table:style-name="ce27" office:value-type="string" calcext:value-type="string">
            <text:p>かす(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24" office:value-type="string" calcext:value-type="string">
            <text:p>チ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こ(りる)・こ(らす)・こ(らし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24" office:value-type="string" calcext:value-type="string">
            <text:p>ダイ・タイ</text:p>
          </table:table-cell>
          <table:table-cell table:style-name="ce27" office:value-type="string" calcext:value-type="string">
            <text:p>ほとん(ど)・ほとほ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24" office:value-type="string" calcext:value-type="string">
            <text:p>ク・コウ</text:p>
          </table:table-cell>
          <table:table-cell table:style-name="ce27" office:value-type="string" calcext:value-type="string">
            <text:p>あ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24" office:value-type="string" calcext:value-type="string">
            <text:p>ヒ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24"/>
          <table:table-cell table:style-name="ce27" office:value-type="string" calcext:value-type="string">
            <text:p>ひめ(-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24" office:value-type="string" calcext:value-type="string">
            <text:p>ジョ・ニョ</text:p>
          </table:table-cell>
          <table:table-cell table:style-name="ce27" office:value-type="string" calcext:value-type="string">
            <text:p>ごと(し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24" office:value-type="string" calcext:value-type="string">
            <text:p>ジョ</text:p>
          </table:table-cell>
          <table:table-cell table:style-name="ce27" office:value-type="string" calcext:value-type="string">
            <text:p>ゆ(でる)・う(で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24" office:value-type="string" calcext:value-type="string">
            <text:p>セイ</text:p>
          </table:table-cell>
          <table:table-cell table:style-name="ce27" office:value-type="string" calcext:value-type="string">
            <text:p>む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24"/>
          <table:table-cell table:style-name="ce27" office:value-type="string" calcext:value-type="string">
            <text:p>むす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よめ・とつ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24" office:value-type="string" calcext:value-type="string">
            <text:p>カ</text:p>
          </table:table-cell>
          <table:table-cell table:style-name="ce27" office:value-type="string" calcext:value-type="string">
            <text:p>かせ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24"/>
          <table:table-cell table:style-name="ce27" office:value-type="string" calcext:value-type="string">
            <text:p>つか・-づ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24" office:value-type="string" calcext:value-type="string">
            <text:p>ゴ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24" office:value-type="string" calcext:value-type="string">
            <text:p>モ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24" office:value-type="string" calcext:value-type="string">
            <text:p>コ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24" office:value-type="string" calcext:value-type="string">
            <text:p>コン</text:p>
          </table:table-cell>
          <table:table-cell table:style-name="ce27" office:value-type="string" calcext:value-type="string">
            <text:p>ねんご(ろ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24" office:value-type="string" calcext:value-type="string">
            <text:p>ボ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24" office:value-type="string" calcext:value-type="string">
            <text:p>チ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24" office:value-type="string" calcext:value-type="string">
            <text:p>スイ</text:p>
          </table:table-cell>
          <table:table-cell table:style-name="ce27" office:value-type="string" calcext:value-type="string">
            <text:p>と(げる)・つい(に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24" office:value-type="string" calcext:value-type="string">
            <text:p>ツ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24" office:value-type="string" calcext:value-type="string">
            <text:p>ダ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24" office:value-type="string" calcext:value-type="string">
            <text:p>ズ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24" office:value-type="string" calcext:value-type="string">
            <text:p>フ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24" office:value-type="string" calcext:value-type="string">
            <text:p>ズ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24" office:value-type="string" calcext:value-type="string">
            <text:p>タイ</text:p>
          </table:table-cell>
          <table:table-cell table:style-name="ce27" office:value-type="string" calcext:value-type="string">
            <text:p>おこた(る)・なま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24" office:value-type="string" calcext:value-type="string">
            <text:p>ダ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24" office:value-type="string" calcext:value-type="string">
            <text:p>サ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24" office:value-type="string" calcext:value-type="string">
            <text:p>ガン</text:p>
          </table:table-cell>
          <table:table-cell table:style-name="ce27" office:value-type="string" calcext:value-type="string">
            <text:p>もてあそ(ぶ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24" office:value-type="string" calcext:value-type="string">
            <text:p>ロウ</text:p>
          </table:table-cell>
          <table:table-cell table:style-name="ce27" office:value-type="string" calcext:value-type="string">
            <text:p>もてあそ(ぶ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24" office:value-type="string" calcext:value-type="string">
            <text:p>チョウ</text:p>
          </table:table-cell>
          <table:table-cell table:style-name="ce27" office:value-type="string" calcext:value-type="string">
            <text:p>あざけ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24" office:value-type="string" calcext:value-type="string">
            <text:p>ホ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24" office:value-type="string" calcext:value-type="string">
            <text:p>ヘ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24" office:value-type="string" calcext:value-type="string">
            <text:p>ヘ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24" office:value-type="string" calcext:value-type="string">
            <text:p>ヘ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24" office:value-type="string" calcext:value-type="string">
            <text:p>ホウ</text:p>
          </table:table-cell>
          <table:table-cell table:style-name="ce27" office:value-type="string" calcext:value-type="string">
            <text:p>と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24"/>
          <table:table-cell table:style-name="ce27" office:value-type="string" calcext:value-type="string">
            <text:p>たな・-だ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24" office:value-type="string" calcext:value-type="string">
            <text:p>サ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24"/>
          <table:table-cell table:style-name="ce27" office:value-type="string" calcext:value-type="string">
            <text:p>け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24" office:value-type="string" calcext:value-type="string">
            <text:p>セ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24" office:value-type="string" calcext:value-type="string">
            <text:p>ソク・サイ</text:p>
          </table:table-cell>
          <table:table-cell table:style-name="ce27" office:value-type="string" calcext:value-type="string">
            <text:p>ふさ(ぐ)・ふさ(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24" office:value-type="string" calcext:value-type="string">
            <text:p>シ*</text:p>
          </table:table-cell>
          <table:table-cell table:style-name="ce27" office:value-type="string" calcext:value-type="string">
            <text:p>か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24" office:value-type="string" calcext:value-type="string">
            <text:p>トウ</text:p>
          </table:table-cell>
          <table:table-cell table:style-name="ce27" office:value-type="string" calcext:value-type="string">
            <text:p>ふじ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24" office:value-type="string" calcext:value-type="string">
            <text:p>ト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24" office:value-type="string" calcext:value-type="string">
            <text:p>メ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24" office:value-type="string" calcext:value-type="string">
            <text:p>ラ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24" office:value-type="string" calcext:value-type="string">
            <text:p>コウ</text:p>
          </table:table-cell>
          <table:table-cell table:style-name="ce27" office:value-type="string" calcext:value-type="string">
            <text:p>ほろ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24" office:value-type="string" calcext:value-type="string">
            <text:p>リ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24" office:value-type="string" calcext:value-type="string">
            <text:p>ホ*</text:p>
          </table:table-cell>
          <table:table-cell table:style-name="ce27" office:value-type="string" calcext:value-type="string">
            <text:p>せ*・うね・うね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24"/>
          <table:table-cell table:style-name="ce27" office:value-type="string" calcext:value-type="string">
            <text:p>もん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24"/>
          <table:table-cell table:style-name="ce27" office:value-type="string" calcext:value-type="string">
            <text:p>にお(う)・にお(い)・にお(わせ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24" office:value-type="string" calcext:value-type="string">
            <text:p>コ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24" office:value-type="string" calcext:value-type="string">
            <text:p>ア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24" office:value-type="string" calcext:value-type="string">
            <text:p>サ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24" office:value-type="string" calcext:value-type="string">
            <text:p>ア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24" office:value-type="string" calcext:value-type="string">
            <text:p>マ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24" office:value-type="string" calcext:value-type="string">
            <text:p>ル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24" office:value-type="string" calcext:value-type="string">
            <text:p>リ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24" office:value-type="string" calcext:value-type="string">
            <text:p>シ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24" office:value-type="string" calcext:value-type="string">
            <text:p>ト</text:p>
          </table:table-cell>
          <table:table-cell table:style-name="ce27" office:value-type="string" calcext:value-type="string">
            <text:p>ねた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24" office:value-type="string" calcext:value-type="string">
            <text:p>ロク*</text:p>
          </table:table-cell>
          <table:table-cell table:style-name="ce27" office:value-type="string" calcext:value-type="string">
            <text:p>しか・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24" office:value-type="string" calcext:value-type="string">
            <text:p>ジン</text:p>
          </table:table-cell>
          <table:table-cell table:style-name="ce27" office:value-type="string" calcext:value-type="string">
            <text:p>ちり・ご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24" office:value-type="string" calcext:value-type="string">
            <text:p>ロク</text:p>
          </table:table-cell>
          <table:table-cell table:style-name="ce27" office:value-type="string" calcext:value-type="string">
            <text:p>ふも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24" office:value-type="string" calcext:value-type="string">
            <text:p>レイ</text:p>
          </table:table-cell>
          <table:table-cell table:style-name="ce27" office:value-type="string" calcext:value-type="string">
            <text:p>うるわ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24" office:value-type="string" calcext:value-type="string">
            <text:p>セン</text:p>
          </table:table-cell>
          <table:table-cell table:style-name="ce27" office:value-type="string" calcext:value-type="string">
            <text:p>す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24" office:value-type="string" calcext:value-type="string">
            <text:p>トウ・ト</text:p>
          </table:table-cell>
          <table:table-cell table:style-name="ce27" office:value-type="string" calcext:value-type="string">
            <text:p>かぶ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24" office:value-type="string" calcext:value-type="string">
            <text:p>ゲイ</text:p>
          </table:table-cell>
          <table:table-cell table:style-name="ce27" office:value-type="string" calcext:value-type="string">
            <text:p>にら(む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24" office:value-type="string" calcext:value-type="string">
            <text:p>ソ</text:p>
          </table:table-cell>
          <table:table-cell table:style-name="ce27" office:value-type="string" calcext:value-type="string">
            <text:p>ねず・ねず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24" office:value-type="string" calcext:value-type="string">
            <text:p>デキ</text:p>
          </table:table-cell>
          <table:table-cell table:style-name="ce27" office:value-type="string" calcext:value-type="string">
            <text:p>おぼ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24"/>
          <table:table-cell table:style-name="ce27" office:value-type="string" calcext:value-type="string">
            <text:p>かた・-がた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24" office:value-type="string" calcext:value-type="string">
            <text:p>ダク</text:p>
          </table:table-cell>
          <table:table-cell table:style-name="ce27" office:value-type="string" calcext:value-type="string">
            <text:p>にご(る)・にご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24" office:value-type="string" calcext:value-type="string">
            <text:p>カツ</text:p>
          </table:table-cell>
          <table:table-cell table:style-name="ce27" office:value-type="string" calcext:value-type="string">
            <text:p>かわ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24" office:value-type="string" calcext:value-type="string">
            <text:p>カ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24" office:value-type="string" calcext:value-type="string">
            <text:p>カツ</text:p>
          </table:table-cell>
          <table:table-cell table:style-name="ce27" office:value-type="string" calcext:value-type="string">
            <text:p>くず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24" office:value-type="string" calcext:value-type="string">
            <text:p>カ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24" office:value-type="string" calcext:value-type="string">
            <text:p>エツ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かか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24" office:value-type="string" calcext:value-type="string">
            <text:p>ジュツ</text:p>
          </table:table-cell>
          <table:table-cell table:style-name="ce27" office:value-type="string" calcext:value-type="string">
            <text:p>いぬ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24" office:value-type="string" calcext:value-type="string">
            <text:p>ユウ</text:p>
          </table:table-cell>
          <table:table-cell table:style-name="ce27" office:value-type="string" calcext:value-type="string">
            <text:p>もっと(も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24" office:value-type="string" calcext:value-type="string">
            <text:p>ダ・タ*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24"/>
          <table:table-cell table:style-name="ce27" office:value-type="string" calcext:value-type="string">
            <text:p>こま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24" office:value-type="string" calcext:value-type="string">
            <text:p>トク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24" office:value-type="string" calcext:value-type="string">
            <text:p>バ</text:p>
          </table:table-cell>
          <table:table-cell table:style-name="ce27" office:value-type="string" calcext:value-type="string">
            <text:p>ののし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24" office:value-type="string" calcext:value-type="string">
            <text:p>ベツ</text:p>
          </table:table-cell>
          <table:table-cell table:style-name="ce27" office:value-type="string" calcext:value-type="string">
            <text:p>さげす(む)・ないがし(ろ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24"/>
          <table:table-cell table:style-name="ce27" office:value-type="string" calcext:value-type="string">
            <text:p>わな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24" office:value-type="string" calcext:value-type="string">
            <text:p>ウ・オ</text:p>
          </table:table-cell>
          <table:table-cell table:style-name="ce27" office:value-type="string" calcext:value-type="string">
            <text:p>からす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24" office:value-type="string" calcext:value-type="string">
            <text:p>オウ</text:p>
          </table:table-cell>
          <table:table-cell table:style-name="ce27" office:value-type="string" calcext:value-type="string">
            <text:p>か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24" office:value-type="string" calcext:value-type="string">
            <text:p>キュウ</text:p>
          </table:table-cell>
          <table:table-cell table:style-name="ce27" office:value-type="string" calcext:value-type="string">
            <text:p>はと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24" office:value-type="string" calcext:value-type="string">
            <text:p>ケイ</text:p>
          </table:table-cell>
          <table:table-cell table:style-name="ce27" office:value-type="string" calcext:value-type="string">
            <text:p>にわと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24" office:value-type="string" calcext:value-type="string">
            <text:p>ケイ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24" office:value-type="string" calcext:value-type="string">
            <text:p>ヨウ・オウ</text:p>
          </table:table-cell>
          <table:table-cell table:style-name="ce27" office:value-type="string" calcext:value-type="string">
            <text:p>た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24" office:value-type="string" calcext:value-type="string">
            <text:p>シュウ</text:p>
          </table:table-cell>
          <table:table-cell table:style-name="ce27" office:value-type="string" calcext:value-type="string">
            <text:p>わし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24" office:value-type="string" calcext:value-type="string">
            <text:p>ジ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さわ(や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24" office:value-type="string" calcext:value-type="string">
            <text:p>テイ・テツ</text:p>
          </table:table-cell>
          <table:table-cell table:style-name="ce27" office:value-type="string" calcext:value-type="string">
            <text:p>と(じる)・つづ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24" office:value-type="string" calcext:value-type="string">
            <text:p>ソウ</text:p>
          </table:table-cell>
          <table:table-cell table:style-name="ce27" office:value-type="string" calcext:value-type="string">
            <text:p>くわ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24" office:value-type="string" calcext:value-type="string">
            <text:p>サン</text:p>
          </table:table-cell>
          <table:table-cell table:style-name="ce27" office:value-type="string" calcext:value-type="string">
            <text:p>かい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24" office:value-type="string" calcext:value-type="string">
            <text:p>タン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24" office:value-type="string" calcext:value-type="string">
            <text:p>カイ</text:p>
          </table:table-cell>
          <table:table-cell table:style-name="ce27" office:value-type="string" calcext:value-type="string">
            <text:p>か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24"/>
          <table:table-cell table:style-name="ce27" office:value-type="string" calcext:value-type="string">
            <text:p>か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24" office:value-type="string" calcext:value-type="string">
            <text:p>シ</text:p>
          </table:table-cell>
          <table:table-cell table:style-name="ce27" office:value-type="string" calcext:value-type="string">
            <text:p>み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24" office:value-type="string" calcext:value-type="string">
            <text:p>ジャ・ダ</text:p>
          </table:table-cell>
          <table:table-cell table:style-name="ce27" office:value-type="string" calcext:value-type="string">
            <text:p>へび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24" office:value-type="string" calcext:value-type="string">
            <text:p>ケン</text:p>
          </table:table-cell>
          <table:table-cell table:style-name="ce27" office:value-type="string" calcext:value-type="string">
            <text:p>まゆ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24" office:value-type="string" calcext:value-type="string">
            <text:p>チョウ</text:p>
          </table:table-cell>
          <table:table-cell table:style-name="ce28"/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24" office:value-type="string" calcext:value-type="string">
            <text:p>コウ*</text:p>
          </table:table-cell>
          <table:table-cell table:style-name="ce27" office:value-type="string" calcext:value-type="string">
            <text:p>にじ</text:p>
          </table:table-cell>
          <table:table-cell table:style-name="ce20"/>
          <table:table-cell table:number-columns-repeated="1019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D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5" table:default-cell-style-name="Default"/>
        </table:table-column-group>
        <table:table-column table:style-name="co2" table:number-columns-repeated="56" table:default-cell-style-name="Default"/>
        <table:table-row table:style-name="ro4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315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228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4">
          <table:table-cell table:style-name="ce62" office:value-type="string" calcext:value-type="string">
            <office:annotation draw:style-name="gr3" draw:text-style-name="P2" svg:width="4.698in" svg:height="0.3902in" svg:x="0.8504in" svg:y="0.9071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5">
          <table:table-cell table:number-columns-repeated="5"/>
          <table:table-cell table:style-name="ce61"/>
          <table:table-cell table:number-columns-repeated="58"/>
        </table:table-row>
        <table:table-row table:style-name="ro4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2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2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2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5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6" table:number-rows-repeated="1045769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$Kanji.$D$1:.$D$1048576"/>
        <table:named-expression table:name="Meanings" table:base-cell-address="$Kanji.$A$1" table:expression="#REF!"/>
        <table:named-expression table:name="Mnemonics" table:base-cell-address="$Kanji.$A$1" table:expression="#REF!"/>
        <table:named-range table:name="On" table:base-cell-address="$Kanji.$A$1" table:cell-range-address="$Kanji.$C$1:.$C$1048576"/>
        <table:named-expression table:name="Senses" table:base-cell-address="$Kanji.$A$1" table:expression="#REF!"/>
        <table:named-expression table:name="Vocab" table:base-cell-address="$Kanji.$A$1" table:expression="#REF!"/>
      </table:named-expressions>
      <table:database-ranges>
        <table:database-range table:name="__Anonymous_Sheet_DB__0" table:target-range-address="Kanji.A1:Kanji.D23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6-08T15:13:59.410315705</dc:date>
    <meta:editing-duration>PT16H41M36S</meta:editing-duration>
    <meta:editing-cycles>15</meta:editing-cycles>
    <meta:document-statistic meta:table-count="2" meta:cell-count="8458" meta:object-count="0"/>
  </office:meta>
</office:document-meta>
</file>